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6.8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9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4.2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2"/>
          <table:table-cell table:number-columns-repeated="3"/>
          <table:table-cell office:value-type="string" calcext:value-type="string">
            <text:p>main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"main"</text:p>
          </table:table-cell>
          <table:table-cell office:value-type="string" calcext:value-type="string">
            <text:p>"sub"</text:p>
          </table:table-cell>
          <table:table-cell office:value-type="string" calcext:value-type="string">
            <text:p>"sp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ボールドマーカー</text:p>
          </table:table-cell>
          <table:table-cell office:value-type="string" calcext:value-type="string">
            <text:p>`=A1</text:p>
          </table:table-cell>
          <table:table-cell office:value-type="string" calcext:value-type="string">
            <text:p>`=A2</text:p>
          </table:table-cell>
          <table:table-cell office:value-type="string" calcext:value-type="string">
            <text:p>`=A3</text:p>
          </table:table-cell>
          <table:table-cell table:formula="of:=[.A2]" office:value-type="string" office:string-value="ボールドマーカー" calcext:value-type="string">
            <text:p>ボールドマーカー</text:p>
          </table:table-cell>
          <table:table-cell table:formula="of:=[.A3]" office:value-type="string" office:string-value="カーリングボム" calcext:value-type="string">
            <text:p>カーリングボム</text:p>
          </table:table-cell>
          <table:table-cell table:formula="of:=[.A4]" office:value-type="string" office:string-value="ウルトラハンコ" calcext:value-type="string">
            <text:p>ウルトラハンコ</text:p>
          </table:table-cell>
          <table:table-cell table:style-name="ce4" table:formula="of:=COM.MICROSOFT.CONCAT(&quot;&quot;&quot;&quot;;[.E2];&quot;&quot;&quot;&quot;)" office:value-type="string" office:string-value="&quot;ボールドマーカー&quot;" calcext:value-type="string">
            <text:p>"ボールドマーカー"</text:p>
          </table:table-cell>
          <table:table-cell table:style-name="ce4" table:formula="of:=COM.MICROSOFT.CONCAT(&quot;&quot;&quot;&quot;;[.F2];&quot;&quot;&quot;&quot;)" office:value-type="string" office:string-value="&quot;カーリングボム&quot;" calcext:value-type="string">
            <text:p>"カーリングボム"</text:p>
          </table:table-cell>
          <table:table-cell table:style-name="ce4" table:formula="of:=COM.MICROSOFT.CONCAT(&quot;&quot;&quot;&quot;;[.G2];&quot;&quot;&quot;&quot;)" office:value-type="string" office:string-value="&quot;ウルトラハンコ&quot;" calcext:value-type="string">
            <text:p>"ウルトラハンコ"</text:p>
          </table:table-cell>
          <table:table-cell table:formula="of:=COM.MICROSOFT.CONCAT(&quot;{&quot;;[.$H$1]; &quot;: &quot;; [.H2]; &quot;,&quot;; [.$I$1]; &quot;: &quot;; [.I2]; &quot;,&quot;; [.$J$1]; &quot;: &quot;; [.J2]; &quot;}&quot;)" office:value-type="string" office:string-value="{&quot;main&quot;: &quot;ボールドマーカー&quot;,&quot;sub&quot;: &quot;カーリングボム&quot;,&quot;sp&quot;: &quot;ウルトラハンコ&quot;}" calcext:value-type="string">
            <text:p>{"main": "ボールドマーカー","sub": "カーリングボム","sp": "ウルトラハンコ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カーリングボム</text:p>
          </table:table-cell>
          <table:table-cell office:value-type="string" calcext:value-type="string">
            <text:p>`=A4</text:p>
          </table:table-cell>
          <table:table-cell office:value-type="string" calcext:value-type="string">
            <text:p>`=A5</text:p>
          </table:table-cell>
          <table:table-cell office:value-type="string" calcext:value-type="string">
            <text:p>`=A6</text:p>
          </table:table-cell>
          <table:table-cell table:formula="of:=[.A5]" office:value-type="string" office:string-value="ボールドマーカーネオ" calcext:value-type="string">
            <text:p>ボールドマーカーネオ</text:p>
          </table:table-cell>
          <table:table-cell table:formula="of:=[.A6]" office:value-type="string" office:string-value="ジャンプビーコン" calcext:value-type="string">
            <text:p>ジャンプビーコン</text:p>
          </table:table-cell>
          <table:table-cell table:formula="of:=[.A7]" office:value-type="string" office:string-value="メガホンレーザー5.1ch" calcext:value-type="string">
            <text:p>メガホンレーザー5.1ch</text:p>
          </table:table-cell>
          <table:table-cell table:style-name="ce4" table:formula="of:=COM.MICROSOFT.CONCAT(&quot;&quot;&quot;&quot;;[.E3];&quot;&quot;&quot;&quot;)" office:value-type="string" office:string-value="&quot;ボールドマーカーネオ&quot;" calcext:value-type="string">
            <text:p>"ボールドマーカーネオ"</text:p>
          </table:table-cell>
          <table:table-cell table:style-name="ce4" table:formula="of:=COM.MICROSOFT.CONCAT(&quot;&quot;&quot;&quot;;[.F3];&quot;&quot;&quot;&quot;)" office:value-type="string" office:string-value="&quot;ジャンプビーコン&quot;" calcext:value-type="string">
            <text:p>"ジャンプビーコン"</text:p>
          </table:table-cell>
          <table:table-cell table:style-name="ce4" table:formula="of:=COM.MICROSOFT.CONCAT(&quot;&quot;&quot;&quot;;[.G3];&quot;&quot;&quot;&quot;)" office:value-type="string" office:string-value="&quot;メガホンレーザー5.1ch&quot;" calcext:value-type="string">
            <text:p>"メガホンレーザー5.1ch"</text:p>
          </table:table-cell>
          <table:table-cell table:formula="of:=COM.MICROSOFT.CONCAT(&quot;{&quot;;[.$H$1]; &quot;: &quot;; [.H3]; &quot;,&quot;; [.$I$1]; &quot;: &quot;; [.I3]; &quot;,&quot;; [.$J$1]; &quot;: &quot;; [.J3]; &quot;}&quot;)" office:value-type="string" office:string-value="{&quot;main&quot;: &quot;ボールドマーカーネオ&quot;,&quot;sub&quot;: &quot;ジャンプビーコン&quot;,&quot;sp&quot;: &quot;メガホンレーザー5.1ch&quot;}" calcext:value-type="string">
            <text:p>{"main": "ボールドマーカーネオ","sub": "ジャンプビーコン","sp": "メガホンレーザー5.1ch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ウルトラハンコ</text:p>
          </table:table-cell>
          <table:table-cell office:value-type="string" calcext:value-type="string">
            <text:p>`=A7</text:p>
          </table:table-cell>
          <table:table-cell office:value-type="string" calcext:value-type="string">
            <text:p>`=A8</text:p>
          </table:table-cell>
          <table:table-cell office:value-type="string" calcext:value-type="string">
            <text:p>`=A9</text:p>
          </table:table-cell>
          <table:table-cell table:formula="of:=[.A8]" office:value-type="string" office:string-value="わかばシューター" calcext:value-type="string">
            <text:p>わかばシューター</text:p>
          </table:table-cell>
          <table:table-cell table:formula="of:=[.A9]" office:value-type="string" office:string-value="スプラッシュボム" calcext:value-type="string">
            <text:p>スプラッシュボム</text:p>
          </table:table-cell>
          <table:table-cell table:formula="of:=[.A10]" office:value-type="string" office:string-value="グレートバリア" calcext:value-type="string">
            <text:p>グレートバリア</text:p>
          </table:table-cell>
          <table:table-cell table:style-name="ce4" table:formula="of:=COM.MICROSOFT.CONCAT(&quot;&quot;&quot;&quot;;[.E4];&quot;&quot;&quot;&quot;)" office:value-type="string" office:string-value="&quot;わかばシューター&quot;" calcext:value-type="string">
            <text:p>"わかばシューター"</text:p>
          </table:table-cell>
          <table:table-cell table:style-name="ce4" table:formula="of:=COM.MICROSOFT.CONCAT(&quot;&quot;&quot;&quot;;[.F4];&quot;&quot;&quot;&quot;)" office:value-type="string" office:string-value="&quot;スプラッシュボム&quot;" calcext:value-type="string">
            <text:p>"スプラッシュボム"</text:p>
          </table:table-cell>
          <table:table-cell table:style-name="ce4" table:formula="of:=COM.MICROSOFT.CONCAT(&quot;&quot;&quot;&quot;;[.G4];&quot;&quot;&quot;&quot;)" office:value-type="string" office:string-value="&quot;グレートバリア&quot;" calcext:value-type="string">
            <text:p>"グレートバリア"</text:p>
          </table:table-cell>
          <table:table-cell table:formula="of:=COM.MICROSOFT.CONCAT(&quot;{&quot;;[.$H$1]; &quot;: &quot;; [.H4]; &quot;,&quot;; [.$I$1]; &quot;: &quot;; [.I4]; &quot;,&quot;; [.$J$1]; &quot;: &quot;; [.J4]; &quot;}&quot;)" office:value-type="string" office:string-value="{&quot;main&quot;: &quot;わかばシューター&quot;,&quot;sub&quot;: &quot;スプラッシュボム&quot;,&quot;sp&quot;: &quot;グレートバリア&quot;}" calcext:value-type="string">
            <text:p>{"main": "わかばシューター","sub": "スプラッシュボム","sp": "グレートバリア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ボールドマーカーネオ</text:p>
          </table:table-cell>
          <table:table-cell office:value-type="string" calcext:value-type="string">
            <text:p>`=A10</text:p>
          </table:table-cell>
          <table:table-cell office:value-type="string" calcext:value-type="string">
            <text:p>`=A11</text:p>
          </table:table-cell>
          <table:table-cell office:value-type="string" calcext:value-type="string">
            <text:p>`=A12</text:p>
          </table:table-cell>
          <table:table-cell table:formula="of:=[.A11]" office:value-type="string" office:string-value="もみじシューター" calcext:value-type="string">
            <text:p>もみじシューター</text:p>
          </table:table-cell>
          <table:table-cell table:formula="of:=[.A12]" office:value-type="string" office:string-value="トーピード" calcext:value-type="string">
            <text:p>トーピード</text:p>
          </table:table-cell>
          <table:table-cell table:formula="of:=[.A13]" office:value-type="string" office:string-value="ホップソナー" calcext:value-type="string">
            <text:p>ホップソナー</text:p>
          </table:table-cell>
          <table:table-cell table:style-name="ce4" table:formula="of:=COM.MICROSOFT.CONCAT(&quot;&quot;&quot;&quot;;[.E5];&quot;&quot;&quot;&quot;)" office:value-type="string" office:string-value="&quot;もみじシューター&quot;" calcext:value-type="string">
            <text:p>"もみじシューター"</text:p>
          </table:table-cell>
          <table:table-cell table:style-name="ce4" table:formula="of:=COM.MICROSOFT.CONCAT(&quot;&quot;&quot;&quot;;[.F5];&quot;&quot;&quot;&quot;)" office:value-type="string" office:string-value="&quot;トーピード&quot;" calcext:value-type="string">
            <text:p>"トーピード"</text:p>
          </table:table-cell>
          <table:table-cell table:style-name="ce4" table:formula="of:=COM.MICROSOFT.CONCAT(&quot;&quot;&quot;&quot;;[.G5];&quot;&quot;&quot;&quot;)" office:value-type="string" office:string-value="&quot;ホップソナー&quot;" calcext:value-type="string">
            <text:p>"ホップソナー"</text:p>
          </table:table-cell>
          <table:table-cell table:formula="of:=COM.MICROSOFT.CONCAT(&quot;{&quot;;[.$H$1]; &quot;: &quot;; [.H5]; &quot;,&quot;; [.$I$1]; &quot;: &quot;; [.I5]; &quot;,&quot;; [.$J$1]; &quot;: &quot;; [.J5]; &quot;}&quot;)" office:value-type="string" office:string-value="{&quot;main&quot;: &quot;もみじシューター&quot;,&quot;sub&quot;: &quot;トーピード&quot;,&quot;sp&quot;: &quot;ホップソナー&quot;}" calcext:value-type="string">
            <text:p>{"main": "もみじシューター","sub": "トーピード","sp": "ホップソナー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ジャンプビーコン</text:p>
          </table:table-cell>
          <table:table-cell office:value-type="string" calcext:value-type="string">
            <text:p>`=A13</text:p>
          </table:table-cell>
          <table:table-cell office:value-type="string" calcext:value-type="string">
            <text:p>`=A14</text:p>
          </table:table-cell>
          <table:table-cell office:value-type="string" calcext:value-type="string">
            <text:p>`=A15</text:p>
          </table:table-cell>
          <table:table-cell table:formula="of:=[.A14]" office:value-type="string" office:string-value="シャープマーカー" calcext:value-type="string">
            <text:p>シャープマーカー</text:p>
          </table:table-cell>
          <table:table-cell table:formula="of:=[.A15]" office:value-type="string" office:string-value="クイックボム" calcext:value-type="string">
            <text:p>クイックボム</text:p>
          </table:table-cell>
          <table:table-cell table:formula="of:=[.A16]" office:value-type="string" office:string-value="カニタンク" calcext:value-type="string">
            <text:p>カニタンク</text:p>
          </table:table-cell>
          <table:table-cell table:style-name="ce4" table:formula="of:=COM.MICROSOFT.CONCAT(&quot;&quot;&quot;&quot;;[.E6];&quot;&quot;&quot;&quot;)" office:value-type="string" office:string-value="&quot;シャープマーカー&quot;" calcext:value-type="string">
            <text:p>"シャープマーカー"</text:p>
          </table:table-cell>
          <table:table-cell table:style-name="ce4" table:formula="of:=COM.MICROSOFT.CONCAT(&quot;&quot;&quot;&quot;;[.F6];&quot;&quot;&quot;&quot;)" office:value-type="string" office:string-value="&quot;クイックボム&quot;" calcext:value-type="string">
            <text:p>"クイックボム"</text:p>
          </table:table-cell>
          <table:table-cell table:style-name="ce4" table:formula="of:=COM.MICROSOFT.CONCAT(&quot;&quot;&quot;&quot;;[.G6];&quot;&quot;&quot;&quot;)" office:value-type="string" office:string-value="&quot;カニタンク&quot;" calcext:value-type="string">
            <text:p>"カニタンク"</text:p>
          </table:table-cell>
          <table:table-cell table:formula="of:=COM.MICROSOFT.CONCAT(&quot;{&quot;;[.$H$1]; &quot;: &quot;; [.H6]; &quot;,&quot;; [.$I$1]; &quot;: &quot;; [.I6]; &quot;,&quot;; [.$J$1]; &quot;: &quot;; [.J6]; &quot;}&quot;)" office:value-type="string" office:string-value="{&quot;main&quot;: &quot;シャープマーカー&quot;,&quot;sub&quot;: &quot;クイックボム&quot;,&quot;sp&quot;: &quot;カニタンク&quot;}" calcext:value-type="string">
            <text:p>{"main": "シャープマーカー","sub": "クイックボム","sp": "カニタンク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メガホンレーザー5.1ch</text:p>
          </table:table-cell>
          <table:table-cell office:value-type="string" calcext:value-type="string">
            <text:p>`=A16</text:p>
          </table:table-cell>
          <table:table-cell office:value-type="string" calcext:value-type="string">
            <text:p>`=A17</text:p>
          </table:table-cell>
          <table:table-cell office:value-type="string" calcext:value-type="string">
            <text:p>`=A18</text:p>
          </table:table-cell>
          <table:table-cell table:formula="of:=[.A17]" office:value-type="string" office:string-value="シャープマーカーネオ" calcext:value-type="string">
            <text:p>シャープマーカーネオ</text:p>
          </table:table-cell>
          <table:table-cell table:formula="of:=[.A18]" office:value-type="string" office:string-value="キューバンボム" calcext:value-type="string">
            <text:p>キューバンボム</text:p>
          </table:table-cell>
          <table:table-cell table:formula="of:=[.A19]" office:value-type="string" office:string-value="トリプルトルネード" calcext:value-type="string">
            <text:p>トリプルトルネード</text:p>
          </table:table-cell>
          <table:table-cell table:style-name="ce4" table:formula="of:=COM.MICROSOFT.CONCAT(&quot;&quot;&quot;&quot;;[.E7];&quot;&quot;&quot;&quot;)" office:value-type="string" office:string-value="&quot;シャープマーカーネオ&quot;" calcext:value-type="string">
            <text:p>"シャープマーカーネオ"</text:p>
          </table:table-cell>
          <table:table-cell table:style-name="ce4" table:formula="of:=COM.MICROSOFT.CONCAT(&quot;&quot;&quot;&quot;;[.F7];&quot;&quot;&quot;&quot;)" office:value-type="string" office:string-value="&quot;キューバンボム&quot;" calcext:value-type="string">
            <text:p>"キューバンボム"</text:p>
          </table:table-cell>
          <table:table-cell table:style-name="ce4" table:formula="of:=COM.MICROSOFT.CONCAT(&quot;&quot;&quot;&quot;;[.G7];&quot;&quot;&quot;&quot;)" office:value-type="string" office:string-value="&quot;トリプルトルネード&quot;" calcext:value-type="string">
            <text:p>"トリプルトルネード"</text:p>
          </table:table-cell>
          <table:table-cell table:formula="of:=COM.MICROSOFT.CONCAT(&quot;{&quot;;[.$H$1]; &quot;: &quot;; [.H7]; &quot;,&quot;; [.$I$1]; &quot;: &quot;; [.I7]; &quot;,&quot;; [.$J$1]; &quot;: &quot;; [.J7]; &quot;}&quot;)" office:value-type="string" office:string-value="{&quot;main&quot;: &quot;シャープマーカーネオ&quot;,&quot;sub&quot;: &quot;キューバンボム&quot;,&quot;sp&quot;: &quot;トリプルトルネード&quot;}" calcext:value-type="string">
            <text:p>{"main": "シャープマーカーネオ","sub": "キューバンボム","sp": "トリプルトルネード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わかばシューター</text:p>
          </table:table-cell>
          <table:table-cell office:value-type="string" calcext:value-type="string">
            <text:p>`=A19</text:p>
          </table:table-cell>
          <table:table-cell office:value-type="string" calcext:value-type="string">
            <text:p>`=A20</text:p>
          </table:table-cell>
          <table:table-cell office:value-type="string" calcext:value-type="string">
            <text:p>`=A21</text:p>
          </table:table-cell>
          <table:table-cell table:formula="of:=[.A20]" office:value-type="string" office:string-value="プロモデラーMG" calcext:value-type="string">
            <text:p>プロモデラーMG</text:p>
          </table:table-cell>
          <table:table-cell table:formula="of:=[.A21]" office:value-type="string" office:string-value="タンサンボム" calcext:value-type="string">
            <text:p>タンサンボム</text:p>
          </table:table-cell>
          <table:table-cell table:formula="of:=[.A22]" office:value-type="string" office:string-value="サメライド" calcext:value-type="string">
            <text:p>サメライド</text:p>
          </table:table-cell>
          <table:table-cell table:style-name="ce4" table:formula="of:=COM.MICROSOFT.CONCAT(&quot;&quot;&quot;&quot;;[.E8];&quot;&quot;&quot;&quot;)" office:value-type="string" office:string-value="&quot;プロモデラーMG&quot;" calcext:value-type="string">
            <text:p>"プロモデラーMG"</text:p>
          </table:table-cell>
          <table:table-cell table:style-name="ce4" table:formula="of:=COM.MICROSOFT.CONCAT(&quot;&quot;&quot;&quot;;[.F8];&quot;&quot;&quot;&quot;)" office:value-type="string" office:string-value="&quot;タンサンボム&quot;" calcext:value-type="string">
            <text:p>"タンサンボム"</text:p>
          </table:table-cell>
          <table:table-cell table:style-name="ce4" table:formula="of:=COM.MICROSOFT.CONCAT(&quot;&quot;&quot;&quot;;[.G8];&quot;&quot;&quot;&quot;)" office:value-type="string" office:string-value="&quot;サメライド&quot;" calcext:value-type="string">
            <text:p>"サメライド"</text:p>
          </table:table-cell>
          <table:table-cell table:formula="of:=COM.MICROSOFT.CONCAT(&quot;{&quot;;[.$H$1]; &quot;: &quot;; [.H8]; &quot;,&quot;; [.$I$1]; &quot;: &quot;; [.I8]; &quot;,&quot;; [.$J$1]; &quot;: &quot;; [.J8]; &quot;}&quot;)" office:value-type="string" office:string-value="{&quot;main&quot;: &quot;プロモデラーMG&quot;,&quot;sub&quot;: &quot;タンサンボム&quot;,&quot;sp&quot;: &quot;サメライド&quot;}" calcext:value-type="string">
            <text:p>{"main": "プロモデラーMG","sub": "タンサンボム","sp": "サメライド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スプラッシュボム</text:p>
          </table:table-cell>
          <table:table-cell office:value-type="string" calcext:value-type="string">
            <text:p>`=A22</text:p>
          </table:table-cell>
          <table:table-cell office:value-type="string" calcext:value-type="string">
            <text:p>`=A23</text:p>
          </table:table-cell>
          <table:table-cell office:value-type="string" calcext:value-type="string">
            <text:p>`=A24</text:p>
          </table:table-cell>
          <table:table-cell table:formula="of:=[.A23]" office:value-type="string" office:string-value="プロモデラーRG" calcext:value-type="string">
            <text:p>プロモデラーRG</text:p>
          </table:table-cell>
          <table:table-cell table:formula="of:=[.A24]" office:value-type="string" office:string-value="スプリンクラー" calcext:value-type="string">
            <text:p>スプリンクラー</text:p>
          </table:table-cell>
          <table:table-cell table:formula="of:=[.A25]" office:value-type="string" office:string-value="ナイスダマ" calcext:value-type="string">
            <text:p>ナイスダマ</text:p>
          </table:table-cell>
          <table:table-cell table:style-name="ce4" table:formula="of:=COM.MICROSOFT.CONCAT(&quot;&quot;&quot;&quot;;[.E9];&quot;&quot;&quot;&quot;)" office:value-type="string" office:string-value="&quot;プロモデラーRG&quot;" calcext:value-type="string">
            <text:p>"プロモデラーRG"</text:p>
          </table:table-cell>
          <table:table-cell table:style-name="ce4" table:formula="of:=COM.MICROSOFT.CONCAT(&quot;&quot;&quot;&quot;;[.F9];&quot;&quot;&quot;&quot;)" office:value-type="string" office:string-value="&quot;スプリンクラー&quot;" calcext:value-type="string">
            <text:p>"スプリンクラー"</text:p>
          </table:table-cell>
          <table:table-cell table:style-name="ce4" table:formula="of:=COM.MICROSOFT.CONCAT(&quot;&quot;&quot;&quot;;[.G9];&quot;&quot;&quot;&quot;)" office:value-type="string" office:string-value="&quot;ナイスダマ&quot;" calcext:value-type="string">
            <text:p>"ナイスダマ"</text:p>
          </table:table-cell>
          <table:table-cell table:formula="of:=COM.MICROSOFT.CONCAT(&quot;{&quot;;[.$H$1]; &quot;: &quot;; [.H9]; &quot;,&quot;; [.$I$1]; &quot;: &quot;; [.I9]; &quot;,&quot;; [.$J$1]; &quot;: &quot;; [.J9]; &quot;}&quot;)" office:value-type="string" office:string-value="{&quot;main&quot;: &quot;プロモデラーRG&quot;,&quot;sub&quot;: &quot;スプリンクラー&quot;,&quot;sp&quot;: &quot;ナイスダマ&quot;}" calcext:value-type="string">
            <text:p>{"main": "プロモデラーRG","sub": "スプリンクラー","sp": "ナイスダマ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グレートバリア</text:p>
          </table:table-cell>
          <table:table-cell office:value-type="string" calcext:value-type="string">
            <text:p>`=A25</text:p>
          </table:table-cell>
          <table:table-cell office:value-type="string" calcext:value-type="string">
            <text:p>`=A26</text:p>
          </table:table-cell>
          <table:table-cell office:value-type="string" calcext:value-type="string">
            <text:p>`=A27</text:p>
          </table:table-cell>
          <table:table-cell table:formula="of:=[.A26]" office:value-type="string" office:string-value="スプラシューター" calcext:value-type="string">
            <text:p>スプラシューター</text:p>
          </table:table-cell>
          <table:table-cell table:formula="of:=[.A27]" office:value-type="string" office:string-value="キューバンボム" calcext:value-type="string">
            <text:p>キューバンボム</text:p>
          </table:table-cell>
          <table:table-cell table:formula="of:=[.A28]" office:value-type="string" office:string-value="ウルトラショット" calcext:value-type="string">
            <text:p>ウルトラショット</text:p>
          </table:table-cell>
          <table:table-cell table:style-name="ce4" table:formula="of:=COM.MICROSOFT.CONCAT(&quot;&quot;&quot;&quot;;[.E10];&quot;&quot;&quot;&quot;)" office:value-type="string" office:string-value="&quot;スプラシューター&quot;" calcext:value-type="string">
            <text:p>"スプラシューター"</text:p>
          </table:table-cell>
          <table:table-cell table:style-name="ce4" table:formula="of:=COM.MICROSOFT.CONCAT(&quot;&quot;&quot;&quot;;[.F10];&quot;&quot;&quot;&quot;)" office:value-type="string" office:string-value="&quot;キューバンボム&quot;" calcext:value-type="string">
            <text:p>"キューバンボム"</text:p>
          </table:table-cell>
          <table:table-cell table:style-name="ce4" table:formula="of:=COM.MICROSOFT.CONCAT(&quot;&quot;&quot;&quot;;[.G10];&quot;&quot;&quot;&quot;)" office:value-type="string" office:string-value="&quot;ウルトラショット&quot;" calcext:value-type="string">
            <text:p>"ウルトラショット"</text:p>
          </table:table-cell>
          <table:table-cell table:formula="of:=COM.MICROSOFT.CONCAT(&quot;{&quot;;[.$H$1]; &quot;: &quot;; [.H10]; &quot;,&quot;; [.$I$1]; &quot;: &quot;; [.I10]; &quot;,&quot;; [.$J$1]; &quot;: &quot;; [.J10]; &quot;}&quot;)" office:value-type="string" office:string-value="{&quot;main&quot;: &quot;スプラシューター&quot;,&quot;sub&quot;: &quot;キューバンボム&quot;,&quot;sp&quot;: &quot;ウルトラショット&quot;}" calcext:value-type="string">
            <text:p>{"main": "スプラシューター","sub": "キューバンボム","sp": "ウルトラショット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もみじシューター</text:p>
          </table:table-cell>
          <table:table-cell office:value-type="string" calcext:value-type="string">
            <text:p>`=A28</text:p>
          </table:table-cell>
          <table:table-cell office:value-type="string" calcext:value-type="string">
            <text:p>`=A29</text:p>
          </table:table-cell>
          <table:table-cell office:value-type="string" calcext:value-type="string">
            <text:p>`=A30</text:p>
          </table:table-cell>
          <table:table-cell table:formula="of:=[.A29]" office:value-type="string" office:string-value="スプラシューターコラボ" calcext:value-type="string">
            <text:p>スプラシューターコラボ</text:p>
          </table:table-cell>
          <table:table-cell table:formula="of:=[.A30]" office:value-type="string" office:string-value="スプラッシュボム" calcext:value-type="string">
            <text:p>スプラッシュボム</text:p>
          </table:table-cell>
          <table:table-cell table:formula="of:=[.A31]" office:value-type="string" office:string-value="トリプルトルネード" calcext:value-type="string">
            <text:p>トリプルトルネード</text:p>
          </table:table-cell>
          <table:table-cell table:style-name="ce4" table:formula="of:=COM.MICROSOFT.CONCAT(&quot;&quot;&quot;&quot;;[.E11];&quot;&quot;&quot;&quot;)" office:value-type="string" office:string-value="&quot;スプラシューターコラボ&quot;" calcext:value-type="string">
            <text:p>"スプラシューターコラボ"</text:p>
          </table:table-cell>
          <table:table-cell table:style-name="ce4" table:formula="of:=COM.MICROSOFT.CONCAT(&quot;&quot;&quot;&quot;;[.F11];&quot;&quot;&quot;&quot;)" office:value-type="string" office:string-value="&quot;スプラッシュボム&quot;" calcext:value-type="string">
            <text:p>"スプラッシュボム"</text:p>
          </table:table-cell>
          <table:table-cell table:style-name="ce4" table:formula="of:=COM.MICROSOFT.CONCAT(&quot;&quot;&quot;&quot;;[.G11];&quot;&quot;&quot;&quot;)" office:value-type="string" office:string-value="&quot;トリプルトルネード&quot;" calcext:value-type="string">
            <text:p>"トリプルトルネード"</text:p>
          </table:table-cell>
          <table:table-cell table:formula="of:=COM.MICROSOFT.CONCAT(&quot;{&quot;;[.$H$1]; &quot;: &quot;; [.H11]; &quot;,&quot;; [.$I$1]; &quot;: &quot;; [.I11]; &quot;,&quot;; [.$J$1]; &quot;: &quot;; [.J11]; &quot;}&quot;)" office:value-type="string" office:string-value="{&quot;main&quot;: &quot;スプラシューターコラボ&quot;,&quot;sub&quot;: &quot;スプラッシュボム&quot;,&quot;sp&quot;: &quot;トリプルトルネード&quot;}" calcext:value-type="string">
            <text:p>{"main": "スプラシューターコラボ","sub": "スプラッシュボム","sp": "トリプルトルネード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トーピード</text:p>
          </table:table-cell>
          <table:table-cell office:value-type="string" calcext:value-type="string">
            <text:p>`=A31</text:p>
          </table:table-cell>
          <table:table-cell office:value-type="string" calcext:value-type="string">
            <text:p>`=A32</text:p>
          </table:table-cell>
          <table:table-cell office:value-type="string" calcext:value-type="string">
            <text:p>`=A33</text:p>
          </table:table-cell>
          <table:table-cell table:formula="of:=[.A32]" office:value-type="string" office:string-value="ヒーローシューターレプリカ" calcext:value-type="string">
            <text:p>ヒーローシューターレプリカ</text:p>
          </table:table-cell>
          <table:table-cell table:formula="of:=[.A33]" office:value-type="string" office:string-value="キューバンボム" calcext:value-type="string">
            <text:p>キューバンボム</text:p>
          </table:table-cell>
          <table:table-cell table:formula="of:=[.A34]" office:value-type="string" office:string-value="ウルトラショット" calcext:value-type="string">
            <text:p>ウルトラショット</text:p>
          </table:table-cell>
          <table:table-cell table:style-name="ce4" table:formula="of:=COM.MICROSOFT.CONCAT(&quot;&quot;&quot;&quot;;[.E12];&quot;&quot;&quot;&quot;)" office:value-type="string" office:string-value="&quot;ヒーローシューターレプリカ&quot;" calcext:value-type="string">
            <text:p>"ヒーローシューターレプリカ"</text:p>
          </table:table-cell>
          <table:table-cell table:style-name="ce4" table:formula="of:=COM.MICROSOFT.CONCAT(&quot;&quot;&quot;&quot;;[.F12];&quot;&quot;&quot;&quot;)" office:value-type="string" office:string-value="&quot;キューバンボム&quot;" calcext:value-type="string">
            <text:p>"キューバンボム"</text:p>
          </table:table-cell>
          <table:table-cell table:style-name="ce4" table:formula="of:=COM.MICROSOFT.CONCAT(&quot;&quot;&quot;&quot;;[.G12];&quot;&quot;&quot;&quot;)" office:value-type="string" office:string-value="&quot;ウルトラショット&quot;" calcext:value-type="string">
            <text:p>"ウルトラショット"</text:p>
          </table:table-cell>
          <table:table-cell table:formula="of:=COM.MICROSOFT.CONCAT(&quot;{&quot;;[.$H$1]; &quot;: &quot;; [.H12]; &quot;,&quot;; [.$I$1]; &quot;: &quot;; [.I12]; &quot;,&quot;; [.$J$1]; &quot;: &quot;; [.J12]; &quot;}&quot;)" office:value-type="string" office:string-value="{&quot;main&quot;: &quot;ヒーローシューターレプリカ&quot;,&quot;sub&quot;: &quot;キューバンボム&quot;,&quot;sp&quot;: &quot;ウルトラショット&quot;}" calcext:value-type="string">
            <text:p>{"main": "ヒーローシューターレプリカ","sub": "キューバンボム","sp": "ウルトラショット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ホップソナー</text:p>
          </table:table-cell>
          <table:table-cell office:value-type="string" calcext:value-type="string">
            <text:p>`=A34</text:p>
          </table:table-cell>
          <table:table-cell office:value-type="string" calcext:value-type="string">
            <text:p>`=A35</text:p>
          </table:table-cell>
          <table:table-cell office:value-type="string" calcext:value-type="string">
            <text:p>`=A36</text:p>
          </table:table-cell>
          <table:table-cell table:formula="of:=[.A35]" office:value-type="string" office:string-value=".52ガロン" calcext:value-type="string">
            <text:p>.52ガロン</text:p>
          </table:table-cell>
          <table:table-cell table:formula="of:=[.A36]" office:value-type="string" office:string-value="スプラッシュシールド" calcext:value-type="string">
            <text:p>スプラッシュシールド</text:p>
          </table:table-cell>
          <table:table-cell table:formula="of:=[.A37]" office:value-type="string" office:string-value="メガホンレーザー5.1ch" calcext:value-type="string">
            <text:p>メガホンレーザー5.1ch</text:p>
          </table:table-cell>
          <table:table-cell table:style-name="ce4" table:formula="of:=COM.MICROSOFT.CONCAT(&quot;&quot;&quot;&quot;;[.E13];&quot;&quot;&quot;&quot;)" office:value-type="string" office:string-value="&quot;.52ガロン&quot;" calcext:value-type="string">
            <text:p>".52ガロン"</text:p>
          </table:table-cell>
          <table:table-cell table:style-name="ce4" table:formula="of:=COM.MICROSOFT.CONCAT(&quot;&quot;&quot;&quot;;[.F13];&quot;&quot;&quot;&quot;)" office:value-type="string" office:string-value="&quot;スプラッシュシールド&quot;" calcext:value-type="string">
            <text:p>"スプラッシュシールド"</text:p>
          </table:table-cell>
          <table:table-cell table:style-name="ce4" table:formula="of:=COM.MICROSOFT.CONCAT(&quot;&quot;&quot;&quot;;[.G13];&quot;&quot;&quot;&quot;)" office:value-type="string" office:string-value="&quot;メガホンレーザー5.1ch&quot;" calcext:value-type="string">
            <text:p>"メガホンレーザー5.1ch"</text:p>
          </table:table-cell>
          <table:table-cell table:formula="of:=COM.MICROSOFT.CONCAT(&quot;{&quot;;[.$H$1]; &quot;: &quot;; [.H13]; &quot;,&quot;; [.$I$1]; &quot;: &quot;; [.I13]; &quot;,&quot;; [.$J$1]; &quot;: &quot;; [.J13]; &quot;}&quot;)" office:value-type="string" office:string-value="{&quot;main&quot;: &quot;.52ガロン&quot;,&quot;sub&quot;: &quot;スプラッシュシールド&quot;,&quot;sp&quot;: &quot;メガホンレーザー5.1ch&quot;}" calcext:value-type="string">
            <text:p>{"main": ".52ガロン","sub": "スプラッシュシールド","sp": "メガホンレーザー5.1ch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シャープマーカー</text:p>
          </table:table-cell>
          <table:table-cell office:value-type="string" calcext:value-type="string">
            <text:p>`=A37</text:p>
          </table:table-cell>
          <table:table-cell office:value-type="string" calcext:value-type="string">
            <text:p>`=A38</text:p>
          </table:table-cell>
          <table:table-cell office:value-type="string" calcext:value-type="string">
            <text:p>`=A39</text:p>
          </table:table-cell>
          <table:table-cell table:formula="of:=[.A38]" office:value-type="string" office:string-value="N-ZAP85" calcext:value-type="string">
            <text:p>N-ZAP85</text:p>
          </table:table-cell>
          <table:table-cell table:formula="of:=[.A39]" office:value-type="string" office:string-value="キューバンボム" calcext:value-type="string">
            <text:p>キューバンボム</text:p>
          </table:table-cell>
          <table:table-cell table:formula="of:=[.A40]" office:value-type="string" office:string-value="エナジースタンド" calcext:value-type="string">
            <text:p>エナジースタンド</text:p>
          </table:table-cell>
          <table:table-cell table:style-name="ce4" table:formula="of:=COM.MICROSOFT.CONCAT(&quot;&quot;&quot;&quot;;[.E14];&quot;&quot;&quot;&quot;)" office:value-type="string" office:string-value="&quot;N-ZAP85&quot;" calcext:value-type="string">
            <text:p>"N-ZAP85"</text:p>
          </table:table-cell>
          <table:table-cell table:style-name="ce4" table:formula="of:=COM.MICROSOFT.CONCAT(&quot;&quot;&quot;&quot;;[.F14];&quot;&quot;&quot;&quot;)" office:value-type="string" office:string-value="&quot;キューバンボム&quot;" calcext:value-type="string">
            <text:p>"キューバンボム"</text:p>
          </table:table-cell>
          <table:table-cell table:style-name="ce4" table:formula="of:=COM.MICROSOFT.CONCAT(&quot;&quot;&quot;&quot;;[.G14];&quot;&quot;&quot;&quot;)" office:value-type="string" office:string-value="&quot;エナジースタンド&quot;" calcext:value-type="string">
            <text:p>"エナジースタンド"</text:p>
          </table:table-cell>
          <table:table-cell table:formula="of:=COM.MICROSOFT.CONCAT(&quot;{&quot;;[.$H$1]; &quot;: &quot;; [.H14]; &quot;,&quot;; [.$I$1]; &quot;: &quot;; [.I14]; &quot;,&quot;; [.$J$1]; &quot;: &quot;; [.J14]; &quot;}&quot;)" office:value-type="string" office:string-value="{&quot;main&quot;: &quot;N-ZAP85&quot;,&quot;sub&quot;: &quot;キューバンボム&quot;,&quot;sp&quot;: &quot;エナジースタンド&quot;}" calcext:value-type="string">
            <text:p>{"main": "N-ZAP85","sub": "キューバンボム","sp": "エナジースタンド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クイックボム</text:p>
          </table:table-cell>
          <table:table-cell office:value-type="string" calcext:value-type="string">
            <text:p>`=A40</text:p>
          </table:table-cell>
          <table:table-cell office:value-type="string" calcext:value-type="string">
            <text:p>`=A41</text:p>
          </table:table-cell>
          <table:table-cell office:value-type="string" calcext:value-type="string">
            <text:p>`=A42</text:p>
          </table:table-cell>
          <table:table-cell table:formula="of:=[.A41]" office:value-type="string" office:string-value="N-ZAP89" calcext:value-type="string">
            <text:p>N-ZAP89</text:p>
          </table:table-cell>
          <table:table-cell table:formula="of:=[.A42]" office:value-type="string" office:string-value="ロボットボム" calcext:value-type="string">
            <text:p>ロボットボム</text:p>
          </table:table-cell>
          <table:table-cell table:formula="of:=[.A43]" office:value-type="string" office:string-value="デコイチラシ" calcext:value-type="string">
            <text:p>デコイチラシ</text:p>
          </table:table-cell>
          <table:table-cell table:style-name="ce4" table:formula="of:=COM.MICROSOFT.CONCAT(&quot;&quot;&quot;&quot;;[.E15];&quot;&quot;&quot;&quot;)" office:value-type="string" office:string-value="&quot;N-ZAP89&quot;" calcext:value-type="string">
            <text:p>"N-ZAP89"</text:p>
          </table:table-cell>
          <table:table-cell table:style-name="ce4" table:formula="of:=COM.MICROSOFT.CONCAT(&quot;&quot;&quot;&quot;;[.F15];&quot;&quot;&quot;&quot;)" office:value-type="string" office:string-value="&quot;ロボットボム&quot;" calcext:value-type="string">
            <text:p>"ロボットボム"</text:p>
          </table:table-cell>
          <table:table-cell table:style-name="ce4" table:formula="of:=COM.MICROSOFT.CONCAT(&quot;&quot;&quot;&quot;;[.G15];&quot;&quot;&quot;&quot;)" office:value-type="string" office:string-value="&quot;デコイチラシ&quot;" calcext:value-type="string">
            <text:p>"デコイチラシ"</text:p>
          </table:table-cell>
          <table:table-cell table:formula="of:=COM.MICROSOFT.CONCAT(&quot;{&quot;;[.$H$1]; &quot;: &quot;; [.H15]; &quot;,&quot;; [.$I$1]; &quot;: &quot;; [.I15]; &quot;,&quot;; [.$J$1]; &quot;: &quot;; [.J15]; &quot;}&quot;)" office:value-type="string" office:string-value="{&quot;main&quot;: &quot;N-ZAP89&quot;,&quot;sub&quot;: &quot;ロボットボム&quot;,&quot;sp&quot;: &quot;デコイチラシ&quot;}" calcext:value-type="string">
            <text:p>{"main": "N-ZAP89","sub": "ロボットボム","sp": "デコイチラシ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カニタンク</text:p>
          </table:table-cell>
          <table:table-cell office:value-type="string" calcext:value-type="string">
            <text:p>`=A43</text:p>
          </table:table-cell>
          <table:table-cell office:value-type="string" calcext:value-type="string">
            <text:p>`=A44</text:p>
          </table:table-cell>
          <table:table-cell office:value-type="string" calcext:value-type="string">
            <text:p>`=A45</text:p>
          </table:table-cell>
          <table:table-cell table:formula="of:=[.A44]" office:value-type="string" office:string-value="プライムシューター" calcext:value-type="string">
            <text:p>プライムシューター</text:p>
          </table:table-cell>
          <table:table-cell table:formula="of:=[.A45]" office:value-type="string" office:string-value="ラインマーカー" calcext:value-type="string">
            <text:p>ラインマーカー</text:p>
          </table:table-cell>
          <table:table-cell table:formula="of:=[.A46]" office:value-type="string" office:string-value="カニタンク" calcext:value-type="string">
            <text:p>カニタンク</text:p>
          </table:table-cell>
          <table:table-cell table:style-name="ce4" table:formula="of:=COM.MICROSOFT.CONCAT(&quot;&quot;&quot;&quot;;[.E16];&quot;&quot;&quot;&quot;)" office:value-type="string" office:string-value="&quot;プライムシューター&quot;" calcext:value-type="string">
            <text:p>"プライムシューター"</text:p>
          </table:table-cell>
          <table:table-cell table:style-name="ce4" table:formula="of:=COM.MICROSOFT.CONCAT(&quot;&quot;&quot;&quot;;[.F16];&quot;&quot;&quot;&quot;)" office:value-type="string" office:string-value="&quot;ラインマーカー&quot;" calcext:value-type="string">
            <text:p>"ラインマーカー"</text:p>
          </table:table-cell>
          <table:table-cell table:style-name="ce4" table:formula="of:=COM.MICROSOFT.CONCAT(&quot;&quot;&quot;&quot;;[.G16];&quot;&quot;&quot;&quot;)" office:value-type="string" office:string-value="&quot;カニタンク&quot;" calcext:value-type="string">
            <text:p>"カニタンク"</text:p>
          </table:table-cell>
          <table:table-cell table:formula="of:=COM.MICROSOFT.CONCAT(&quot;{&quot;;[.$H$1]; &quot;: &quot;; [.H16]; &quot;,&quot;; [.$I$1]; &quot;: &quot;; [.I16]; &quot;,&quot;; [.$J$1]; &quot;: &quot;; [.J16]; &quot;}&quot;)" office:value-type="string" office:string-value="{&quot;main&quot;: &quot;プライムシューター&quot;,&quot;sub&quot;: &quot;ラインマーカー&quot;,&quot;sp&quot;: &quot;カニタンク&quot;}" calcext:value-type="string">
            <text:p>{"main": "プライムシューター","sub": "ラインマーカー","sp": "カニタンク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シャープマーカーネオ</text:p>
          </table:table-cell>
          <table:table-cell office:value-type="string" calcext:value-type="string">
            <text:p>`=A46</text:p>
          </table:table-cell>
          <table:table-cell office:value-type="string" calcext:value-type="string">
            <text:p>`=A47</text:p>
          </table:table-cell>
          <table:table-cell office:value-type="string" calcext:value-type="string">
            <text:p>`=A48</text:p>
          </table:table-cell>
          <table:table-cell table:formula="of:=[.A47]" office:value-type="string" office:string-value="プライムシューターコラボ" calcext:value-type="string">
            <text:p>プライムシューターコラボ</text:p>
          </table:table-cell>
          <table:table-cell table:formula="of:=[.A48]" office:value-type="string" office:string-value="キューバンボム" calcext:value-type="string">
            <text:p>キューバンボム</text:p>
          </table:table-cell>
          <table:table-cell table:formula="of:=[.A49]" office:value-type="string" office:string-value="ナイスダマ" calcext:value-type="string">
            <text:p>ナイスダマ</text:p>
          </table:table-cell>
          <table:table-cell table:style-name="ce4" table:formula="of:=COM.MICROSOFT.CONCAT(&quot;&quot;&quot;&quot;;[.E17];&quot;&quot;&quot;&quot;)" office:value-type="string" office:string-value="&quot;プライムシューターコラボ&quot;" calcext:value-type="string">
            <text:p>"プライムシューターコラボ"</text:p>
          </table:table-cell>
          <table:table-cell table:style-name="ce4" table:formula="of:=COM.MICROSOFT.CONCAT(&quot;&quot;&quot;&quot;;[.F17];&quot;&quot;&quot;&quot;)" office:value-type="string" office:string-value="&quot;キューバンボム&quot;" calcext:value-type="string">
            <text:p>"キューバンボム"</text:p>
          </table:table-cell>
          <table:table-cell table:style-name="ce4" table:formula="of:=COM.MICROSOFT.CONCAT(&quot;&quot;&quot;&quot;;[.G17];&quot;&quot;&quot;&quot;)" office:value-type="string" office:string-value="&quot;ナイスダマ&quot;" calcext:value-type="string">
            <text:p>"ナイスダマ"</text:p>
          </table:table-cell>
          <table:table-cell table:formula="of:=COM.MICROSOFT.CONCAT(&quot;{&quot;;[.$H$1]; &quot;: &quot;; [.H17]; &quot;,&quot;; [.$I$1]; &quot;: &quot;; [.I17]; &quot;,&quot;; [.$J$1]; &quot;: &quot;; [.J17]; &quot;}&quot;)" office:value-type="string" office:string-value="{&quot;main&quot;: &quot;プライムシューターコラボ&quot;,&quot;sub&quot;: &quot;キューバンボム&quot;,&quot;sp&quot;: &quot;ナイスダマ&quot;}" calcext:value-type="string">
            <text:p>{"main": "プライムシューターコラボ","sub": "キューバンボム","sp": "ナイスダマ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キューバンボム</text:p>
          </table:table-cell>
          <table:table-cell office:value-type="string" calcext:value-type="string">
            <text:p>`=A49</text:p>
          </table:table-cell>
          <table:table-cell office:value-type="string" calcext:value-type="string">
            <text:p>`=A50</text:p>
          </table:table-cell>
          <table:table-cell office:value-type="string" calcext:value-type="string">
            <text:p>`=A51</text:p>
          </table:table-cell>
          <table:table-cell table:formula="of:=[.A50]" office:value-type="string" office:string-value=".96ガロン" calcext:value-type="string">
            <text:p>.96ガロン</text:p>
          </table:table-cell>
          <table:table-cell table:formula="of:=[.A51]" office:value-type="string" office:string-value="スプリンクラー" calcext:value-type="string">
            <text:p>スプリンクラー</text:p>
          </table:table-cell>
          <table:table-cell table:formula="of:=[.A52]" office:value-type="string" office:string-value="キューインキ" calcext:value-type="string">
            <text:p>キューインキ</text:p>
          </table:table-cell>
          <table:table-cell table:style-name="ce4" table:formula="of:=COM.MICROSOFT.CONCAT(&quot;&quot;&quot;&quot;;[.E18];&quot;&quot;&quot;&quot;)" office:value-type="string" office:string-value="&quot;.96ガロン&quot;" calcext:value-type="string">
            <text:p>".96ガロン"</text:p>
          </table:table-cell>
          <table:table-cell table:style-name="ce4" table:formula="of:=COM.MICROSOFT.CONCAT(&quot;&quot;&quot;&quot;;[.F18];&quot;&quot;&quot;&quot;)" office:value-type="string" office:string-value="&quot;スプリンクラー&quot;" calcext:value-type="string">
            <text:p>"スプリンクラー"</text:p>
          </table:table-cell>
          <table:table-cell table:style-name="ce4" table:formula="of:=COM.MICROSOFT.CONCAT(&quot;&quot;&quot;&quot;;[.G18];&quot;&quot;&quot;&quot;)" office:value-type="string" office:string-value="&quot;キューインキ&quot;" calcext:value-type="string">
            <text:p>"キューインキ"</text:p>
          </table:table-cell>
          <table:table-cell table:formula="of:=COM.MICROSOFT.CONCAT(&quot;{&quot;;[.$H$1]; &quot;: &quot;; [.H18]; &quot;,&quot;; [.$I$1]; &quot;: &quot;; [.I18]; &quot;,&quot;; [.$J$1]; &quot;: &quot;; [.J18]; &quot;}&quot;)" office:value-type="string" office:string-value="{&quot;main&quot;: &quot;.96ガロン&quot;,&quot;sub&quot;: &quot;スプリンクラー&quot;,&quot;sp&quot;: &quot;キューインキ&quot;}" calcext:value-type="string">
            <text:p>{"main": ".96ガロン","sub": "スプリンクラー","sp": "キューインキ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トリプルトルネード</text:p>
          </table:table-cell>
          <table:table-cell office:value-type="string" calcext:value-type="string">
            <text:p>`=A52</text:p>
          </table:table-cell>
          <table:table-cell office:value-type="string" calcext:value-type="string">
            <text:p>`=A53</text:p>
          </table:table-cell>
          <table:table-cell office:value-type="string" calcext:value-type="string">
            <text:p>`=A54</text:p>
          </table:table-cell>
          <table:table-cell table:formula="of:=[.A53]" office:value-type="string" office:string-value=".96ガロンデコ" calcext:value-type="string">
            <text:p>.96ガロンデコ</text:p>
          </table:table-cell>
          <table:table-cell table:formula="of:=[.A54]" office:value-type="string" office:string-value="スプラッシュシールド" calcext:value-type="string">
            <text:p>スプラッシュシールド</text:p>
          </table:table-cell>
          <table:table-cell table:formula="of:=[.A55]" office:value-type="string" office:string-value="テイオウイカ" calcext:value-type="string">
            <text:p>テイオウイカ</text:p>
          </table:table-cell>
          <table:table-cell table:style-name="ce4" table:formula="of:=COM.MICROSOFT.CONCAT(&quot;&quot;&quot;&quot;;[.E19];&quot;&quot;&quot;&quot;)" office:value-type="string" office:string-value="&quot;.96ガロンデコ&quot;" calcext:value-type="string">
            <text:p>".96ガロンデコ"</text:p>
          </table:table-cell>
          <table:table-cell table:style-name="ce4" table:formula="of:=COM.MICROSOFT.CONCAT(&quot;&quot;&quot;&quot;;[.F19];&quot;&quot;&quot;&quot;)" office:value-type="string" office:string-value="&quot;スプラッシュシールド&quot;" calcext:value-type="string">
            <text:p>"スプラッシュシールド"</text:p>
          </table:table-cell>
          <table:table-cell table:style-name="ce4" table:formula="of:=COM.MICROSOFT.CONCAT(&quot;&quot;&quot;&quot;;[.G19];&quot;&quot;&quot;&quot;)" office:value-type="string" office:string-value="&quot;テイオウイカ&quot;" calcext:value-type="string">
            <text:p>"テイオウイカ"</text:p>
          </table:table-cell>
          <table:table-cell table:formula="of:=COM.MICROSOFT.CONCAT(&quot;{&quot;;[.$H$1]; &quot;: &quot;; [.H19]; &quot;,&quot;; [.$I$1]; &quot;: &quot;; [.I19]; &quot;,&quot;; [.$J$1]; &quot;: &quot;; [.J19]; &quot;}&quot;)" office:value-type="string" office:string-value="{&quot;main&quot;: &quot;.96ガロンデコ&quot;,&quot;sub&quot;: &quot;スプラッシュシールド&quot;,&quot;sp&quot;: &quot;テイオウイカ&quot;}" calcext:value-type="string">
            <text:p>{"main": ".96ガロンデコ","sub": "スプラッシュシールド","sp": "テイオウイカ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プロモデラーMG</text:p>
          </table:table-cell>
          <table:table-cell office:value-type="string" calcext:value-type="string">
            <text:p>`=A55</text:p>
          </table:table-cell>
          <table:table-cell office:value-type="string" calcext:value-type="string">
            <text:p>`=A56</text:p>
          </table:table-cell>
          <table:table-cell office:value-type="string" calcext:value-type="string">
            <text:p>`=A57</text:p>
          </table:table-cell>
          <table:table-cell table:formula="of:=[.A56]" office:value-type="string" office:string-value="ジェットスイーパー" calcext:value-type="string">
            <text:p>ジェットスイーパー</text:p>
          </table:table-cell>
          <table:table-cell table:formula="of:=[.A57]" office:value-type="string" office:string-value="ラインマーカー" calcext:value-type="string">
            <text:p>ラインマーカー</text:p>
          </table:table-cell>
          <table:table-cell table:formula="of:=[.A58]" office:value-type="string" office:string-value="キューインキ" calcext:value-type="string">
            <text:p>キューインキ</text:p>
          </table:table-cell>
          <table:table-cell table:style-name="ce4" table:formula="of:=COM.MICROSOFT.CONCAT(&quot;&quot;&quot;&quot;;[.E20];&quot;&quot;&quot;&quot;)" office:value-type="string" office:string-value="&quot;ジェットスイーパー&quot;" calcext:value-type="string">
            <text:p>"ジェットスイーパー"</text:p>
          </table:table-cell>
          <table:table-cell table:style-name="ce4" table:formula="of:=COM.MICROSOFT.CONCAT(&quot;&quot;&quot;&quot;;[.F20];&quot;&quot;&quot;&quot;)" office:value-type="string" office:string-value="&quot;ラインマーカー&quot;" calcext:value-type="string">
            <text:p>"ラインマーカー"</text:p>
          </table:table-cell>
          <table:table-cell table:style-name="ce4" table:formula="of:=COM.MICROSOFT.CONCAT(&quot;&quot;&quot;&quot;;[.G20];&quot;&quot;&quot;&quot;)" office:value-type="string" office:string-value="&quot;キューインキ&quot;" calcext:value-type="string">
            <text:p>"キューインキ"</text:p>
          </table:table-cell>
          <table:table-cell table:formula="of:=COM.MICROSOFT.CONCAT(&quot;{&quot;;[.$H$1]; &quot;: &quot;; [.H20]; &quot;,&quot;; [.$I$1]; &quot;: &quot;; [.I20]; &quot;,&quot;; [.$J$1]; &quot;: &quot;; [.J20]; &quot;}&quot;)" office:value-type="string" office:string-value="{&quot;main&quot;: &quot;ジェットスイーパー&quot;,&quot;sub&quot;: &quot;ラインマーカー&quot;,&quot;sp&quot;: &quot;キューインキ&quot;}" calcext:value-type="string">
            <text:p>{"main": "ジェットスイーパー","sub": "ラインマーカー","sp": "キューインキ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タンサンボム</text:p>
          </table:table-cell>
          <table:table-cell office:value-type="string" calcext:value-type="string">
            <text:p>`=A58</text:p>
          </table:table-cell>
          <table:table-cell office:value-type="string" calcext:value-type="string">
            <text:p>`=A59</text:p>
          </table:table-cell>
          <table:table-cell office:value-type="string" calcext:value-type="string">
            <text:p>`=A60</text:p>
          </table:table-cell>
          <table:table-cell table:formula="of:=[.A59]" office:value-type="string" office:string-value="ジェットスイーパーカスタム" calcext:value-type="string">
            <text:p>ジェットスイーパーカスタム</text:p>
          </table:table-cell>
          <table:table-cell table:formula="of:=[.A60]" office:value-type="string" office:string-value="ポイズンミスト" calcext:value-type="string">
            <text:p>ポイズンミスト</text:p>
          </table:table-cell>
          <table:table-cell table:formula="of:=[.A61]" office:value-type="string" office:string-value="アメフラシ" calcext:value-type="string">
            <text:p>アメフラシ</text:p>
          </table:table-cell>
          <table:table-cell table:style-name="ce4" table:formula="of:=COM.MICROSOFT.CONCAT(&quot;&quot;&quot;&quot;;[.E21];&quot;&quot;&quot;&quot;)" office:value-type="string" office:string-value="&quot;ジェットスイーパーカスタム&quot;" calcext:value-type="string">
            <text:p>"ジェットスイーパーカスタム"</text:p>
          </table:table-cell>
          <table:table-cell table:style-name="ce4" table:formula="of:=COM.MICROSOFT.CONCAT(&quot;&quot;&quot;&quot;;[.F21];&quot;&quot;&quot;&quot;)" office:value-type="string" office:string-value="&quot;ポイズンミスト&quot;" calcext:value-type="string">
            <text:p>"ポイズンミスト"</text:p>
          </table:table-cell>
          <table:table-cell table:style-name="ce4" table:formula="of:=COM.MICROSOFT.CONCAT(&quot;&quot;&quot;&quot;;[.G21];&quot;&quot;&quot;&quot;)" office:value-type="string" office:string-value="&quot;アメフラシ&quot;" calcext:value-type="string">
            <text:p>"アメフラシ"</text:p>
          </table:table-cell>
          <table:table-cell table:formula="of:=COM.MICROSOFT.CONCAT(&quot;{&quot;;[.$H$1]; &quot;: &quot;; [.H21]; &quot;,&quot;; [.$I$1]; &quot;: &quot;; [.I21]; &quot;,&quot;; [.$J$1]; &quot;: &quot;; [.J21]; &quot;}&quot;)" office:value-type="string" office:string-value="{&quot;main&quot;: &quot;ジェットスイーパーカスタム&quot;,&quot;sub&quot;: &quot;ポイズンミスト&quot;,&quot;sp&quot;: &quot;アメフラシ&quot;}" calcext:value-type="string">
            <text:p>{"main": "ジェットスイーパーカスタム","sub": "ポイズンミスト","sp": "アメフラシ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サメライド</text:p>
          </table:table-cell>
          <table:table-cell office:value-type="string" calcext:value-type="string">
            <text:p>`=A61</text:p>
          </table:table-cell>
          <table:table-cell office:value-type="string" calcext:value-type="string">
            <text:p>`=A62</text:p>
          </table:table-cell>
          <table:table-cell office:value-type="string" calcext:value-type="string">
            <text:p>`=A63</text:p>
          </table:table-cell>
          <table:table-cell table:formula="of:=[.A62]" office:value-type="string" office:string-value="スペースシューター" calcext:value-type="string">
            <text:p>スペースシューター</text:p>
          </table:table-cell>
          <table:table-cell table:formula="of:=[.A63]" office:value-type="string" office:string-value="ポイントセンサー" calcext:value-type="string">
            <text:p>ポイントセンサー</text:p>
          </table:table-cell>
          <table:table-cell table:formula="of:=[.A64]" office:value-type="string" office:string-value="メガホンレーザー5.1ch" calcext:value-type="string">
            <text:p>メガホンレーザー5.1ch</text:p>
          </table:table-cell>
          <table:table-cell table:style-name="ce4" table:formula="of:=COM.MICROSOFT.CONCAT(&quot;&quot;&quot;&quot;;[.E22];&quot;&quot;&quot;&quot;)" office:value-type="string" office:string-value="&quot;スペースシューター&quot;" calcext:value-type="string">
            <text:p>"スペースシューター"</text:p>
          </table:table-cell>
          <table:table-cell table:style-name="ce4" table:formula="of:=COM.MICROSOFT.CONCAT(&quot;&quot;&quot;&quot;;[.F22];&quot;&quot;&quot;&quot;)" office:value-type="string" office:string-value="&quot;ポイントセンサー&quot;" calcext:value-type="string">
            <text:p>"ポイントセンサー"</text:p>
          </table:table-cell>
          <table:table-cell table:style-name="ce4" table:formula="of:=COM.MICROSOFT.CONCAT(&quot;&quot;&quot;&quot;;[.G22];&quot;&quot;&quot;&quot;)" office:value-type="string" office:string-value="&quot;メガホンレーザー5.1ch&quot;" calcext:value-type="string">
            <text:p>"メガホンレーザー5.1ch"</text:p>
          </table:table-cell>
          <table:table-cell table:formula="of:=COM.MICROSOFT.CONCAT(&quot;{&quot;;[.$H$1]; &quot;: &quot;; [.H22]; &quot;,&quot;; [.$I$1]; &quot;: &quot;; [.I22]; &quot;,&quot;; [.$J$1]; &quot;: &quot;; [.J22]; &quot;}&quot;)" office:value-type="string" office:string-value="{&quot;main&quot;: &quot;スペースシューター&quot;,&quot;sub&quot;: &quot;ポイントセンサー&quot;,&quot;sp&quot;: &quot;メガホンレーザー5.1ch&quot;}" calcext:value-type="string">
            <text:p>{"main": "スペースシューター","sub": "ポイントセンサー","sp": "メガホンレーザー5.1ch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プロモデラーRG</text:p>
          </table:table-cell>
          <table:table-cell office:value-type="string" calcext:value-type="string">
            <text:p>`=A64</text:p>
          </table:table-cell>
          <table:table-cell office:value-type="string" calcext:value-type="string">
            <text:p>`=A65</text:p>
          </table:table-cell>
          <table:table-cell office:value-type="string" calcext:value-type="string">
            <text:p>`=A66</text:p>
          </table:table-cell>
          <table:table-cell table:formula="of:=[.A65]" office:value-type="string" office:string-value="スペースシューターコラボ" calcext:value-type="string">
            <text:p>スペースシューターコラボ</text:p>
          </table:table-cell>
          <table:table-cell table:formula="of:=[.A66]" office:value-type="string" office:string-value="トラップ" calcext:value-type="string">
            <text:p>トラップ</text:p>
          </table:table-cell>
          <table:table-cell table:formula="of:=[.A67]" office:value-type="string" office:string-value="ジェットパック" calcext:value-type="string">
            <text:p>ジェットパック</text:p>
          </table:table-cell>
          <table:table-cell table:style-name="ce4" table:formula="of:=COM.MICROSOFT.CONCAT(&quot;&quot;&quot;&quot;;[.E23];&quot;&quot;&quot;&quot;)" office:value-type="string" office:string-value="&quot;スペースシューターコラボ&quot;" calcext:value-type="string">
            <text:p>"スペースシューターコラボ"</text:p>
          </table:table-cell>
          <table:table-cell table:style-name="ce4" table:formula="of:=COM.MICROSOFT.CONCAT(&quot;&quot;&quot;&quot;;[.F23];&quot;&quot;&quot;&quot;)" office:value-type="string" office:string-value="&quot;トラップ&quot;" calcext:value-type="string">
            <text:p>"トラップ"</text:p>
          </table:table-cell>
          <table:table-cell table:style-name="ce4" table:formula="of:=COM.MICROSOFT.CONCAT(&quot;&quot;&quot;&quot;;[.G23];&quot;&quot;&quot;&quot;)" office:value-type="string" office:string-value="&quot;ジェットパック&quot;" calcext:value-type="string">
            <text:p>"ジェットパック"</text:p>
          </table:table-cell>
          <table:table-cell table:formula="of:=COM.MICROSOFT.CONCAT(&quot;{&quot;;[.$H$1]; &quot;: &quot;; [.H23]; &quot;,&quot;; [.$I$1]; &quot;: &quot;; [.I23]; &quot;,&quot;; [.$J$1]; &quot;: &quot;; [.J23]; &quot;}&quot;)" office:value-type="string" office:string-value="{&quot;main&quot;: &quot;スペースシューターコラボ&quot;,&quot;sub&quot;: &quot;トラップ&quot;,&quot;sp&quot;: &quot;ジェットパック&quot;}" calcext:value-type="string">
            <text:p>{"main": "スペースシューターコラボ","sub": "トラップ","sp": "ジェットパック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スプリンクラー</text:p>
          </table:table-cell>
          <table:table-cell office:value-type="string" calcext:value-type="string">
            <text:p>`=A67</text:p>
          </table:table-cell>
          <table:table-cell office:value-type="string" calcext:value-type="string">
            <text:p>`=A68</text:p>
          </table:table-cell>
          <table:table-cell office:value-type="string" calcext:value-type="string">
            <text:p>`=A69</text:p>
          </table:table-cell>
          <table:table-cell table:formula="of:=[.A68]" office:value-type="string" office:string-value="ノヴァブラスター" calcext:value-type="string">
            <text:p>ノヴァブラスター</text:p>
          </table:table-cell>
          <table:table-cell table:formula="of:=[.A69]" office:value-type="string" office:string-value="スプラッシュボム" calcext:value-type="string">
            <text:p>スプラッシュボム</text:p>
          </table:table-cell>
          <table:table-cell table:formula="of:=[.A70]" office:value-type="string" office:string-value="ショクワンダー" calcext:value-type="string">
            <text:p>ショクワンダー</text:p>
          </table:table-cell>
          <table:table-cell table:style-name="ce4" table:formula="of:=COM.MICROSOFT.CONCAT(&quot;&quot;&quot;&quot;;[.E24];&quot;&quot;&quot;&quot;)" office:value-type="string" office:string-value="&quot;ノヴァブラスター&quot;" calcext:value-type="string">
            <text:p>"ノヴァブラスター"</text:p>
          </table:table-cell>
          <table:table-cell table:style-name="ce4" table:formula="of:=COM.MICROSOFT.CONCAT(&quot;&quot;&quot;&quot;;[.F24];&quot;&quot;&quot;&quot;)" office:value-type="string" office:string-value="&quot;スプラッシュボム&quot;" calcext:value-type="string">
            <text:p>"スプラッシュボム"</text:p>
          </table:table-cell>
          <table:table-cell table:style-name="ce4" table:formula="of:=COM.MICROSOFT.CONCAT(&quot;&quot;&quot;&quot;;[.G24];&quot;&quot;&quot;&quot;)" office:value-type="string" office:string-value="&quot;ショクワンダー&quot;" calcext:value-type="string">
            <text:p>"ショクワンダー"</text:p>
          </table:table-cell>
          <table:table-cell table:formula="of:=COM.MICROSOFT.CONCAT(&quot;{&quot;;[.$H$1]; &quot;: &quot;; [.H24]; &quot;,&quot;; [.$I$1]; &quot;: &quot;; [.I24]; &quot;,&quot;; [.$J$1]; &quot;: &quot;; [.J24]; &quot;}&quot;)" office:value-type="string" office:string-value="{&quot;main&quot;: &quot;ノヴァブラスター&quot;,&quot;sub&quot;: &quot;スプラッシュボム&quot;,&quot;sp&quot;: &quot;ショクワンダー&quot;}" calcext:value-type="string">
            <text:p>{"main": "ノヴァブラスター","sub": "スプラッシュボム","sp": "ショクワンダー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ナイスダマ</text:p>
          </table:table-cell>
          <table:table-cell office:value-type="string" calcext:value-type="string">
            <text:p>`=A70</text:p>
          </table:table-cell>
          <table:table-cell office:value-type="string" calcext:value-type="string">
            <text:p>`=A71</text:p>
          </table:table-cell>
          <table:table-cell office:value-type="string" calcext:value-type="string">
            <text:p>`=A72</text:p>
          </table:table-cell>
          <table:table-cell table:formula="of:=[.A71]" office:value-type="string" office:string-value="ノヴァブラスターネオ" calcext:value-type="string">
            <text:p>ノヴァブラスターネオ</text:p>
          </table:table-cell>
          <table:table-cell table:formula="of:=[.A72]" office:value-type="string" office:string-value="タンサンボム" calcext:value-type="string">
            <text:p>タンサンボム</text:p>
          </table:table-cell>
          <table:table-cell table:formula="of:=[.A73]" office:value-type="string" office:string-value="ウルトラハンコ" calcext:value-type="string">
            <text:p>ウルトラハンコ</text:p>
          </table:table-cell>
          <table:table-cell table:style-name="ce4" table:formula="of:=COM.MICROSOFT.CONCAT(&quot;&quot;&quot;&quot;;[.E25];&quot;&quot;&quot;&quot;)" office:value-type="string" office:string-value="&quot;ノヴァブラスターネオ&quot;" calcext:value-type="string">
            <text:p>"ノヴァブラスターネオ"</text:p>
          </table:table-cell>
          <table:table-cell table:style-name="ce4" table:formula="of:=COM.MICROSOFT.CONCAT(&quot;&quot;&quot;&quot;;[.F25];&quot;&quot;&quot;&quot;)" office:value-type="string" office:string-value="&quot;タンサンボム&quot;" calcext:value-type="string">
            <text:p>"タンサンボム"</text:p>
          </table:table-cell>
          <table:table-cell table:style-name="ce4" table:formula="of:=COM.MICROSOFT.CONCAT(&quot;&quot;&quot;&quot;;[.G25];&quot;&quot;&quot;&quot;)" office:value-type="string" office:string-value="&quot;ウルトラハンコ&quot;" calcext:value-type="string">
            <text:p>"ウルトラハンコ"</text:p>
          </table:table-cell>
          <table:table-cell table:formula="of:=COM.MICROSOFT.CONCAT(&quot;{&quot;;[.$H$1]; &quot;: &quot;; [.H25]; &quot;,&quot;; [.$I$1]; &quot;: &quot;; [.I25]; &quot;,&quot;; [.$J$1]; &quot;: &quot;; [.J25]; &quot;}&quot;)" office:value-type="string" office:string-value="{&quot;main&quot;: &quot;ノヴァブラスターネオ&quot;,&quot;sub&quot;: &quot;タンサンボム&quot;,&quot;sp&quot;: &quot;ウルトラハンコ&quot;}" calcext:value-type="string">
            <text:p>{"main": "ノヴァブラスターネオ","sub": "タンサンボム","sp": "ウルトラハンコ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スプラシューター</text:p>
          </table:table-cell>
          <table:table-cell office:value-type="string" calcext:value-type="string">
            <text:p>`=A73</text:p>
          </table:table-cell>
          <table:table-cell office:value-type="string" calcext:value-type="string">
            <text:p>`=A74</text:p>
          </table:table-cell>
          <table:table-cell office:value-type="string" calcext:value-type="string">
            <text:p>`=A75</text:p>
          </table:table-cell>
          <table:table-cell table:formula="of:=[.A74]" office:value-type="string" office:string-value="ホットブラスター" calcext:value-type="string">
            <text:p>ホットブラスター</text:p>
          </table:table-cell>
          <table:table-cell table:formula="of:=[.A75]" office:value-type="string" office:string-value="ロボットボム" calcext:value-type="string">
            <text:p>ロボットボム</text:p>
          </table:table-cell>
          <table:table-cell table:formula="of:=[.A76]" office:value-type="string" office:string-value="グレートバリア" calcext:value-type="string">
            <text:p>グレートバリア</text:p>
          </table:table-cell>
          <table:table-cell table:style-name="ce4" table:formula="of:=COM.MICROSOFT.CONCAT(&quot;&quot;&quot;&quot;;[.E26];&quot;&quot;&quot;&quot;)" office:value-type="string" office:string-value="&quot;ホットブラスター&quot;" calcext:value-type="string">
            <text:p>"ホットブラスター"</text:p>
          </table:table-cell>
          <table:table-cell table:style-name="ce4" table:formula="of:=COM.MICROSOFT.CONCAT(&quot;&quot;&quot;&quot;;[.F26];&quot;&quot;&quot;&quot;)" office:value-type="string" office:string-value="&quot;ロボットボム&quot;" calcext:value-type="string">
            <text:p>"ロボットボム"</text:p>
          </table:table-cell>
          <table:table-cell table:style-name="ce4" table:formula="of:=COM.MICROSOFT.CONCAT(&quot;&quot;&quot;&quot;;[.G26];&quot;&quot;&quot;&quot;)" office:value-type="string" office:string-value="&quot;グレートバリア&quot;" calcext:value-type="string">
            <text:p>"グレートバリア"</text:p>
          </table:table-cell>
          <table:table-cell table:formula="of:=COM.MICROSOFT.CONCAT(&quot;{&quot;;[.$H$1]; &quot;: &quot;; [.H26]; &quot;,&quot;; [.$I$1]; &quot;: &quot;; [.I26]; &quot;,&quot;; [.$J$1]; &quot;: &quot;; [.J26]; &quot;}&quot;)" office:value-type="string" office:string-value="{&quot;main&quot;: &quot;ホットブラスター&quot;,&quot;sub&quot;: &quot;ロボットボム&quot;,&quot;sp&quot;: &quot;グレートバリア&quot;}" calcext:value-type="string">
            <text:p>{"main": "ホットブラスター","sub": "ロボットボム","sp": "グレートバリア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キューバンボム</text:p>
          </table:table-cell>
          <table:table-cell office:value-type="string" calcext:value-type="string">
            <text:p>`=A76</text:p>
          </table:table-cell>
          <table:table-cell office:value-type="string" calcext:value-type="string">
            <text:p>`=A77</text:p>
          </table:table-cell>
          <table:table-cell office:value-type="string" calcext:value-type="string">
            <text:p>`=A78</text:p>
          </table:table-cell>
          <table:table-cell table:formula="of:=[.A77]" office:value-type="string" office:string-value="ロングブラスター" calcext:value-type="string">
            <text:p>ロングブラスター</text:p>
          </table:table-cell>
          <table:table-cell table:formula="of:=[.A78]" office:value-type="string" office:string-value="キューバンボム" calcext:value-type="string">
            <text:p>キューバンボム</text:p>
          </table:table-cell>
          <table:table-cell table:formula="of:=[.A79]" office:value-type="string" office:string-value="ホップソナー" calcext:value-type="string">
            <text:p>ホップソナー</text:p>
          </table:table-cell>
          <table:table-cell table:style-name="ce4" table:formula="of:=COM.MICROSOFT.CONCAT(&quot;&quot;&quot;&quot;;[.E27];&quot;&quot;&quot;&quot;)" office:value-type="string" office:string-value="&quot;ロングブラスター&quot;" calcext:value-type="string">
            <text:p>"ロングブラスター"</text:p>
          </table:table-cell>
          <table:table-cell table:style-name="ce4" table:formula="of:=COM.MICROSOFT.CONCAT(&quot;&quot;&quot;&quot;;[.F27];&quot;&quot;&quot;&quot;)" office:value-type="string" office:string-value="&quot;キューバンボム&quot;" calcext:value-type="string">
            <text:p>"キューバンボム"</text:p>
          </table:table-cell>
          <table:table-cell table:style-name="ce4" table:formula="of:=COM.MICROSOFT.CONCAT(&quot;&quot;&quot;&quot;;[.G27];&quot;&quot;&quot;&quot;)" office:value-type="string" office:string-value="&quot;ホップソナー&quot;" calcext:value-type="string">
            <text:p>"ホップソナー"</text:p>
          </table:table-cell>
          <table:table-cell table:formula="of:=COM.MICROSOFT.CONCAT(&quot;{&quot;;[.$H$1]; &quot;: &quot;; [.H27]; &quot;,&quot;; [.$I$1]; &quot;: &quot;; [.I27]; &quot;,&quot;; [.$J$1]; &quot;: &quot;; [.J27]; &quot;}&quot;)" office:value-type="string" office:string-value="{&quot;main&quot;: &quot;ロングブラスター&quot;,&quot;sub&quot;: &quot;キューバンボム&quot;,&quot;sp&quot;: &quot;ホップソナー&quot;}" calcext:value-type="string">
            <text:p>{"main": "ロングブラスター","sub": "キューバンボム","sp": "ホップソナー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ウルトラショット</text:p>
          </table:table-cell>
          <table:table-cell office:value-type="string" calcext:value-type="string">
            <text:p>`=A79</text:p>
          </table:table-cell>
          <table:table-cell office:value-type="string" calcext:value-type="string">
            <text:p>`=A80</text:p>
          </table:table-cell>
          <table:table-cell office:value-type="string" calcext:value-type="string">
            <text:p>`=A81</text:p>
          </table:table-cell>
          <table:table-cell table:formula="of:=[.A80]" office:value-type="string" office:string-value="クラッシュブラスター" calcext:value-type="string">
            <text:p>クラッシュブラスター</text:p>
          </table:table-cell>
          <table:table-cell table:formula="of:=[.A81]" office:value-type="string" office:string-value="スプラッシュボム" calcext:value-type="string">
            <text:p>スプラッシュボム</text:p>
          </table:table-cell>
          <table:table-cell table:formula="of:=[.A82]" office:value-type="string" office:string-value="ウルトラショット" calcext:value-type="string">
            <text:p>ウルトラショット</text:p>
          </table:table-cell>
          <table:table-cell table:style-name="ce4" table:formula="of:=COM.MICROSOFT.CONCAT(&quot;&quot;&quot;&quot;;[.E28];&quot;&quot;&quot;&quot;)" office:value-type="string" office:string-value="&quot;クラッシュブラスター&quot;" calcext:value-type="string">
            <text:p>"クラッシュブラスター"</text:p>
          </table:table-cell>
          <table:table-cell table:style-name="ce4" table:formula="of:=COM.MICROSOFT.CONCAT(&quot;&quot;&quot;&quot;;[.F28];&quot;&quot;&quot;&quot;)" office:value-type="string" office:string-value="&quot;スプラッシュボム&quot;" calcext:value-type="string">
            <text:p>"スプラッシュボム"</text:p>
          </table:table-cell>
          <table:table-cell table:style-name="ce4" table:formula="of:=COM.MICROSOFT.CONCAT(&quot;&quot;&quot;&quot;;[.G28];&quot;&quot;&quot;&quot;)" office:value-type="string" office:string-value="&quot;ウルトラショット&quot;" calcext:value-type="string">
            <text:p>"ウルトラショット"</text:p>
          </table:table-cell>
          <table:table-cell table:formula="of:=COM.MICROSOFT.CONCAT(&quot;{&quot;;[.$H$1]; &quot;: &quot;; [.H28]; &quot;,&quot;; [.$I$1]; &quot;: &quot;; [.I28]; &quot;,&quot;; [.$J$1]; &quot;: &quot;; [.J28]; &quot;}&quot;)" office:value-type="string" office:string-value="{&quot;main&quot;: &quot;クラッシュブラスター&quot;,&quot;sub&quot;: &quot;スプラッシュボム&quot;,&quot;sp&quot;: &quot;ウルトラショット&quot;}" calcext:value-type="string">
            <text:p>{"main": "クラッシュブラスター","sub": "スプラッシュボム","sp": "ウルトラショット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スプラシューターコラボ</text:p>
          </table:table-cell>
          <table:table-cell office:value-type="string" calcext:value-type="string">
            <text:p>`=A82</text:p>
          </table:table-cell>
          <table:table-cell office:value-type="string" calcext:value-type="string">
            <text:p>`=A83</text:p>
          </table:table-cell>
          <table:table-cell office:value-type="string" calcext:value-type="string">
            <text:p>`=A84</text:p>
          </table:table-cell>
          <table:table-cell table:formula="of:=[.A83]" office:value-type="string" office:string-value="クラッシュブラスターネオ" calcext:value-type="string">
            <text:p>クラッシュブラスターネオ</text:p>
          </table:table-cell>
          <table:table-cell table:formula="of:=[.A84]" office:value-type="string" office:string-value="カーリングボム" calcext:value-type="string">
            <text:p>カーリングボム</text:p>
          </table:table-cell>
          <table:table-cell table:formula="of:=[.A85]" office:value-type="string" office:string-value="デコイチラシ" calcext:value-type="string">
            <text:p>デコイチラシ</text:p>
          </table:table-cell>
          <table:table-cell table:style-name="ce4" table:formula="of:=COM.MICROSOFT.CONCAT(&quot;&quot;&quot;&quot;;[.E29];&quot;&quot;&quot;&quot;)" office:value-type="string" office:string-value="&quot;クラッシュブラスターネオ&quot;" calcext:value-type="string">
            <text:p>"クラッシュブラスターネオ"</text:p>
          </table:table-cell>
          <table:table-cell table:style-name="ce4" table:formula="of:=COM.MICROSOFT.CONCAT(&quot;&quot;&quot;&quot;;[.F29];&quot;&quot;&quot;&quot;)" office:value-type="string" office:string-value="&quot;カーリングボム&quot;" calcext:value-type="string">
            <text:p>"カーリングボム"</text:p>
          </table:table-cell>
          <table:table-cell table:style-name="ce4" table:formula="of:=COM.MICROSOFT.CONCAT(&quot;&quot;&quot;&quot;;[.G29];&quot;&quot;&quot;&quot;)" office:value-type="string" office:string-value="&quot;デコイチラシ&quot;" calcext:value-type="string">
            <text:p>"デコイチラシ"</text:p>
          </table:table-cell>
          <table:table-cell table:formula="of:=COM.MICROSOFT.CONCAT(&quot;{&quot;;[.$H$1]; &quot;: &quot;; [.H29]; &quot;,&quot;; [.$I$1]; &quot;: &quot;; [.I29]; &quot;,&quot;; [.$J$1]; &quot;: &quot;; [.J29]; &quot;}&quot;)" office:value-type="string" office:string-value="{&quot;main&quot;: &quot;クラッシュブラスターネオ&quot;,&quot;sub&quot;: &quot;カーリングボム&quot;,&quot;sp&quot;: &quot;デコイチラシ&quot;}" calcext:value-type="string">
            <text:p>{"main": "クラッシュブラスターネオ","sub": "カーリングボム","sp": "デコイチラシ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スプラッシュボム</text:p>
          </table:table-cell>
          <table:table-cell office:value-type="string" calcext:value-type="string">
            <text:p>`=A85</text:p>
          </table:table-cell>
          <table:table-cell office:value-type="string" calcext:value-type="string">
            <text:p>`=A86</text:p>
          </table:table-cell>
          <table:table-cell office:value-type="string" calcext:value-type="string">
            <text:p>`=A87</text:p>
          </table:table-cell>
          <table:table-cell table:formula="of:=[.A86]" office:value-type="string" office:string-value="ラピッドブラスター" calcext:value-type="string">
            <text:p>ラピッドブラスター</text:p>
          </table:table-cell>
          <table:table-cell table:formula="of:=[.A87]" office:value-type="string" office:string-value="トラップ" calcext:value-type="string">
            <text:p>トラップ</text:p>
          </table:table-cell>
          <table:table-cell table:formula="of:=[.A88]" office:value-type="string" office:string-value="トリプルトルネード" calcext:value-type="string">
            <text:p>トリプルトルネード</text:p>
          </table:table-cell>
          <table:table-cell table:style-name="ce4" table:formula="of:=COM.MICROSOFT.CONCAT(&quot;&quot;&quot;&quot;;[.E30];&quot;&quot;&quot;&quot;)" office:value-type="string" office:string-value="&quot;ラピッドブラスター&quot;" calcext:value-type="string">
            <text:p>"ラピッドブラスター"</text:p>
          </table:table-cell>
          <table:table-cell table:style-name="ce4" table:formula="of:=COM.MICROSOFT.CONCAT(&quot;&quot;&quot;&quot;;[.F30];&quot;&quot;&quot;&quot;)" office:value-type="string" office:string-value="&quot;トラップ&quot;" calcext:value-type="string">
            <text:p>"トラップ"</text:p>
          </table:table-cell>
          <table:table-cell table:style-name="ce4" table:formula="of:=COM.MICROSOFT.CONCAT(&quot;&quot;&quot;&quot;;[.G30];&quot;&quot;&quot;&quot;)" office:value-type="string" office:string-value="&quot;トリプルトルネード&quot;" calcext:value-type="string">
            <text:p>"トリプルトルネード"</text:p>
          </table:table-cell>
          <table:table-cell table:formula="of:=COM.MICROSOFT.CONCAT(&quot;{&quot;;[.$H$1]; &quot;: &quot;; [.H30]; &quot;,&quot;; [.$I$1]; &quot;: &quot;; [.I30]; &quot;,&quot;; [.$J$1]; &quot;: &quot;; [.J30]; &quot;}&quot;)" office:value-type="string" office:string-value="{&quot;main&quot;: &quot;ラピッドブラスター&quot;,&quot;sub&quot;: &quot;トラップ&quot;,&quot;sp&quot;: &quot;トリプルトルネード&quot;}" calcext:value-type="string">
            <text:p>{"main": "ラピッドブラスター","sub": "トラップ","sp": "トリプルトルネード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トリプルトルネード</text:p>
          </table:table-cell>
          <table:table-cell office:value-type="string" calcext:value-type="string">
            <text:p>`=A88</text:p>
          </table:table-cell>
          <table:table-cell office:value-type="string" calcext:value-type="string">
            <text:p>`=A89</text:p>
          </table:table-cell>
          <table:table-cell office:value-type="string" calcext:value-type="string">
            <text:p>`=A90</text:p>
          </table:table-cell>
          <table:table-cell table:formula="of:=[.A89]" office:value-type="string" office:string-value="ラピッドブラスターデコ" calcext:value-type="string">
            <text:p>ラピッドブラスターデコ</text:p>
          </table:table-cell>
          <table:table-cell table:formula="of:=[.A90]" office:value-type="string" office:string-value="トーピード" calcext:value-type="string">
            <text:p>トーピード</text:p>
          </table:table-cell>
          <table:table-cell table:formula="of:=[.A91]" office:value-type="string" office:string-value="ジェットパック" calcext:value-type="string">
            <text:p>ジェットパック</text:p>
          </table:table-cell>
          <table:table-cell table:style-name="ce4" table:formula="of:=COM.MICROSOFT.CONCAT(&quot;&quot;&quot;&quot;;[.E31];&quot;&quot;&quot;&quot;)" office:value-type="string" office:string-value="&quot;ラピッドブラスターデコ&quot;" calcext:value-type="string">
            <text:p>"ラピッドブラスターデコ"</text:p>
          </table:table-cell>
          <table:table-cell table:style-name="ce4" table:formula="of:=COM.MICROSOFT.CONCAT(&quot;&quot;&quot;&quot;;[.F31];&quot;&quot;&quot;&quot;)" office:value-type="string" office:string-value="&quot;トーピード&quot;" calcext:value-type="string">
            <text:p>"トーピード"</text:p>
          </table:table-cell>
          <table:table-cell table:style-name="ce4" table:formula="of:=COM.MICROSOFT.CONCAT(&quot;&quot;&quot;&quot;;[.G31];&quot;&quot;&quot;&quot;)" office:value-type="string" office:string-value="&quot;ジェットパック&quot;" calcext:value-type="string">
            <text:p>"ジェットパック"</text:p>
          </table:table-cell>
          <table:table-cell table:formula="of:=COM.MICROSOFT.CONCAT(&quot;{&quot;;[.$H$1]; &quot;: &quot;; [.H31]; &quot;,&quot;; [.$I$1]; &quot;: &quot;; [.I31]; &quot;,&quot;; [.$J$1]; &quot;: &quot;; [.J31]; &quot;}&quot;)" office:value-type="string" office:string-value="{&quot;main&quot;: &quot;ラピッドブラスターデコ&quot;,&quot;sub&quot;: &quot;トーピード&quot;,&quot;sp&quot;: &quot;ジェットパック&quot;}" calcext:value-type="string">
            <text:p>{"main": "ラピッドブラスターデコ","sub": "トーピード","sp": "ジェットパック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ヒーローシューターレプリカ</text:p>
          </table:table-cell>
          <table:table-cell office:value-type="string" calcext:value-type="string">
            <text:p>`=A91</text:p>
          </table:table-cell>
          <table:table-cell office:value-type="string" calcext:value-type="string">
            <text:p>`=A92</text:p>
          </table:table-cell>
          <table:table-cell office:value-type="string" calcext:value-type="string">
            <text:p>`=A93</text:p>
          </table:table-cell>
          <table:table-cell table:formula="of:=[.A92]" office:value-type="string" office:string-value="Rブラスターエリート" calcext:value-type="string">
            <text:p>Rブラスターエリート</text:p>
          </table:table-cell>
          <table:table-cell table:formula="of:=[.A93]" office:value-type="string" office:string-value="ポイズンミスト" calcext:value-type="string">
            <text:p>ポイズンミスト</text:p>
          </table:table-cell>
          <table:table-cell table:formula="of:=[.A94]" office:value-type="string" office:string-value="キューインキ" calcext:value-type="string">
            <text:p>キューインキ</text:p>
          </table:table-cell>
          <table:table-cell table:style-name="ce4" table:formula="of:=COM.MICROSOFT.CONCAT(&quot;&quot;&quot;&quot;;[.E32];&quot;&quot;&quot;&quot;)" office:value-type="string" office:string-value="&quot;Rブラスターエリート&quot;" calcext:value-type="string">
            <text:p>"Rブラスターエリート"</text:p>
          </table:table-cell>
          <table:table-cell table:style-name="ce4" table:formula="of:=COM.MICROSOFT.CONCAT(&quot;&quot;&quot;&quot;;[.F32];&quot;&quot;&quot;&quot;)" office:value-type="string" office:string-value="&quot;ポイズンミスト&quot;" calcext:value-type="string">
            <text:p>"ポイズンミスト"</text:p>
          </table:table-cell>
          <table:table-cell table:style-name="ce4" table:formula="of:=COM.MICROSOFT.CONCAT(&quot;&quot;&quot;&quot;;[.G32];&quot;&quot;&quot;&quot;)" office:value-type="string" office:string-value="&quot;キューインキ&quot;" calcext:value-type="string">
            <text:p>"キューインキ"</text:p>
          </table:table-cell>
          <table:table-cell table:formula="of:=COM.MICROSOFT.CONCAT(&quot;{&quot;;[.$H$1]; &quot;: &quot;; [.H32]; &quot;,&quot;; [.$I$1]; &quot;: &quot;; [.I32]; &quot;,&quot;; [.$J$1]; &quot;: &quot;; [.J32]; &quot;}&quot;)" office:value-type="string" office:string-value="{&quot;main&quot;: &quot;Rブラスターエリート&quot;,&quot;sub&quot;: &quot;ポイズンミスト&quot;,&quot;sp&quot;: &quot;キューインキ&quot;}" calcext:value-type="string">
            <text:p>{"main": "Rブラスターエリート","sub": "ポイズンミスト","sp": "キューインキ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キューバンボム</text:p>
          </table:table-cell>
          <table:table-cell office:value-type="string" calcext:value-type="string">
            <text:p>`=A94</text:p>
          </table:table-cell>
          <table:table-cell office:value-type="string" calcext:value-type="string">
            <text:p>`=A95</text:p>
          </table:table-cell>
          <table:table-cell office:value-type="string" calcext:value-type="string">
            <text:p>`=A96</text:p>
          </table:table-cell>
          <table:table-cell table:formula="of:=[.A95]" office:value-type="string" office:string-value="Rブラスターエリートデコ" calcext:value-type="string">
            <text:p>Rブラスターエリートデコ</text:p>
          </table:table-cell>
          <table:table-cell table:formula="of:=[.A96]" office:value-type="string" office:string-value="ラインマーカー" calcext:value-type="string">
            <text:p>ラインマーカー</text:p>
          </table:table-cell>
          <table:table-cell table:formula="of:=[.A97]" office:value-type="string" office:string-value="メガホンレーザー5.1ch" calcext:value-type="string">
            <text:p>メガホンレーザー5.1ch</text:p>
          </table:table-cell>
          <table:table-cell table:style-name="ce4" table:formula="of:=COM.MICROSOFT.CONCAT(&quot;&quot;&quot;&quot;;[.E33];&quot;&quot;&quot;&quot;)" office:value-type="string" office:string-value="&quot;Rブラスターエリートデコ&quot;" calcext:value-type="string">
            <text:p>"Rブラスターエリートデコ"</text:p>
          </table:table-cell>
          <table:table-cell table:style-name="ce4" table:formula="of:=COM.MICROSOFT.CONCAT(&quot;&quot;&quot;&quot;;[.F33];&quot;&quot;&quot;&quot;)" office:value-type="string" office:string-value="&quot;ラインマーカー&quot;" calcext:value-type="string">
            <text:p>"ラインマーカー"</text:p>
          </table:table-cell>
          <table:table-cell table:style-name="ce4" table:formula="of:=COM.MICROSOFT.CONCAT(&quot;&quot;&quot;&quot;;[.G33];&quot;&quot;&quot;&quot;)" office:value-type="string" office:string-value="&quot;メガホンレーザー5.1ch&quot;" calcext:value-type="string">
            <text:p>"メガホンレーザー5.1ch"</text:p>
          </table:table-cell>
          <table:table-cell table:formula="of:=COM.MICROSOFT.CONCAT(&quot;{&quot;;[.$H$1]; &quot;: &quot;; [.H33]; &quot;,&quot;; [.$I$1]; &quot;: &quot;; [.I33]; &quot;,&quot;; [.$J$1]; &quot;: &quot;; [.J33]; &quot;}&quot;)" office:value-type="string" office:string-value="{&quot;main&quot;: &quot;Rブラスターエリートデコ&quot;,&quot;sub&quot;: &quot;ラインマーカー&quot;,&quot;sp&quot;: &quot;メガホンレーザー5.1ch&quot;}" calcext:value-type="string">
            <text:p>{"main": "Rブラスターエリートデコ","sub": "ラインマーカー","sp": "メガホンレーザー5.1ch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ウルトラショット</text:p>
          </table:table-cell>
          <table:table-cell office:value-type="string" calcext:value-type="string">
            <text:p>`=A97</text:p>
          </table:table-cell>
          <table:table-cell office:value-type="string" calcext:value-type="string">
            <text:p>`=A98</text:p>
          </table:table-cell>
          <table:table-cell office:value-type="string" calcext:value-type="string">
            <text:p>`=A99</text:p>
          </table:table-cell>
          <table:table-cell table:formula="of:=[.A98]" office:value-type="string" office:string-value="S-BLAST92" calcext:value-type="string">
            <text:p>S-BLAST92</text:p>
          </table:table-cell>
          <table:table-cell table:formula="of:=[.A99]" office:value-type="string" office:string-value="スプリンクラー" calcext:value-type="string">
            <text:p>スプリンクラー</text:p>
          </table:table-cell>
          <table:table-cell table:formula="of:=[.A100]" office:value-type="string" office:string-value="サメライド" calcext:value-type="string">
            <text:p>サメライド</text:p>
          </table:table-cell>
          <table:table-cell table:style-name="ce4" table:formula="of:=COM.MICROSOFT.CONCAT(&quot;&quot;&quot;&quot;;[.E34];&quot;&quot;&quot;&quot;)" office:value-type="string" office:string-value="&quot;S-BLAST92&quot;" calcext:value-type="string">
            <text:p>"S-BLAST92"</text:p>
          </table:table-cell>
          <table:table-cell table:style-name="ce4" table:formula="of:=COM.MICROSOFT.CONCAT(&quot;&quot;&quot;&quot;;[.F34];&quot;&quot;&quot;&quot;)" office:value-type="string" office:string-value="&quot;スプリンクラー&quot;" calcext:value-type="string">
            <text:p>"スプリンクラー"</text:p>
          </table:table-cell>
          <table:table-cell table:style-name="ce4" table:formula="of:=COM.MICROSOFT.CONCAT(&quot;&quot;&quot;&quot;;[.G34];&quot;&quot;&quot;&quot;)" office:value-type="string" office:string-value="&quot;サメライド&quot;" calcext:value-type="string">
            <text:p>"サメライド"</text:p>
          </table:table-cell>
          <table:table-cell table:formula="of:=COM.MICROSOFT.CONCAT(&quot;{&quot;;[.$H$1]; &quot;: &quot;; [.H34]; &quot;,&quot;; [.$I$1]; &quot;: &quot;; [.I34]; &quot;,&quot;; [.$J$1]; &quot;: &quot;; [.J34]; &quot;}&quot;)" office:value-type="string" office:string-value="{&quot;main&quot;: &quot;S-BLAST92&quot;,&quot;sub&quot;: &quot;スプリンクラー&quot;,&quot;sp&quot;: &quot;サメライド&quot;}" calcext:value-type="string">
            <text:p>{"main": "S-BLAST92","sub": "スプリンクラー","sp": "サメライド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.52ガロン</text:p>
          </table:table-cell>
          <table:table-cell office:value-type="string" calcext:value-type="string">
            <text:p>`=A100</text:p>
          </table:table-cell>
          <table:table-cell office:value-type="string" calcext:value-type="string">
            <text:p>`=A101</text:p>
          </table:table-cell>
          <table:table-cell office:value-type="string" calcext:value-type="string">
            <text:p>`=A102</text:p>
          </table:table-cell>
          <table:table-cell table:formula="of:=[.A101]" office:value-type="string" office:string-value="L3リールガン" calcext:value-type="string">
            <text:p>L3リールガン</text:p>
          </table:table-cell>
          <table:table-cell table:formula="of:=[.A102]" office:value-type="string" office:string-value="カーリングボム" calcext:value-type="string">
            <text:p>カーリングボム</text:p>
          </table:table-cell>
          <table:table-cell table:formula="of:=[.A103]" office:value-type="string" office:string-value="カニタンク" calcext:value-type="string">
            <text:p>カニタンク</text:p>
          </table:table-cell>
          <table:table-cell table:style-name="ce4" table:formula="of:=COM.MICROSOFT.CONCAT(&quot;&quot;&quot;&quot;;[.E35];&quot;&quot;&quot;&quot;)" office:value-type="string" office:string-value="&quot;L3リールガン&quot;" calcext:value-type="string">
            <text:p>"L3リールガン"</text:p>
          </table:table-cell>
          <table:table-cell table:style-name="ce4" table:formula="of:=COM.MICROSOFT.CONCAT(&quot;&quot;&quot;&quot;;[.F35];&quot;&quot;&quot;&quot;)" office:value-type="string" office:string-value="&quot;カーリングボム&quot;" calcext:value-type="string">
            <text:p>"カーリングボム"</text:p>
          </table:table-cell>
          <table:table-cell table:style-name="ce4" table:formula="of:=COM.MICROSOFT.CONCAT(&quot;&quot;&quot;&quot;;[.G35];&quot;&quot;&quot;&quot;)" office:value-type="string" office:string-value="&quot;カニタンク&quot;" calcext:value-type="string">
            <text:p>"カニタンク"</text:p>
          </table:table-cell>
          <table:table-cell table:formula="of:=COM.MICROSOFT.CONCAT(&quot;{&quot;;[.$H$1]; &quot;: &quot;; [.H35]; &quot;,&quot;; [.$I$1]; &quot;: &quot;; [.I35]; &quot;,&quot;; [.$J$1]; &quot;: &quot;; [.J35]; &quot;}&quot;)" office:value-type="string" office:string-value="{&quot;main&quot;: &quot;L3リールガン&quot;,&quot;sub&quot;: &quot;カーリングボム&quot;,&quot;sp&quot;: &quot;カニタンク&quot;}" calcext:value-type="string">
            <text:p>{"main": "L3リールガン","sub": "カーリングボム","sp": "カニタンク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スプラッシュシールド</text:p>
          </table:table-cell>
          <table:table-cell office:value-type="string" calcext:value-type="string">
            <text:p>`=A103</text:p>
          </table:table-cell>
          <table:table-cell office:value-type="string" calcext:value-type="string">
            <text:p>`=A104</text:p>
          </table:table-cell>
          <table:table-cell office:value-type="string" calcext:value-type="string">
            <text:p>`=A105</text:p>
          </table:table-cell>
          <table:table-cell table:formula="of:=[.A104]" office:value-type="string" office:string-value="L3リールガンD" calcext:value-type="string">
            <text:p>L3リールガンD</text:p>
          </table:table-cell>
          <table:table-cell table:formula="of:=[.A105]" office:value-type="string" office:string-value="クイックボム" calcext:value-type="string">
            <text:p>クイックボム</text:p>
          </table:table-cell>
          <table:table-cell table:formula="of:=[.A106]" office:value-type="string" office:string-value="ウルトラハンコ" calcext:value-type="string">
            <text:p>ウルトラハンコ</text:p>
          </table:table-cell>
          <table:table-cell table:style-name="ce4" table:formula="of:=COM.MICROSOFT.CONCAT(&quot;&quot;&quot;&quot;;[.E36];&quot;&quot;&quot;&quot;)" office:value-type="string" office:string-value="&quot;L3リールガンD&quot;" calcext:value-type="string">
            <text:p>"L3リールガンD"</text:p>
          </table:table-cell>
          <table:table-cell table:style-name="ce4" table:formula="of:=COM.MICROSOFT.CONCAT(&quot;&quot;&quot;&quot;;[.F36];&quot;&quot;&quot;&quot;)" office:value-type="string" office:string-value="&quot;クイックボム&quot;" calcext:value-type="string">
            <text:p>"クイックボム"</text:p>
          </table:table-cell>
          <table:table-cell table:style-name="ce4" table:formula="of:=COM.MICROSOFT.CONCAT(&quot;&quot;&quot;&quot;;[.G36];&quot;&quot;&quot;&quot;)" office:value-type="string" office:string-value="&quot;ウルトラハンコ&quot;" calcext:value-type="string">
            <text:p>"ウルトラハンコ"</text:p>
          </table:table-cell>
          <table:table-cell table:formula="of:=COM.MICROSOFT.CONCAT(&quot;{&quot;;[.$H$1]; &quot;: &quot;; [.H36]; &quot;,&quot;; [.$I$1]; &quot;: &quot;; [.I36]; &quot;,&quot;; [.$J$1]; &quot;: &quot;; [.J36]; &quot;}&quot;)" office:value-type="string" office:string-value="{&quot;main&quot;: &quot;L3リールガンD&quot;,&quot;sub&quot;: &quot;クイックボム&quot;,&quot;sp&quot;: &quot;ウルトラハンコ&quot;}" calcext:value-type="string">
            <text:p>{"main": "L3リールガンD","sub": "クイックボム","sp": "ウルトラハンコ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メガホンレーザー5.1ch</text:p>
          </table:table-cell>
          <table:table-cell office:value-type="string" calcext:value-type="string">
            <text:p>`=A106</text:p>
          </table:table-cell>
          <table:table-cell office:value-type="string" calcext:value-type="string">
            <text:p>`=A107</text:p>
          </table:table-cell>
          <table:table-cell office:value-type="string" calcext:value-type="string">
            <text:p>`=A108</text:p>
          </table:table-cell>
          <table:table-cell table:formula="of:=[.A107]" office:value-type="string" office:string-value="H3リールガン" calcext:value-type="string">
            <text:p>H3リールガン</text:p>
          </table:table-cell>
          <table:table-cell table:formula="of:=[.A108]" office:value-type="string" office:string-value="ポイントセンサー" calcext:value-type="string">
            <text:p>ポイントセンサー</text:p>
          </table:table-cell>
          <table:table-cell table:formula="of:=[.A109]" office:value-type="string" office:string-value="エナジースタンド" calcext:value-type="string">
            <text:p>エナジースタンド</text:p>
          </table:table-cell>
          <table:table-cell table:style-name="ce4" table:formula="of:=COM.MICROSOFT.CONCAT(&quot;&quot;&quot;&quot;;[.E37];&quot;&quot;&quot;&quot;)" office:value-type="string" office:string-value="&quot;H3リールガン&quot;" calcext:value-type="string">
            <text:p>"H3リールガン"</text:p>
          </table:table-cell>
          <table:table-cell table:style-name="ce4" table:formula="of:=COM.MICROSOFT.CONCAT(&quot;&quot;&quot;&quot;;[.F37];&quot;&quot;&quot;&quot;)" office:value-type="string" office:string-value="&quot;ポイントセンサー&quot;" calcext:value-type="string">
            <text:p>"ポイントセンサー"</text:p>
          </table:table-cell>
          <table:table-cell table:style-name="ce4" table:formula="of:=COM.MICROSOFT.CONCAT(&quot;&quot;&quot;&quot;;[.G37];&quot;&quot;&quot;&quot;)" office:value-type="string" office:string-value="&quot;エナジースタンド&quot;" calcext:value-type="string">
            <text:p>"エナジースタンド"</text:p>
          </table:table-cell>
          <table:table-cell table:formula="of:=COM.MICROSOFT.CONCAT(&quot;{&quot;;[.$H$1]; &quot;: &quot;; [.H37]; &quot;,&quot;; [.$I$1]; &quot;: &quot;; [.I37]; &quot;,&quot;; [.$J$1]; &quot;: &quot;; [.J37]; &quot;}&quot;)" office:value-type="string" office:string-value="{&quot;main&quot;: &quot;H3リールガン&quot;,&quot;sub&quot;: &quot;ポイントセンサー&quot;,&quot;sp&quot;: &quot;エナジースタンド&quot;}" calcext:value-type="string">
            <text:p>{"main": "H3リールガン","sub": "ポイントセンサー","sp": "エナジースタンド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-ZAP85</text:p>
          </table:table-cell>
          <table:table-cell office:value-type="string" calcext:value-type="string">
            <text:p>`=A109</text:p>
          </table:table-cell>
          <table:table-cell office:value-type="string" calcext:value-type="string">
            <text:p>`=A110</text:p>
          </table:table-cell>
          <table:table-cell office:value-type="string" calcext:value-type="string">
            <text:p>`=A111</text:p>
          </table:table-cell>
          <table:table-cell table:formula="of:=[.A110]" office:value-type="string" office:string-value="H3リールガンD" calcext:value-type="string">
            <text:p>H3リールガンD</text:p>
          </table:table-cell>
          <table:table-cell table:formula="of:=[.A111]" office:value-type="string" office:string-value="スプラッシュシールド" calcext:value-type="string">
            <text:p>スプラッシュシールド</text:p>
          </table:table-cell>
          <table:table-cell table:formula="of:=[.A112]" office:value-type="string" office:string-value="グレートバリア" calcext:value-type="string">
            <text:p>グレートバリア</text:p>
          </table:table-cell>
          <table:table-cell table:style-name="ce4" table:formula="of:=COM.MICROSOFT.CONCAT(&quot;&quot;&quot;&quot;;[.E38];&quot;&quot;&quot;&quot;)" office:value-type="string" office:string-value="&quot;H3リールガンD&quot;" calcext:value-type="string">
            <text:p>"H3リールガンD"</text:p>
          </table:table-cell>
          <table:table-cell table:style-name="ce4" table:formula="of:=COM.MICROSOFT.CONCAT(&quot;&quot;&quot;&quot;;[.F38];&quot;&quot;&quot;&quot;)" office:value-type="string" office:string-value="&quot;スプラッシュシールド&quot;" calcext:value-type="string">
            <text:p>"スプラッシュシールド"</text:p>
          </table:table-cell>
          <table:table-cell table:style-name="ce4" table:formula="of:=COM.MICROSOFT.CONCAT(&quot;&quot;&quot;&quot;;[.G38];&quot;&quot;&quot;&quot;)" office:value-type="string" office:string-value="&quot;グレートバリア&quot;" calcext:value-type="string">
            <text:p>"グレートバリア"</text:p>
          </table:table-cell>
          <table:table-cell table:formula="of:=COM.MICROSOFT.CONCAT(&quot;{&quot;;[.$H$1]; &quot;: &quot;; [.H38]; &quot;,&quot;; [.$I$1]; &quot;: &quot;; [.I38]; &quot;,&quot;; [.$J$1]; &quot;: &quot;; [.J38]; &quot;}&quot;)" office:value-type="string" office:string-value="{&quot;main&quot;: &quot;H3リールガンD&quot;,&quot;sub&quot;: &quot;スプラッシュシールド&quot;,&quot;sp&quot;: &quot;グレートバリア&quot;}" calcext:value-type="string">
            <text:p>{"main": "H3リールガンD","sub": "スプラッシュシールド","sp": "グレートバリア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キューバンボム</text:p>
          </table:table-cell>
          <table:table-cell office:value-type="string" calcext:value-type="string">
            <text:p>`=A112</text:p>
          </table:table-cell>
          <table:table-cell office:value-type="string" calcext:value-type="string">
            <text:p>`=A113</text:p>
          </table:table-cell>
          <table:table-cell office:value-type="string" calcext:value-type="string">
            <text:p>`=A114</text:p>
          </table:table-cell>
          <table:table-cell table:formula="of:=[.A113]" office:value-type="string" office:string-value="ボトルガイザー" calcext:value-type="string">
            <text:p>ボトルガイザー</text:p>
          </table:table-cell>
          <table:table-cell table:formula="of:=[.A114]" office:value-type="string" office:string-value="スプラッシュシールド" calcext:value-type="string">
            <text:p>スプラッシュシールド</text:p>
          </table:table-cell>
          <table:table-cell table:formula="of:=[.A115]" office:value-type="string" office:string-value="ウルトラショット" calcext:value-type="string">
            <text:p>ウルトラショット</text:p>
          </table:table-cell>
          <table:table-cell table:style-name="ce4" table:formula="of:=COM.MICROSOFT.CONCAT(&quot;&quot;&quot;&quot;;[.E39];&quot;&quot;&quot;&quot;)" office:value-type="string" office:string-value="&quot;ボトルガイザー&quot;" calcext:value-type="string">
            <text:p>"ボトルガイザー"</text:p>
          </table:table-cell>
          <table:table-cell table:style-name="ce4" table:formula="of:=COM.MICROSOFT.CONCAT(&quot;&quot;&quot;&quot;;[.F39];&quot;&quot;&quot;&quot;)" office:value-type="string" office:string-value="&quot;スプラッシュシールド&quot;" calcext:value-type="string">
            <text:p>"スプラッシュシールド"</text:p>
          </table:table-cell>
          <table:table-cell table:style-name="ce4" table:formula="of:=COM.MICROSOFT.CONCAT(&quot;&quot;&quot;&quot;;[.G39];&quot;&quot;&quot;&quot;)" office:value-type="string" office:string-value="&quot;ウルトラショット&quot;" calcext:value-type="string">
            <text:p>"ウルトラショット"</text:p>
          </table:table-cell>
          <table:table-cell table:formula="of:=COM.MICROSOFT.CONCAT(&quot;{&quot;;[.$H$1]; &quot;: &quot;; [.H39]; &quot;,&quot;; [.$I$1]; &quot;: &quot;; [.I39]; &quot;,&quot;; [.$J$1]; &quot;: &quot;; [.J39]; &quot;}&quot;)" office:value-type="string" office:string-value="{&quot;main&quot;: &quot;ボトルガイザー&quot;,&quot;sub&quot;: &quot;スプラッシュシールド&quot;,&quot;sp&quot;: &quot;ウルトラショット&quot;}" calcext:value-type="string">
            <text:p>{"main": "ボトルガイザー","sub": "スプラッシュシールド","sp": "ウルトラショット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エナジースタンド</text:p>
          </table:table-cell>
          <table:table-cell office:value-type="string" calcext:value-type="string">
            <text:p>`=A115</text:p>
          </table:table-cell>
          <table:table-cell office:value-type="string" calcext:value-type="string">
            <text:p>`=A116</text:p>
          </table:table-cell>
          <table:table-cell office:value-type="string" calcext:value-type="string">
            <text:p>`=A117</text:p>
          </table:table-cell>
          <table:table-cell table:formula="of:=[.A116]" office:value-type="string" office:string-value="カーボンローラー" calcext:value-type="string">
            <text:p>カーボンローラー</text:p>
          </table:table-cell>
          <table:table-cell table:formula="of:=[.A117]" office:value-type="string" office:string-value="ロボットボム" calcext:value-type="string">
            <text:p>ロボットボム</text:p>
          </table:table-cell>
          <table:table-cell table:formula="of:=[.A118]" office:value-type="string" office:string-value="ショクワンダー" calcext:value-type="string">
            <text:p>ショクワンダー</text:p>
          </table:table-cell>
          <table:table-cell table:style-name="ce4" table:formula="of:=COM.MICROSOFT.CONCAT(&quot;&quot;&quot;&quot;;[.E40];&quot;&quot;&quot;&quot;)" office:value-type="string" office:string-value="&quot;カーボンローラー&quot;" calcext:value-type="string">
            <text:p>"カーボンローラー"</text:p>
          </table:table-cell>
          <table:table-cell table:style-name="ce4" table:formula="of:=COM.MICROSOFT.CONCAT(&quot;&quot;&quot;&quot;;[.F40];&quot;&quot;&quot;&quot;)" office:value-type="string" office:string-value="&quot;ロボットボム&quot;" calcext:value-type="string">
            <text:p>"ロボットボム"</text:p>
          </table:table-cell>
          <table:table-cell table:style-name="ce4" table:formula="of:=COM.MICROSOFT.CONCAT(&quot;&quot;&quot;&quot;;[.G40];&quot;&quot;&quot;&quot;)" office:value-type="string" office:string-value="&quot;ショクワンダー&quot;" calcext:value-type="string">
            <text:p>"ショクワンダー"</text:p>
          </table:table-cell>
          <table:table-cell table:formula="of:=COM.MICROSOFT.CONCAT(&quot;{&quot;;[.$H$1]; &quot;: &quot;; [.H40]; &quot;,&quot;; [.$I$1]; &quot;: &quot;; [.I40]; &quot;,&quot;; [.$J$1]; &quot;: &quot;; [.J40]; &quot;}&quot;)" office:value-type="string" office:string-value="{&quot;main&quot;: &quot;カーボンローラー&quot;,&quot;sub&quot;: &quot;ロボットボム&quot;,&quot;sp&quot;: &quot;ショクワンダー&quot;}" calcext:value-type="string">
            <text:p>{"main": "カーボンローラー","sub": "ロボットボム","sp": "ショクワンダー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-ZAP89</text:p>
          </table:table-cell>
          <table:table-cell office:value-type="string" calcext:value-type="string">
            <text:p>`=A118</text:p>
          </table:table-cell>
          <table:table-cell office:value-type="string" calcext:value-type="string">
            <text:p>`=A119</text:p>
          </table:table-cell>
          <table:table-cell office:value-type="string" calcext:value-type="string">
            <text:p>`=A120</text:p>
          </table:table-cell>
          <table:table-cell table:formula="of:=[.A119]" office:value-type="string" office:string-value="カーボンローラーデコ" calcext:value-type="string">
            <text:p>カーボンローラーデコ</text:p>
          </table:table-cell>
          <table:table-cell table:formula="of:=[.A120]" office:value-type="string" office:string-value="クイックボム" calcext:value-type="string">
            <text:p>クイックボム</text:p>
          </table:table-cell>
          <table:table-cell table:formula="of:=[.A121]" office:value-type="string" office:string-value="ウルトラショット" calcext:value-type="string">
            <text:p>ウルトラショット</text:p>
          </table:table-cell>
          <table:table-cell table:style-name="ce4" table:formula="of:=COM.MICROSOFT.CONCAT(&quot;&quot;&quot;&quot;;[.E41];&quot;&quot;&quot;&quot;)" office:value-type="string" office:string-value="&quot;カーボンローラーデコ&quot;" calcext:value-type="string">
            <text:p>"カーボンローラーデコ"</text:p>
          </table:table-cell>
          <table:table-cell table:style-name="ce4" table:formula="of:=COM.MICROSOFT.CONCAT(&quot;&quot;&quot;&quot;;[.F41];&quot;&quot;&quot;&quot;)" office:value-type="string" office:string-value="&quot;クイックボム&quot;" calcext:value-type="string">
            <text:p>"クイックボム"</text:p>
          </table:table-cell>
          <table:table-cell table:style-name="ce4" table:formula="of:=COM.MICROSOFT.CONCAT(&quot;&quot;&quot;&quot;;[.G41];&quot;&quot;&quot;&quot;)" office:value-type="string" office:string-value="&quot;ウルトラショット&quot;" calcext:value-type="string">
            <text:p>"ウルトラショット"</text:p>
          </table:table-cell>
          <table:table-cell table:formula="of:=COM.MICROSOFT.CONCAT(&quot;{&quot;;[.$H$1]; &quot;: &quot;; [.H41]; &quot;,&quot;; [.$I$1]; &quot;: &quot;; [.I41]; &quot;,&quot;; [.$J$1]; &quot;: &quot;; [.J41]; &quot;}&quot;)" office:value-type="string" office:string-value="{&quot;main&quot;: &quot;カーボンローラーデコ&quot;,&quot;sub&quot;: &quot;クイックボム&quot;,&quot;sp&quot;: &quot;ウルトラショット&quot;}" calcext:value-type="string">
            <text:p>{"main": "カーボンローラーデコ","sub": "クイックボム","sp": "ウルトラショット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ロボットボム</text:p>
          </table:table-cell>
          <table:table-cell office:value-type="string" calcext:value-type="string">
            <text:p>`=A121</text:p>
          </table:table-cell>
          <table:table-cell office:value-type="string" calcext:value-type="string">
            <text:p>`=A122</text:p>
          </table:table-cell>
          <table:table-cell office:value-type="string" calcext:value-type="string">
            <text:p>`=A123</text:p>
          </table:table-cell>
          <table:table-cell table:formula="of:=[.A122]" office:value-type="string" office:string-value="スプラローラー" calcext:value-type="string">
            <text:p>スプラローラー</text:p>
          </table:table-cell>
          <table:table-cell table:formula="of:=[.A123]" office:value-type="string" office:string-value="カーリングボム" calcext:value-type="string">
            <text:p>カーリングボム</text:p>
          </table:table-cell>
          <table:table-cell table:formula="of:=[.A124]" office:value-type="string" office:string-value="グレートバリア" calcext:value-type="string">
            <text:p>グレートバリア</text:p>
          </table:table-cell>
          <table:table-cell table:style-name="ce4" table:formula="of:=COM.MICROSOFT.CONCAT(&quot;&quot;&quot;&quot;;[.E42];&quot;&quot;&quot;&quot;)" office:value-type="string" office:string-value="&quot;スプラローラー&quot;" calcext:value-type="string">
            <text:p>"スプラローラー"</text:p>
          </table:table-cell>
          <table:table-cell table:style-name="ce4" table:formula="of:=COM.MICROSOFT.CONCAT(&quot;&quot;&quot;&quot;;[.F42];&quot;&quot;&quot;&quot;)" office:value-type="string" office:string-value="&quot;カーリングボム&quot;" calcext:value-type="string">
            <text:p>"カーリングボム"</text:p>
          </table:table-cell>
          <table:table-cell table:style-name="ce4" table:formula="of:=COM.MICROSOFT.CONCAT(&quot;&quot;&quot;&quot;;[.G42];&quot;&quot;&quot;&quot;)" office:value-type="string" office:string-value="&quot;グレートバリア&quot;" calcext:value-type="string">
            <text:p>"グレートバリア"</text:p>
          </table:table-cell>
          <table:table-cell table:formula="of:=COM.MICROSOFT.CONCAT(&quot;{&quot;;[.$H$1]; &quot;: &quot;; [.H42]; &quot;,&quot;; [.$I$1]; &quot;: &quot;; [.I42]; &quot;,&quot;; [.$J$1]; &quot;: &quot;; [.J42]; &quot;}&quot;)" office:value-type="string" office:string-value="{&quot;main&quot;: &quot;スプラローラー&quot;,&quot;sub&quot;: &quot;カーリングボム&quot;,&quot;sp&quot;: &quot;グレートバリア&quot;}" calcext:value-type="string">
            <text:p>{"main": "スプラローラー","sub": "カーリングボム","sp": "グレートバリア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デコイチラシ</text:p>
          </table:table-cell>
          <table:table-cell office:value-type="string" calcext:value-type="string">
            <text:p>`=A124</text:p>
          </table:table-cell>
          <table:table-cell office:value-type="string" calcext:value-type="string">
            <text:p>`=A125</text:p>
          </table:table-cell>
          <table:table-cell office:value-type="string" calcext:value-type="string">
            <text:p>`=A126</text:p>
          </table:table-cell>
          <table:table-cell table:formula="of:=[.A125]" office:value-type="string" office:string-value="スプラローラーコラボ" calcext:value-type="string">
            <text:p>スプラローラーコラボ</text:p>
          </table:table-cell>
          <table:table-cell table:formula="of:=[.A126]" office:value-type="string" office:string-value="ジャンプビーコン" calcext:value-type="string">
            <text:p>ジャンプビーコン</text:p>
          </table:table-cell>
          <table:table-cell table:formula="of:=[.A127]" office:value-type="string" office:string-value="テイオウイカ" calcext:value-type="string">
            <text:p>テイオウイカ</text:p>
          </table:table-cell>
          <table:table-cell table:style-name="ce4" table:formula="of:=COM.MICROSOFT.CONCAT(&quot;&quot;&quot;&quot;;[.E43];&quot;&quot;&quot;&quot;)" office:value-type="string" office:string-value="&quot;スプラローラーコラボ&quot;" calcext:value-type="string">
            <text:p>"スプラローラーコラボ"</text:p>
          </table:table-cell>
          <table:table-cell table:style-name="ce4" table:formula="of:=COM.MICROSOFT.CONCAT(&quot;&quot;&quot;&quot;;[.F43];&quot;&quot;&quot;&quot;)" office:value-type="string" office:string-value="&quot;ジャンプビーコン&quot;" calcext:value-type="string">
            <text:p>"ジャンプビーコン"</text:p>
          </table:table-cell>
          <table:table-cell table:style-name="ce4" table:formula="of:=COM.MICROSOFT.CONCAT(&quot;&quot;&quot;&quot;;[.G43];&quot;&quot;&quot;&quot;)" office:value-type="string" office:string-value="&quot;テイオウイカ&quot;" calcext:value-type="string">
            <text:p>"テイオウイカ"</text:p>
          </table:table-cell>
          <table:table-cell table:formula="of:=COM.MICROSOFT.CONCAT(&quot;{&quot;;[.$H$1]; &quot;: &quot;; [.H43]; &quot;,&quot;; [.$I$1]; &quot;: &quot;; [.I43]; &quot;,&quot;; [.$J$1]; &quot;: &quot;; [.J43]; &quot;}&quot;)" office:value-type="string" office:string-value="{&quot;main&quot;: &quot;スプラローラーコラボ&quot;,&quot;sub&quot;: &quot;ジャンプビーコン&quot;,&quot;sp&quot;: &quot;テイオウイカ&quot;}" calcext:value-type="string">
            <text:p>{"main": "スプラローラーコラボ","sub": "ジャンプビーコン","sp": "テイオウイカ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プライムシューター</text:p>
          </table:table-cell>
          <table:table-cell office:value-type="string" calcext:value-type="string">
            <text:p>`=A127</text:p>
          </table:table-cell>
          <table:table-cell office:value-type="string" calcext:value-type="string">
            <text:p>`=A128</text:p>
          </table:table-cell>
          <table:table-cell office:value-type="string" calcext:value-type="string">
            <text:p>`=A129</text:p>
          </table:table-cell>
          <table:table-cell table:formula="of:=[.A128]" office:value-type="string" office:string-value="ダイナモローラー" calcext:value-type="string">
            <text:p>ダイナモローラー</text:p>
          </table:table-cell>
          <table:table-cell table:formula="of:=[.A129]" office:value-type="string" office:string-value="スプリンクラー" calcext:value-type="string">
            <text:p>スプリンクラー</text:p>
          </table:table-cell>
          <table:table-cell table:formula="of:=[.A130]" office:value-type="string" office:string-value="エナジースタンド" calcext:value-type="string">
            <text:p>エナジースタンド</text:p>
          </table:table-cell>
          <table:table-cell table:style-name="ce4" table:formula="of:=COM.MICROSOFT.CONCAT(&quot;&quot;&quot;&quot;;[.E44];&quot;&quot;&quot;&quot;)" office:value-type="string" office:string-value="&quot;ダイナモローラー&quot;" calcext:value-type="string">
            <text:p>"ダイナモローラー"</text:p>
          </table:table-cell>
          <table:table-cell table:style-name="ce4" table:formula="of:=COM.MICROSOFT.CONCAT(&quot;&quot;&quot;&quot;;[.F44];&quot;&quot;&quot;&quot;)" office:value-type="string" office:string-value="&quot;スプリンクラー&quot;" calcext:value-type="string">
            <text:p>"スプリンクラー"</text:p>
          </table:table-cell>
          <table:table-cell table:style-name="ce4" table:formula="of:=COM.MICROSOFT.CONCAT(&quot;&quot;&quot;&quot;;[.G44];&quot;&quot;&quot;&quot;)" office:value-type="string" office:string-value="&quot;エナジースタンド&quot;" calcext:value-type="string">
            <text:p>"エナジースタンド"</text:p>
          </table:table-cell>
          <table:table-cell table:formula="of:=COM.MICROSOFT.CONCAT(&quot;{&quot;;[.$H$1]; &quot;: &quot;; [.H44]; &quot;,&quot;; [.$I$1]; &quot;: &quot;; [.I44]; &quot;,&quot;; [.$J$1]; &quot;: &quot;; [.J44]; &quot;}&quot;)" office:value-type="string" office:string-value="{&quot;main&quot;: &quot;ダイナモローラー&quot;,&quot;sub&quot;: &quot;スプリンクラー&quot;,&quot;sp&quot;: &quot;エナジースタンド&quot;}" calcext:value-type="string">
            <text:p>{"main": "ダイナモローラー","sub": "スプリンクラー","sp": "エナジースタンド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ラインマーカー</text:p>
          </table:table-cell>
          <table:table-cell office:value-type="string" calcext:value-type="string">
            <text:p>`=A130</text:p>
          </table:table-cell>
          <table:table-cell office:value-type="string" calcext:value-type="string">
            <text:p>`=A131</text:p>
          </table:table-cell>
          <table:table-cell office:value-type="string" calcext:value-type="string">
            <text:p>`=A132</text:p>
          </table:table-cell>
          <table:table-cell table:formula="of:=[.A131]" office:value-type="string" office:string-value="ヴァリアブルローラー" calcext:value-type="string">
            <text:p>ヴァリアブルローラー</text:p>
          </table:table-cell>
          <table:table-cell table:formula="of:=[.A132]" office:value-type="string" office:string-value="トラップ" calcext:value-type="string">
            <text:p>トラップ</text:p>
          </table:table-cell>
          <table:table-cell table:formula="of:=[.A133]" office:value-type="string" office:string-value="マルチミサイル" calcext:value-type="string">
            <text:p>マルチミサイル</text:p>
          </table:table-cell>
          <table:table-cell table:style-name="ce4" table:formula="of:=COM.MICROSOFT.CONCAT(&quot;&quot;&quot;&quot;;[.E45];&quot;&quot;&quot;&quot;)" office:value-type="string" office:string-value="&quot;ヴァリアブルローラー&quot;" calcext:value-type="string">
            <text:p>"ヴァリアブルローラー"</text:p>
          </table:table-cell>
          <table:table-cell table:style-name="ce4" table:formula="of:=COM.MICROSOFT.CONCAT(&quot;&quot;&quot;&quot;;[.F45];&quot;&quot;&quot;&quot;)" office:value-type="string" office:string-value="&quot;トラップ&quot;" calcext:value-type="string">
            <text:p>"トラップ"</text:p>
          </table:table-cell>
          <table:table-cell table:style-name="ce4" table:formula="of:=COM.MICROSOFT.CONCAT(&quot;&quot;&quot;&quot;;[.G45];&quot;&quot;&quot;&quot;)" office:value-type="string" office:string-value="&quot;マルチミサイル&quot;" calcext:value-type="string">
            <text:p>"マルチミサイル"</text:p>
          </table:table-cell>
          <table:table-cell table:formula="of:=COM.MICROSOFT.CONCAT(&quot;{&quot;;[.$H$1]; &quot;: &quot;; [.H45]; &quot;,&quot;; [.$I$1]; &quot;: &quot;; [.I45]; &quot;,&quot;; [.$J$1]; &quot;: &quot;; [.J45]; &quot;}&quot;)" office:value-type="string" office:string-value="{&quot;main&quot;: &quot;ヴァリアブルローラー&quot;,&quot;sub&quot;: &quot;トラップ&quot;,&quot;sp&quot;: &quot;マルチミサイル&quot;}" calcext:value-type="string">
            <text:p>{"main": "ヴァリアブルローラー","sub": "トラップ","sp": "マルチミサイル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カニタンク</text:p>
          </table:table-cell>
          <table:table-cell office:value-type="string" calcext:value-type="string">
            <text:p>`=A133</text:p>
          </table:table-cell>
          <table:table-cell office:value-type="string" calcext:value-type="string">
            <text:p>`=A134</text:p>
          </table:table-cell>
          <table:table-cell office:value-type="string" calcext:value-type="string">
            <text:p>`=A135</text:p>
          </table:table-cell>
          <table:table-cell table:formula="of:=[.A134]" office:value-type="string" office:string-value="ワイドローラー" calcext:value-type="string">
            <text:p>ワイドローラー</text:p>
          </table:table-cell>
          <table:table-cell table:formula="of:=[.A135]" office:value-type="string" office:string-value="スプラッシュシールド" calcext:value-type="string">
            <text:p>スプラッシュシールド</text:p>
          </table:table-cell>
          <table:table-cell table:formula="of:=[.A136]" office:value-type="string" office:string-value="キューインキ" calcext:value-type="string">
            <text:p>キューインキ</text:p>
          </table:table-cell>
          <table:table-cell table:style-name="ce4" table:formula="of:=COM.MICROSOFT.CONCAT(&quot;&quot;&quot;&quot;;[.E46];&quot;&quot;&quot;&quot;)" office:value-type="string" office:string-value="&quot;ワイドローラー&quot;" calcext:value-type="string">
            <text:p>"ワイドローラー"</text:p>
          </table:table-cell>
          <table:table-cell table:style-name="ce4" table:formula="of:=COM.MICROSOFT.CONCAT(&quot;&quot;&quot;&quot;;[.F46];&quot;&quot;&quot;&quot;)" office:value-type="string" office:string-value="&quot;スプラッシュシールド&quot;" calcext:value-type="string">
            <text:p>"スプラッシュシールド"</text:p>
          </table:table-cell>
          <table:table-cell table:style-name="ce4" table:formula="of:=COM.MICROSOFT.CONCAT(&quot;&quot;&quot;&quot;;[.G46];&quot;&quot;&quot;&quot;)" office:value-type="string" office:string-value="&quot;キューインキ&quot;" calcext:value-type="string">
            <text:p>"キューインキ"</text:p>
          </table:table-cell>
          <table:table-cell table:formula="of:=COM.MICROSOFT.CONCAT(&quot;{&quot;;[.$H$1]; &quot;: &quot;; [.H46]; &quot;,&quot;; [.$I$1]; &quot;: &quot;; [.I46]; &quot;,&quot;; [.$J$1]; &quot;: &quot;; [.J46]; &quot;}&quot;)" office:value-type="string" office:string-value="{&quot;main&quot;: &quot;ワイドローラー&quot;,&quot;sub&quot;: &quot;スプラッシュシールド&quot;,&quot;sp&quot;: &quot;キューインキ&quot;}" calcext:value-type="string">
            <text:p>{"main": "ワイドローラー","sub": "スプラッシュシールド","sp": "キューインキ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プライムシューターコラボ</text:p>
          </table:table-cell>
          <table:table-cell office:value-type="string" calcext:value-type="string">
            <text:p>`=A136</text:p>
          </table:table-cell>
          <table:table-cell office:value-type="string" calcext:value-type="string">
            <text:p>`=A137</text:p>
          </table:table-cell>
          <table:table-cell office:value-type="string" calcext:value-type="string">
            <text:p>`=A138</text:p>
          </table:table-cell>
          <table:table-cell table:formula="of:=[.A137]" office:value-type="string" office:string-value="ワイドローラーコラボ" calcext:value-type="string">
            <text:p>ワイドローラーコラボ</text:p>
          </table:table-cell>
          <table:table-cell table:formula="of:=[.A138]" office:value-type="string" office:string-value="ラインマーカー" calcext:value-type="string">
            <text:p>ラインマーカー</text:p>
          </table:table-cell>
          <table:table-cell table:formula="of:=[.A139]" office:value-type="string" office:string-value="アメフラシ" calcext:value-type="string">
            <text:p>アメフラシ</text:p>
          </table:table-cell>
          <table:table-cell table:style-name="ce4" table:formula="of:=COM.MICROSOFT.CONCAT(&quot;&quot;&quot;&quot;;[.E47];&quot;&quot;&quot;&quot;)" office:value-type="string" office:string-value="&quot;ワイドローラーコラボ&quot;" calcext:value-type="string">
            <text:p>"ワイドローラーコラボ"</text:p>
          </table:table-cell>
          <table:table-cell table:style-name="ce4" table:formula="of:=COM.MICROSOFT.CONCAT(&quot;&quot;&quot;&quot;;[.F47];&quot;&quot;&quot;&quot;)" office:value-type="string" office:string-value="&quot;ラインマーカー&quot;" calcext:value-type="string">
            <text:p>"ラインマーカー"</text:p>
          </table:table-cell>
          <table:table-cell table:style-name="ce4" table:formula="of:=COM.MICROSOFT.CONCAT(&quot;&quot;&quot;&quot;;[.G47];&quot;&quot;&quot;&quot;)" office:value-type="string" office:string-value="&quot;アメフラシ&quot;" calcext:value-type="string">
            <text:p>"アメフラシ"</text:p>
          </table:table-cell>
          <table:table-cell table:formula="of:=COM.MICROSOFT.CONCAT(&quot;{&quot;;[.$H$1]; &quot;: &quot;; [.H47]; &quot;,&quot;; [.$I$1]; &quot;: &quot;; [.I47]; &quot;,&quot;; [.$J$1]; &quot;: &quot;; [.J47]; &quot;}&quot;)" office:value-type="string" office:string-value="{&quot;main&quot;: &quot;ワイドローラーコラボ&quot;,&quot;sub&quot;: &quot;ラインマーカー&quot;,&quot;sp&quot;: &quot;アメフラシ&quot;}" calcext:value-type="string">
            <text:p>{"main": "ワイドローラーコラボ","sub": "ラインマーカー","sp": "アメフラシ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キューバンボム</text:p>
          </table:table-cell>
          <table:table-cell office:value-type="string" calcext:value-type="string">
            <text:p>`=A139</text:p>
          </table:table-cell>
          <table:table-cell office:value-type="string" calcext:value-type="string">
            <text:p>`=A140</text:p>
          </table:table-cell>
          <table:table-cell office:value-type="string" calcext:value-type="string">
            <text:p>`=A141</text:p>
          </table:table-cell>
          <table:table-cell table:formula="of:=[.A140]" office:value-type="string" office:string-value="パブロ" calcext:value-type="string">
            <text:p>パブロ</text:p>
          </table:table-cell>
          <table:table-cell table:formula="of:=[.A141]" office:value-type="string" office:string-value="スプラッシュボム" calcext:value-type="string">
            <text:p>スプラッシュボム</text:p>
          </table:table-cell>
          <table:table-cell table:formula="of:=[.A142]" office:value-type="string" office:string-value="メガホンレーザー5.1ch" calcext:value-type="string">
            <text:p>メガホンレーザー5.1ch</text:p>
          </table:table-cell>
          <table:table-cell table:style-name="ce4" table:formula="of:=COM.MICROSOFT.CONCAT(&quot;&quot;&quot;&quot;;[.E48];&quot;&quot;&quot;&quot;)" office:value-type="string" office:string-value="&quot;パブロ&quot;" calcext:value-type="string">
            <text:p>"パブロ"</text:p>
          </table:table-cell>
          <table:table-cell table:style-name="ce4" table:formula="of:=COM.MICROSOFT.CONCAT(&quot;&quot;&quot;&quot;;[.F48];&quot;&quot;&quot;&quot;)" office:value-type="string" office:string-value="&quot;スプラッシュボム&quot;" calcext:value-type="string">
            <text:p>"スプラッシュボム"</text:p>
          </table:table-cell>
          <table:table-cell table:style-name="ce4" table:formula="of:=COM.MICROSOFT.CONCAT(&quot;&quot;&quot;&quot;;[.G48];&quot;&quot;&quot;&quot;)" office:value-type="string" office:string-value="&quot;メガホンレーザー5.1ch&quot;" calcext:value-type="string">
            <text:p>"メガホンレーザー5.1ch"</text:p>
          </table:table-cell>
          <table:table-cell table:formula="of:=COM.MICROSOFT.CONCAT(&quot;{&quot;;[.$H$1]; &quot;: &quot;; [.H48]; &quot;,&quot;; [.$I$1]; &quot;: &quot;; [.I48]; &quot;,&quot;; [.$J$1]; &quot;: &quot;; [.J48]; &quot;}&quot;)" office:value-type="string" office:string-value="{&quot;main&quot;: &quot;パブロ&quot;,&quot;sub&quot;: &quot;スプラッシュボム&quot;,&quot;sp&quot;: &quot;メガホンレーザー5.1ch&quot;}" calcext:value-type="string">
            <text:p>{"main": "パブロ","sub": "スプラッシュボム","sp": "メガホンレーザー5.1ch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ナイスダマ</text:p>
          </table:table-cell>
          <table:table-cell office:value-type="string" calcext:value-type="string">
            <text:p>`=A142</text:p>
          </table:table-cell>
          <table:table-cell office:value-type="string" calcext:value-type="string">
            <text:p>`=A143</text:p>
          </table:table-cell>
          <table:table-cell office:value-type="string" calcext:value-type="string">
            <text:p>`=A144</text:p>
          </table:table-cell>
          <table:table-cell table:formula="of:=[.A143]" office:value-type="string" office:string-value="パブロ・ヒュー" calcext:value-type="string">
            <text:p>パブロ・ヒュー</text:p>
          </table:table-cell>
          <table:table-cell table:formula="of:=[.A144]" office:value-type="string" office:string-value="トラップ" calcext:value-type="string">
            <text:p>トラップ</text:p>
          </table:table-cell>
          <table:table-cell table:formula="of:=[.A145]" office:value-type="string" office:string-value="ウルトラハンコ" calcext:value-type="string">
            <text:p>ウルトラハンコ</text:p>
          </table:table-cell>
          <table:table-cell table:style-name="ce4" table:formula="of:=COM.MICROSOFT.CONCAT(&quot;&quot;&quot;&quot;;[.E49];&quot;&quot;&quot;&quot;)" office:value-type="string" office:string-value="&quot;パブロ・ヒュー&quot;" calcext:value-type="string">
            <text:p>"パブロ・ヒュー"</text:p>
          </table:table-cell>
          <table:table-cell table:style-name="ce4" table:formula="of:=COM.MICROSOFT.CONCAT(&quot;&quot;&quot;&quot;;[.F49];&quot;&quot;&quot;&quot;)" office:value-type="string" office:string-value="&quot;トラップ&quot;" calcext:value-type="string">
            <text:p>"トラップ"</text:p>
          </table:table-cell>
          <table:table-cell table:style-name="ce4" table:formula="of:=COM.MICROSOFT.CONCAT(&quot;&quot;&quot;&quot;;[.G49];&quot;&quot;&quot;&quot;)" office:value-type="string" office:string-value="&quot;ウルトラハンコ&quot;" calcext:value-type="string">
            <text:p>"ウルトラハンコ"</text:p>
          </table:table-cell>
          <table:table-cell table:formula="of:=COM.MICROSOFT.CONCAT(&quot;{&quot;;[.$H$1]; &quot;: &quot;; [.H49]; &quot;,&quot;; [.$I$1]; &quot;: &quot;; [.I49]; &quot;,&quot;; [.$J$1]; &quot;: &quot;; [.J49]; &quot;}&quot;)" office:value-type="string" office:string-value="{&quot;main&quot;: &quot;パブロ・ヒュー&quot;,&quot;sub&quot;: &quot;トラップ&quot;,&quot;sp&quot;: &quot;ウルトラハンコ&quot;}" calcext:value-type="string">
            <text:p>{"main": "パブロ・ヒュー","sub": "トラップ","sp": "ウルトラハンコ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.96ガロン</text:p>
          </table:table-cell>
          <table:table-cell office:value-type="string" calcext:value-type="string">
            <text:p>`=A145</text:p>
          </table:table-cell>
          <table:table-cell office:value-type="string" calcext:value-type="string">
            <text:p>`=A146</text:p>
          </table:table-cell>
          <table:table-cell office:value-type="string" calcext:value-type="string">
            <text:p>`=A147</text:p>
          </table:table-cell>
          <table:table-cell table:formula="of:=[.A146]" office:value-type="string" office:string-value="ホクサイ" calcext:value-type="string">
            <text:p>ホクサイ</text:p>
          </table:table-cell>
          <table:table-cell table:formula="of:=[.A147]" office:value-type="string" office:string-value="キューバンボム" calcext:value-type="string">
            <text:p>キューバンボム</text:p>
          </table:table-cell>
          <table:table-cell table:formula="of:=[.A148]" office:value-type="string" office:string-value="ショクワンダー" calcext:value-type="string">
            <text:p>ショクワンダー</text:p>
          </table:table-cell>
          <table:table-cell table:style-name="ce4" table:formula="of:=COM.MICROSOFT.CONCAT(&quot;&quot;&quot;&quot;;[.E50];&quot;&quot;&quot;&quot;)" office:value-type="string" office:string-value="&quot;ホクサイ&quot;" calcext:value-type="string">
            <text:p>"ホクサイ"</text:p>
          </table:table-cell>
          <table:table-cell table:style-name="ce4" table:formula="of:=COM.MICROSOFT.CONCAT(&quot;&quot;&quot;&quot;;[.F50];&quot;&quot;&quot;&quot;)" office:value-type="string" office:string-value="&quot;キューバンボム&quot;" calcext:value-type="string">
            <text:p>"キューバンボム"</text:p>
          </table:table-cell>
          <table:table-cell table:style-name="ce4" table:formula="of:=COM.MICROSOFT.CONCAT(&quot;&quot;&quot;&quot;;[.G50];&quot;&quot;&quot;&quot;)" office:value-type="string" office:string-value="&quot;ショクワンダー&quot;" calcext:value-type="string">
            <text:p>"ショクワンダー"</text:p>
          </table:table-cell>
          <table:table-cell table:formula="of:=COM.MICROSOFT.CONCAT(&quot;{&quot;;[.$H$1]; &quot;: &quot;; [.H50]; &quot;,&quot;; [.$I$1]; &quot;: &quot;; [.I50]; &quot;,&quot;; [.$J$1]; &quot;: &quot;; [.J50]; &quot;}&quot;)" office:value-type="string" office:string-value="{&quot;main&quot;: &quot;ホクサイ&quot;,&quot;sub&quot;: &quot;キューバンボム&quot;,&quot;sp&quot;: &quot;ショクワンダー&quot;}" calcext:value-type="string">
            <text:p>{"main": "ホクサイ","sub": "キューバンボム","sp": "ショクワンダー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スプリンクラー</text:p>
          </table:table-cell>
          <table:table-cell office:value-type="string" calcext:value-type="string">
            <text:p>`=A148</text:p>
          </table:table-cell>
          <table:table-cell office:value-type="string" calcext:value-type="string">
            <text:p>`=A149</text:p>
          </table:table-cell>
          <table:table-cell office:value-type="string" calcext:value-type="string">
            <text:p>`=A150</text:p>
          </table:table-cell>
          <table:table-cell table:formula="of:=[.A149]" office:value-type="string" office:string-value="フィンセント" calcext:value-type="string">
            <text:p>フィンセント</text:p>
          </table:table-cell>
          <table:table-cell table:formula="of:=[.A150]" office:value-type="string" office:string-value="カーリングボム" calcext:value-type="string">
            <text:p>カーリングボム</text:p>
          </table:table-cell>
          <table:table-cell table:formula="of:=[.A151]" office:value-type="string" office:string-value="ホップソナー" calcext:value-type="string">
            <text:p>ホップソナー</text:p>
          </table:table-cell>
          <table:table-cell table:style-name="ce4" table:formula="of:=COM.MICROSOFT.CONCAT(&quot;&quot;&quot;&quot;;[.E51];&quot;&quot;&quot;&quot;)" office:value-type="string" office:string-value="&quot;フィンセント&quot;" calcext:value-type="string">
            <text:p>"フィンセント"</text:p>
          </table:table-cell>
          <table:table-cell table:style-name="ce4" table:formula="of:=COM.MICROSOFT.CONCAT(&quot;&quot;&quot;&quot;;[.F51];&quot;&quot;&quot;&quot;)" office:value-type="string" office:string-value="&quot;カーリングボム&quot;" calcext:value-type="string">
            <text:p>"カーリングボム"</text:p>
          </table:table-cell>
          <table:table-cell table:style-name="ce4" table:formula="of:=COM.MICROSOFT.CONCAT(&quot;&quot;&quot;&quot;;[.G51];&quot;&quot;&quot;&quot;)" office:value-type="string" office:string-value="&quot;ホップソナー&quot;" calcext:value-type="string">
            <text:p>"ホップソナー"</text:p>
          </table:table-cell>
          <table:table-cell table:formula="of:=COM.MICROSOFT.CONCAT(&quot;{&quot;;[.$H$1]; &quot;: &quot;; [.H51]; &quot;,&quot;; [.$I$1]; &quot;: &quot;; [.I51]; &quot;,&quot;; [.$J$1]; &quot;: &quot;; [.J51]; &quot;}&quot;)" office:value-type="string" office:string-value="{&quot;main&quot;: &quot;フィンセント&quot;,&quot;sub&quot;: &quot;カーリングボム&quot;,&quot;sp&quot;: &quot;ホップソナー&quot;}" calcext:value-type="string">
            <text:p>{"main": "フィンセント","sub": "カーリングボム","sp": "ホップソナー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キューインキ</text:p>
          </table:table-cell>
          <table:table-cell office:value-type="string" calcext:value-type="string">
            <text:p>`=A151</text:p>
          </table:table-cell>
          <table:table-cell office:value-type="string" calcext:value-type="string">
            <text:p>`=A152</text:p>
          </table:table-cell>
          <table:table-cell office:value-type="string" calcext:value-type="string">
            <text:p>`=A153</text:p>
          </table:table-cell>
          <table:table-cell table:formula="of:=[.A152]" office:value-type="string" office:string-value="スクイックリンα" calcext:value-type="string">
            <text:p>スクイックリンα</text:p>
          </table:table-cell>
          <table:table-cell table:formula="of:=[.A153]" office:value-type="string" office:string-value="ポイントセンサー" calcext:value-type="string">
            <text:p>ポイントセンサー</text:p>
          </table:table-cell>
          <table:table-cell table:formula="of:=[.A154]" office:value-type="string" office:string-value="グレートバリア" calcext:value-type="string">
            <text:p>グレートバリア</text:p>
          </table:table-cell>
          <table:table-cell table:style-name="ce4" table:formula="of:=COM.MICROSOFT.CONCAT(&quot;&quot;&quot;&quot;;[.E52];&quot;&quot;&quot;&quot;)" office:value-type="string" office:string-value="&quot;スクイックリンα&quot;" calcext:value-type="string">
            <text:p>"スクイックリンα"</text:p>
          </table:table-cell>
          <table:table-cell table:style-name="ce4" table:formula="of:=COM.MICROSOFT.CONCAT(&quot;&quot;&quot;&quot;;[.F52];&quot;&quot;&quot;&quot;)" office:value-type="string" office:string-value="&quot;ポイントセンサー&quot;" calcext:value-type="string">
            <text:p>"ポイントセンサー"</text:p>
          </table:table-cell>
          <table:table-cell table:style-name="ce4" table:formula="of:=COM.MICROSOFT.CONCAT(&quot;&quot;&quot;&quot;;[.G52];&quot;&quot;&quot;&quot;)" office:value-type="string" office:string-value="&quot;グレートバリア&quot;" calcext:value-type="string">
            <text:p>"グレートバリア"</text:p>
          </table:table-cell>
          <table:table-cell table:formula="of:=COM.MICROSOFT.CONCAT(&quot;{&quot;;[.$H$1]; &quot;: &quot;; [.H52]; &quot;,&quot;; [.$I$1]; &quot;: &quot;; [.I52]; &quot;,&quot;; [.$J$1]; &quot;: &quot;; [.J52]; &quot;}&quot;)" office:value-type="string" office:string-value="{&quot;main&quot;: &quot;スクイックリンα&quot;,&quot;sub&quot;: &quot;ポイントセンサー&quot;,&quot;sp&quot;: &quot;グレートバリア&quot;}" calcext:value-type="string">
            <text:p>{"main": "スクイックリンα","sub": "ポイントセンサー","sp": "グレートバリア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.96ガロンデコ</text:p>
          </table:table-cell>
          <table:table-cell office:value-type="string" calcext:value-type="string">
            <text:p>`=A154</text:p>
          </table:table-cell>
          <table:table-cell office:value-type="string" calcext:value-type="string">
            <text:p>`=A155</text:p>
          </table:table-cell>
          <table:table-cell office:value-type="string" calcext:value-type="string">
            <text:p>`=A156</text:p>
          </table:table-cell>
          <table:table-cell table:formula="of:=[.A155]" office:value-type="string" office:string-value="スプラチャージャー" calcext:value-type="string">
            <text:p>スプラチャージャー</text:p>
          </table:table-cell>
          <table:table-cell table:formula="of:=[.A156]" office:value-type="string" office:string-value="スプラッシュボム" calcext:value-type="string">
            <text:p>スプラッシュボム</text:p>
          </table:table-cell>
          <table:table-cell table:formula="of:=[.A157]" office:value-type="string" office:string-value="キューインキ" calcext:value-type="string">
            <text:p>キューインキ</text:p>
          </table:table-cell>
          <table:table-cell table:style-name="ce4" table:formula="of:=COM.MICROSOFT.CONCAT(&quot;&quot;&quot;&quot;;[.E53];&quot;&quot;&quot;&quot;)" office:value-type="string" office:string-value="&quot;スプラチャージャー&quot;" calcext:value-type="string">
            <text:p>"スプラチャージャー"</text:p>
          </table:table-cell>
          <table:table-cell table:style-name="ce4" table:formula="of:=COM.MICROSOFT.CONCAT(&quot;&quot;&quot;&quot;;[.F53];&quot;&quot;&quot;&quot;)" office:value-type="string" office:string-value="&quot;スプラッシュボム&quot;" calcext:value-type="string">
            <text:p>"スプラッシュボム"</text:p>
          </table:table-cell>
          <table:table-cell table:style-name="ce4" table:formula="of:=COM.MICROSOFT.CONCAT(&quot;&quot;&quot;&quot;;[.G53];&quot;&quot;&quot;&quot;)" office:value-type="string" office:string-value="&quot;キューインキ&quot;" calcext:value-type="string">
            <text:p>"キューインキ"</text:p>
          </table:table-cell>
          <table:table-cell table:formula="of:=COM.MICROSOFT.CONCAT(&quot;{&quot;;[.$H$1]; &quot;: &quot;; [.H53]; &quot;,&quot;; [.$I$1]; &quot;: &quot;; [.I53]; &quot;,&quot;; [.$J$1]; &quot;: &quot;; [.J53]; &quot;}&quot;)" office:value-type="string" office:string-value="{&quot;main&quot;: &quot;スプラチャージャー&quot;,&quot;sub&quot;: &quot;スプラッシュボム&quot;,&quot;sp&quot;: &quot;キューインキ&quot;}" calcext:value-type="string">
            <text:p>{"main": "スプラチャージャー","sub": "スプラッシュボム","sp": "キューインキ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スプラッシュシールド</text:p>
          </table:table-cell>
          <table:table-cell office:value-type="string" calcext:value-type="string">
            <text:p>`=A157</text:p>
          </table:table-cell>
          <table:table-cell office:value-type="string" calcext:value-type="string">
            <text:p>`=A158</text:p>
          </table:table-cell>
          <table:table-cell office:value-type="string" calcext:value-type="string">
            <text:p>`=A159</text:p>
          </table:table-cell>
          <table:table-cell table:formula="of:=[.A158]" office:value-type="string" office:string-value="スプラチャージャーコラボ" calcext:value-type="string">
            <text:p>スプラチャージャーコラボ</text:p>
          </table:table-cell>
          <table:table-cell table:formula="of:=[.A159]" office:value-type="string" office:string-value="スプラッシュシールド" calcext:value-type="string">
            <text:p>スプラッシュシールド</text:p>
          </table:table-cell>
          <table:table-cell table:formula="of:=[.A160]" office:value-type="string" office:string-value="トリプルトルネード" calcext:value-type="string">
            <text:p>トリプルトルネード</text:p>
          </table:table-cell>
          <table:table-cell table:style-name="ce4" table:formula="of:=COM.MICROSOFT.CONCAT(&quot;&quot;&quot;&quot;;[.E54];&quot;&quot;&quot;&quot;)" office:value-type="string" office:string-value="&quot;スプラチャージャーコラボ&quot;" calcext:value-type="string">
            <text:p>"スプラチャージャーコラボ"</text:p>
          </table:table-cell>
          <table:table-cell table:style-name="ce4" table:formula="of:=COM.MICROSOFT.CONCAT(&quot;&quot;&quot;&quot;;[.F54];&quot;&quot;&quot;&quot;)" office:value-type="string" office:string-value="&quot;スプラッシュシールド&quot;" calcext:value-type="string">
            <text:p>"スプラッシュシールド"</text:p>
          </table:table-cell>
          <table:table-cell table:style-name="ce4" table:formula="of:=COM.MICROSOFT.CONCAT(&quot;&quot;&quot;&quot;;[.G54];&quot;&quot;&quot;&quot;)" office:value-type="string" office:string-value="&quot;トリプルトルネード&quot;" calcext:value-type="string">
            <text:p>"トリプルトルネード"</text:p>
          </table:table-cell>
          <table:table-cell table:formula="of:=COM.MICROSOFT.CONCAT(&quot;{&quot;;[.$H$1]; &quot;: &quot;; [.H54]; &quot;,&quot;; [.$I$1]; &quot;: &quot;; [.I54]; &quot;,&quot;; [.$J$1]; &quot;: &quot;; [.J54]; &quot;}&quot;)" office:value-type="string" office:string-value="{&quot;main&quot;: &quot;スプラチャージャーコラボ&quot;,&quot;sub&quot;: &quot;スプラッシュシールド&quot;,&quot;sp&quot;: &quot;トリプルトルネード&quot;}" calcext:value-type="string">
            <text:p>{"main": "スプラチャージャーコラボ","sub": "スプラッシュシールド","sp": "トリプルトルネード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テイオウイカ</text:p>
          </table:table-cell>
          <table:table-cell office:value-type="string" calcext:value-type="string">
            <text:p>`=A160</text:p>
          </table:table-cell>
          <table:table-cell office:value-type="string" calcext:value-type="string">
            <text:p>`=A161</text:p>
          </table:table-cell>
          <table:table-cell office:value-type="string" calcext:value-type="string">
            <text:p>`=A162</text:p>
          </table:table-cell>
          <table:table-cell table:formula="of:=[.A161]" office:value-type="string" office:string-value="スプラスコープ" calcext:value-type="string">
            <text:p>スプラスコープ</text:p>
          </table:table-cell>
          <table:table-cell table:formula="of:=[.A162]" office:value-type="string" office:string-value="スプラッシュボム" calcext:value-type="string">
            <text:p>スプラッシュボム</text:p>
          </table:table-cell>
          <table:table-cell table:formula="of:=[.A163]" office:value-type="string" office:string-value="キューインキ" calcext:value-type="string">
            <text:p>キューインキ</text:p>
          </table:table-cell>
          <table:table-cell table:style-name="ce4" table:formula="of:=COM.MICROSOFT.CONCAT(&quot;&quot;&quot;&quot;;[.E55];&quot;&quot;&quot;&quot;)" office:value-type="string" office:string-value="&quot;スプラスコープ&quot;" calcext:value-type="string">
            <text:p>"スプラスコープ"</text:p>
          </table:table-cell>
          <table:table-cell table:style-name="ce4" table:formula="of:=COM.MICROSOFT.CONCAT(&quot;&quot;&quot;&quot;;[.F55];&quot;&quot;&quot;&quot;)" office:value-type="string" office:string-value="&quot;スプラッシュボム&quot;" calcext:value-type="string">
            <text:p>"スプラッシュボム"</text:p>
          </table:table-cell>
          <table:table-cell table:style-name="ce4" table:formula="of:=COM.MICROSOFT.CONCAT(&quot;&quot;&quot;&quot;;[.G55];&quot;&quot;&quot;&quot;)" office:value-type="string" office:string-value="&quot;キューインキ&quot;" calcext:value-type="string">
            <text:p>"キューインキ"</text:p>
          </table:table-cell>
          <table:table-cell table:formula="of:=COM.MICROSOFT.CONCAT(&quot;{&quot;;[.$H$1]; &quot;: &quot;; [.H55]; &quot;,&quot;; [.$I$1]; &quot;: &quot;; [.I55]; &quot;,&quot;; [.$J$1]; &quot;: &quot;; [.J55]; &quot;}&quot;)" office:value-type="string" office:string-value="{&quot;main&quot;: &quot;スプラスコープ&quot;,&quot;sub&quot;: &quot;スプラッシュボム&quot;,&quot;sp&quot;: &quot;キューインキ&quot;}" calcext:value-type="string">
            <text:p>{"main": "スプラスコープ","sub": "スプラッシュボム","sp": "キューインキ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ジェットスイーパー</text:p>
          </table:table-cell>
          <table:table-cell office:value-type="string" calcext:value-type="string">
            <text:p>`=A163</text:p>
          </table:table-cell>
          <table:table-cell office:value-type="string" calcext:value-type="string">
            <text:p>`=A164</text:p>
          </table:table-cell>
          <table:table-cell office:value-type="string" calcext:value-type="string">
            <text:p>`=A165</text:p>
          </table:table-cell>
          <table:table-cell table:formula="of:=[.A164]" office:value-type="string" office:string-value="スプラスコープコラボ" calcext:value-type="string">
            <text:p>スプラスコープコラボ</text:p>
          </table:table-cell>
          <table:table-cell table:formula="of:=[.A165]" office:value-type="string" office:string-value="スプラッシュシールド" calcext:value-type="string">
            <text:p>スプラッシュシールド</text:p>
          </table:table-cell>
          <table:table-cell table:formula="of:=[.A166]" office:value-type="string" office:string-value="トリプルトルネード" calcext:value-type="string">
            <text:p>トリプルトルネード</text:p>
          </table:table-cell>
          <table:table-cell table:style-name="ce4" table:formula="of:=COM.MICROSOFT.CONCAT(&quot;&quot;&quot;&quot;;[.E56];&quot;&quot;&quot;&quot;)" office:value-type="string" office:string-value="&quot;スプラスコープコラボ&quot;" calcext:value-type="string">
            <text:p>"スプラスコープコラボ"</text:p>
          </table:table-cell>
          <table:table-cell table:style-name="ce4" table:formula="of:=COM.MICROSOFT.CONCAT(&quot;&quot;&quot;&quot;;[.F56];&quot;&quot;&quot;&quot;)" office:value-type="string" office:string-value="&quot;スプラッシュシールド&quot;" calcext:value-type="string">
            <text:p>"スプラッシュシールド"</text:p>
          </table:table-cell>
          <table:table-cell table:style-name="ce4" table:formula="of:=COM.MICROSOFT.CONCAT(&quot;&quot;&quot;&quot;;[.G56];&quot;&quot;&quot;&quot;)" office:value-type="string" office:string-value="&quot;トリプルトルネード&quot;" calcext:value-type="string">
            <text:p>"トリプルトルネード"</text:p>
          </table:table-cell>
          <table:table-cell table:formula="of:=COM.MICROSOFT.CONCAT(&quot;{&quot;;[.$H$1]; &quot;: &quot;; [.H56]; &quot;,&quot;; [.$I$1]; &quot;: &quot;; [.I56]; &quot;,&quot;; [.$J$1]; &quot;: &quot;; [.J56]; &quot;}&quot;)" office:value-type="string" office:string-value="{&quot;main&quot;: &quot;スプラスコープコラボ&quot;,&quot;sub&quot;: &quot;スプラッシュシールド&quot;,&quot;sp&quot;: &quot;トリプルトルネード&quot;}" calcext:value-type="string">
            <text:p>{"main": "スプラスコープコラボ","sub": "スプラッシュシールド","sp": "トリプルトルネード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ラインマーカー</text:p>
          </table:table-cell>
          <table:table-cell office:value-type="string" calcext:value-type="string">
            <text:p>`=A166</text:p>
          </table:table-cell>
          <table:table-cell office:value-type="string" calcext:value-type="string">
            <text:p>`=A167</text:p>
          </table:table-cell>
          <table:table-cell office:value-type="string" calcext:value-type="string">
            <text:p>`=A168</text:p>
          </table:table-cell>
          <table:table-cell table:formula="of:=[.A167]" office:value-type="string" office:string-value="リッター4K" calcext:value-type="string">
            <text:p>リッター4K</text:p>
          </table:table-cell>
          <table:table-cell table:formula="of:=[.A168]" office:value-type="string" office:string-value="トラップ" calcext:value-type="string">
            <text:p>トラップ</text:p>
          </table:table-cell>
          <table:table-cell table:formula="of:=[.A169]" office:value-type="string" office:string-value="ホップソナー" calcext:value-type="string">
            <text:p>ホップソナー</text:p>
          </table:table-cell>
          <table:table-cell table:style-name="ce4" table:formula="of:=COM.MICROSOFT.CONCAT(&quot;&quot;&quot;&quot;;[.E57];&quot;&quot;&quot;&quot;)" office:value-type="string" office:string-value="&quot;リッター4K&quot;" calcext:value-type="string">
            <text:p>"リッター4K"</text:p>
          </table:table-cell>
          <table:table-cell table:style-name="ce4" table:formula="of:=COM.MICROSOFT.CONCAT(&quot;&quot;&quot;&quot;;[.F57];&quot;&quot;&quot;&quot;)" office:value-type="string" office:string-value="&quot;トラップ&quot;" calcext:value-type="string">
            <text:p>"トラップ"</text:p>
          </table:table-cell>
          <table:table-cell table:style-name="ce4" table:formula="of:=COM.MICROSOFT.CONCAT(&quot;&quot;&quot;&quot;;[.G57];&quot;&quot;&quot;&quot;)" office:value-type="string" office:string-value="&quot;ホップソナー&quot;" calcext:value-type="string">
            <text:p>"ホップソナー"</text:p>
          </table:table-cell>
          <table:table-cell table:formula="of:=COM.MICROSOFT.CONCAT(&quot;{&quot;;[.$H$1]; &quot;: &quot;; [.H57]; &quot;,&quot;; [.$I$1]; &quot;: &quot;; [.I57]; &quot;,&quot;; [.$J$1]; &quot;: &quot;; [.J57]; &quot;}&quot;)" office:value-type="string" office:string-value="{&quot;main&quot;: &quot;リッター4K&quot;,&quot;sub&quot;: &quot;トラップ&quot;,&quot;sp&quot;: &quot;ホップソナー&quot;}" calcext:value-type="string">
            <text:p>{"main": "リッター4K","sub": "トラップ","sp": "ホップソナー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キューインキ</text:p>
          </table:table-cell>
          <table:table-cell office:value-type="string" calcext:value-type="string">
            <text:p>`=A169</text:p>
          </table:table-cell>
          <table:table-cell office:value-type="string" calcext:value-type="string">
            <text:p>`=A170</text:p>
          </table:table-cell>
          <table:table-cell office:value-type="string" calcext:value-type="string">
            <text:p>`=A171</text:p>
          </table:table-cell>
          <table:table-cell table:formula="of:=[.A170]" office:value-type="string" office:string-value="4Kスコープ" calcext:value-type="string">
            <text:p>4Kスコープ</text:p>
          </table:table-cell>
          <table:table-cell table:formula="of:=[.A171]" office:value-type="string" office:string-value="トラップ" calcext:value-type="string">
            <text:p>トラップ</text:p>
          </table:table-cell>
          <table:table-cell table:formula="of:=[.A172]" office:value-type="string" office:string-value="ホップソナー" calcext:value-type="string">
            <text:p>ホップソナー</text:p>
          </table:table-cell>
          <table:table-cell table:style-name="ce4" table:formula="of:=COM.MICROSOFT.CONCAT(&quot;&quot;&quot;&quot;;[.E58];&quot;&quot;&quot;&quot;)" office:value-type="string" office:string-value="&quot;4Kスコープ&quot;" calcext:value-type="string">
            <text:p>"4Kスコープ"</text:p>
          </table:table-cell>
          <table:table-cell table:style-name="ce4" table:formula="of:=COM.MICROSOFT.CONCAT(&quot;&quot;&quot;&quot;;[.F58];&quot;&quot;&quot;&quot;)" office:value-type="string" office:string-value="&quot;トラップ&quot;" calcext:value-type="string">
            <text:p>"トラップ"</text:p>
          </table:table-cell>
          <table:table-cell table:style-name="ce4" table:formula="of:=COM.MICROSOFT.CONCAT(&quot;&quot;&quot;&quot;;[.G58];&quot;&quot;&quot;&quot;)" office:value-type="string" office:string-value="&quot;ホップソナー&quot;" calcext:value-type="string">
            <text:p>"ホップソナー"</text:p>
          </table:table-cell>
          <table:table-cell table:formula="of:=COM.MICROSOFT.CONCAT(&quot;{&quot;;[.$H$1]; &quot;: &quot;; [.H58]; &quot;,&quot;; [.$I$1]; &quot;: &quot;; [.I58]; &quot;,&quot;; [.$J$1]; &quot;: &quot;; [.J58]; &quot;}&quot;)" office:value-type="string" office:string-value="{&quot;main&quot;: &quot;4Kスコープ&quot;,&quot;sub&quot;: &quot;トラップ&quot;,&quot;sp&quot;: &quot;ホップソナー&quot;}" calcext:value-type="string">
            <text:p>{"main": "4Kスコープ","sub": "トラップ","sp": "ホップソナー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ジェットスイーパーカスタム</text:p>
          </table:table-cell>
          <table:table-cell office:value-type="string" calcext:value-type="string">
            <text:p>`=A172</text:p>
          </table:table-cell>
          <table:table-cell office:value-type="string" calcext:value-type="string">
            <text:p>`=A173</text:p>
          </table:table-cell>
          <table:table-cell office:value-type="string" calcext:value-type="string">
            <text:p>`=A174</text:p>
          </table:table-cell>
          <table:table-cell table:formula="of:=[.A173]" office:value-type="string" office:string-value="14式竹筒銃・甲" calcext:value-type="string">
            <text:p>14式竹筒銃・甲</text:p>
          </table:table-cell>
          <table:table-cell table:formula="of:=[.A174]" office:value-type="string" office:string-value="ロボットボム" calcext:value-type="string">
            <text:p>ロボットボム</text:p>
          </table:table-cell>
          <table:table-cell table:formula="of:=[.A175]" office:value-type="string" office:string-value="メガホンレーザー5.1ch" calcext:value-type="string">
            <text:p>メガホンレーザー5.1ch</text:p>
          </table:table-cell>
          <table:table-cell table:style-name="ce4" table:formula="of:=COM.MICROSOFT.CONCAT(&quot;&quot;&quot;&quot;;[.E59];&quot;&quot;&quot;&quot;)" office:value-type="string" office:string-value="&quot;14式竹筒銃・甲&quot;" calcext:value-type="string">
            <text:p>"14式竹筒銃・甲"</text:p>
          </table:table-cell>
          <table:table-cell table:style-name="ce4" table:formula="of:=COM.MICROSOFT.CONCAT(&quot;&quot;&quot;&quot;;[.F59];&quot;&quot;&quot;&quot;)" office:value-type="string" office:string-value="&quot;ロボットボム&quot;" calcext:value-type="string">
            <text:p>"ロボットボム"</text:p>
          </table:table-cell>
          <table:table-cell table:style-name="ce4" table:formula="of:=COM.MICROSOFT.CONCAT(&quot;&quot;&quot;&quot;;[.G59];&quot;&quot;&quot;&quot;)" office:value-type="string" office:string-value="&quot;メガホンレーザー5.1ch&quot;" calcext:value-type="string">
            <text:p>"メガホンレーザー5.1ch"</text:p>
          </table:table-cell>
          <table:table-cell table:formula="of:=COM.MICROSOFT.CONCAT(&quot;{&quot;;[.$H$1]; &quot;: &quot;; [.H59]; &quot;,&quot;; [.$I$1]; &quot;: &quot;; [.I59]; &quot;,&quot;; [.$J$1]; &quot;: &quot;; [.J59]; &quot;}&quot;)" office:value-type="string" office:string-value="{&quot;main&quot;: &quot;14式竹筒銃・甲&quot;,&quot;sub&quot;: &quot;ロボットボム&quot;,&quot;sp&quot;: &quot;メガホンレーザー5.1ch&quot;}" calcext:value-type="string">
            <text:p>{"main": "14式竹筒銃・甲","sub": "ロボットボム","sp": "メガホンレーザー5.1ch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ポイズンミスト</text:p>
          </table:table-cell>
          <table:table-cell office:value-type="string" calcext:value-type="string">
            <text:p>`=A175</text:p>
          </table:table-cell>
          <table:table-cell office:value-type="string" calcext:value-type="string">
            <text:p>`=A176</text:p>
          </table:table-cell>
          <table:table-cell office:value-type="string" calcext:value-type="string">
            <text:p>`=A177</text:p>
          </table:table-cell>
          <table:table-cell table:formula="of:=[.A176]" office:value-type="string" office:string-value="ソイチューバー" calcext:value-type="string">
            <text:p>ソイチューバー</text:p>
          </table:table-cell>
          <table:table-cell table:formula="of:=[.A177]" office:value-type="string" office:string-value="トーピード" calcext:value-type="string">
            <text:p>トーピード</text:p>
          </table:table-cell>
          <table:table-cell table:formula="of:=[.A178]" office:value-type="string" office:string-value="マルチミサイル" calcext:value-type="string">
            <text:p>マルチミサイル</text:p>
          </table:table-cell>
          <table:table-cell table:style-name="ce4" table:formula="of:=COM.MICROSOFT.CONCAT(&quot;&quot;&quot;&quot;;[.E60];&quot;&quot;&quot;&quot;)" office:value-type="string" office:string-value="&quot;ソイチューバー&quot;" calcext:value-type="string">
            <text:p>"ソイチューバー"</text:p>
          </table:table-cell>
          <table:table-cell table:style-name="ce4" table:formula="of:=COM.MICROSOFT.CONCAT(&quot;&quot;&quot;&quot;;[.F60];&quot;&quot;&quot;&quot;)" office:value-type="string" office:string-value="&quot;トーピード&quot;" calcext:value-type="string">
            <text:p>"トーピード"</text:p>
          </table:table-cell>
          <table:table-cell table:style-name="ce4" table:formula="of:=COM.MICROSOFT.CONCAT(&quot;&quot;&quot;&quot;;[.G60];&quot;&quot;&quot;&quot;)" office:value-type="string" office:string-value="&quot;マルチミサイル&quot;" calcext:value-type="string">
            <text:p>"マルチミサイル"</text:p>
          </table:table-cell>
          <table:table-cell table:formula="of:=COM.MICROSOFT.CONCAT(&quot;{&quot;;[.$H$1]; &quot;: &quot;; [.H60]; &quot;,&quot;; [.$I$1]; &quot;: &quot;; [.I60]; &quot;,&quot;; [.$J$1]; &quot;: &quot;; [.J60]; &quot;}&quot;)" office:value-type="string" office:string-value="{&quot;main&quot;: &quot;ソイチューバー&quot;,&quot;sub&quot;: &quot;トーピード&quot;,&quot;sp&quot;: &quot;マルチミサイル&quot;}" calcext:value-type="string">
            <text:p>{"main": "ソイチューバー","sub": "トーピード","sp": "マルチミサイル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アメフラシ</text:p>
          </table:table-cell>
          <table:table-cell office:value-type="string" calcext:value-type="string">
            <text:p>`=A178</text:p>
          </table:table-cell>
          <table:table-cell office:value-type="string" calcext:value-type="string">
            <text:p>`=A179</text:p>
          </table:table-cell>
          <table:table-cell office:value-type="string" calcext:value-type="string">
            <text:p>`=A180</text:p>
          </table:table-cell>
          <table:table-cell table:formula="of:=[.A179]" office:value-type="string" office:string-value="R-PEN/5H" calcext:value-type="string">
            <text:p>R-PEN/5H</text:p>
          </table:table-cell>
          <table:table-cell table:formula="of:=[.A180]" office:value-type="string" office:string-value="スプリンクラー" calcext:value-type="string">
            <text:p>スプリンクラー</text:p>
          </table:table-cell>
          <table:table-cell table:formula="of:=[.A181]" office:value-type="string" office:string-value="エナジースタンド" calcext:value-type="string">
            <text:p>エナジースタンド</text:p>
          </table:table-cell>
          <table:table-cell table:style-name="ce4" table:formula="of:=COM.MICROSOFT.CONCAT(&quot;&quot;&quot;&quot;;[.E61];&quot;&quot;&quot;&quot;)" office:value-type="string" office:string-value="&quot;R-PEN/5H&quot;" calcext:value-type="string">
            <text:p>"R-PEN/5H"</text:p>
          </table:table-cell>
          <table:table-cell table:style-name="ce4" table:formula="of:=COM.MICROSOFT.CONCAT(&quot;&quot;&quot;&quot;;[.F61];&quot;&quot;&quot;&quot;)" office:value-type="string" office:string-value="&quot;スプリンクラー&quot;" calcext:value-type="string">
            <text:p>"スプリンクラー"</text:p>
          </table:table-cell>
          <table:table-cell table:style-name="ce4" table:formula="of:=COM.MICROSOFT.CONCAT(&quot;&quot;&quot;&quot;;[.G61];&quot;&quot;&quot;&quot;)" office:value-type="string" office:string-value="&quot;エナジースタンド&quot;" calcext:value-type="string">
            <text:p>"エナジースタンド"</text:p>
          </table:table-cell>
          <table:table-cell table:formula="of:=COM.MICROSOFT.CONCAT(&quot;{&quot;;[.$H$1]; &quot;: &quot;; [.H61]; &quot;,&quot;; [.$I$1]; &quot;: &quot;; [.I61]; &quot;,&quot;; [.$J$1]; &quot;: &quot;; [.J61]; &quot;}&quot;)" office:value-type="string" office:string-value="{&quot;main&quot;: &quot;R-PEN/5H&quot;,&quot;sub&quot;: &quot;スプリンクラー&quot;,&quot;sp&quot;: &quot;エナジースタンド&quot;}" calcext:value-type="string">
            <text:p>{"main": "R-PEN/5H","sub": "スプリンクラー","sp": "エナジースタンド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スペースシューター</text:p>
          </table:table-cell>
          <table:table-cell office:value-type="string" calcext:value-type="string">
            <text:p>`=A181</text:p>
          </table:table-cell>
          <table:table-cell office:value-type="string" calcext:value-type="string">
            <text:p>`=A182</text:p>
          </table:table-cell>
          <table:table-cell office:value-type="string" calcext:value-type="string">
            <text:p>`=A183</text:p>
          </table:table-cell>
          <table:table-cell table:formula="of:=[.A182]" office:value-type="string" office:string-value="バケットスロッシャー" calcext:value-type="string">
            <text:p>バケットスロッシャー</text:p>
          </table:table-cell>
          <table:table-cell table:formula="of:=[.A183]" office:value-type="string" office:string-value="スプラッシュボム" calcext:value-type="string">
            <text:p>スプラッシュボム</text:p>
          </table:table-cell>
          <table:table-cell table:formula="of:=[.A184]" office:value-type="string" office:string-value="トリプルトルネード" calcext:value-type="string">
            <text:p>トリプルトルネード</text:p>
          </table:table-cell>
          <table:table-cell table:style-name="ce4" table:formula="of:=COM.MICROSOFT.CONCAT(&quot;&quot;&quot;&quot;;[.E62];&quot;&quot;&quot;&quot;)" office:value-type="string" office:string-value="&quot;バケットスロッシャー&quot;" calcext:value-type="string">
            <text:p>"バケットスロッシャー"</text:p>
          </table:table-cell>
          <table:table-cell table:style-name="ce4" table:formula="of:=COM.MICROSOFT.CONCAT(&quot;&quot;&quot;&quot;;[.F62];&quot;&quot;&quot;&quot;)" office:value-type="string" office:string-value="&quot;スプラッシュボム&quot;" calcext:value-type="string">
            <text:p>"スプラッシュボム"</text:p>
          </table:table-cell>
          <table:table-cell table:style-name="ce4" table:formula="of:=COM.MICROSOFT.CONCAT(&quot;&quot;&quot;&quot;;[.G62];&quot;&quot;&quot;&quot;)" office:value-type="string" office:string-value="&quot;トリプルトルネード&quot;" calcext:value-type="string">
            <text:p>"トリプルトルネード"</text:p>
          </table:table-cell>
          <table:table-cell table:formula="of:=COM.MICROSOFT.CONCAT(&quot;{&quot;;[.$H$1]; &quot;: &quot;; [.H62]; &quot;,&quot;; [.$I$1]; &quot;: &quot;; [.I62]; &quot;,&quot;; [.$J$1]; &quot;: &quot;; [.J62]; &quot;}&quot;)" office:value-type="string" office:string-value="{&quot;main&quot;: &quot;バケットスロッシャー&quot;,&quot;sub&quot;: &quot;スプラッシュボム&quot;,&quot;sp&quot;: &quot;トリプルトルネード&quot;}" calcext:value-type="string">
            <text:p>{"main": "バケットスロッシャー","sub": "スプラッシュボム","sp": "トリプルトルネード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ポイントセンサー</text:p>
          </table:table-cell>
          <table:table-cell office:value-type="string" calcext:value-type="string">
            <text:p>`=A184</text:p>
          </table:table-cell>
          <table:table-cell office:value-type="string" calcext:value-type="string">
            <text:p>`=A185</text:p>
          </table:table-cell>
          <table:table-cell office:value-type="string" calcext:value-type="string">
            <text:p>`=A186</text:p>
          </table:table-cell>
          <table:table-cell table:formula="of:=[.A185]" office:value-type="string" office:string-value="バケットスロッシャーデコ" calcext:value-type="string">
            <text:p>バケットスロッシャーデコ</text:p>
          </table:table-cell>
          <table:table-cell table:formula="of:=[.A186]" office:value-type="string" office:string-value="ラインマーカー" calcext:value-type="string">
            <text:p>ラインマーカー</text:p>
          </table:table-cell>
          <table:table-cell table:formula="of:=[.A187]" office:value-type="string" office:string-value="ショクワンダー" calcext:value-type="string">
            <text:p>ショクワンダー</text:p>
          </table:table-cell>
          <table:table-cell table:style-name="ce4" table:formula="of:=COM.MICROSOFT.CONCAT(&quot;&quot;&quot;&quot;;[.E63];&quot;&quot;&quot;&quot;)" office:value-type="string" office:string-value="&quot;バケットスロッシャーデコ&quot;" calcext:value-type="string">
            <text:p>"バケットスロッシャーデコ"</text:p>
          </table:table-cell>
          <table:table-cell table:style-name="ce4" table:formula="of:=COM.MICROSOFT.CONCAT(&quot;&quot;&quot;&quot;;[.F63];&quot;&quot;&quot;&quot;)" office:value-type="string" office:string-value="&quot;ラインマーカー&quot;" calcext:value-type="string">
            <text:p>"ラインマーカー"</text:p>
          </table:table-cell>
          <table:table-cell table:style-name="ce4" table:formula="of:=COM.MICROSOFT.CONCAT(&quot;&quot;&quot;&quot;;[.G63];&quot;&quot;&quot;&quot;)" office:value-type="string" office:string-value="&quot;ショクワンダー&quot;" calcext:value-type="string">
            <text:p>"ショクワンダー"</text:p>
          </table:table-cell>
          <table:table-cell table:formula="of:=COM.MICROSOFT.CONCAT(&quot;{&quot;;[.$H$1]; &quot;: &quot;; [.H63]; &quot;,&quot;; [.$I$1]; &quot;: &quot;; [.I63]; &quot;,&quot;; [.$J$1]; &quot;: &quot;; [.J63]; &quot;}&quot;)" office:value-type="string" office:string-value="{&quot;main&quot;: &quot;バケットスロッシャーデコ&quot;,&quot;sub&quot;: &quot;ラインマーカー&quot;,&quot;sp&quot;: &quot;ショクワンダー&quot;}" calcext:value-type="string">
            <text:p>{"main": "バケットスロッシャーデコ","sub": "ラインマーカー","sp": "ショクワンダー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メガホンレーザー5.1ch</text:p>
          </table:table-cell>
          <table:table-cell office:value-type="string" calcext:value-type="string">
            <text:p>`=A187</text:p>
          </table:table-cell>
          <table:table-cell office:value-type="string" calcext:value-type="string">
            <text:p>`=A188</text:p>
          </table:table-cell>
          <table:table-cell office:value-type="string" calcext:value-type="string">
            <text:p>`=A189</text:p>
          </table:table-cell>
          <table:table-cell table:formula="of:=[.A188]" office:value-type="string" office:string-value="ヒッセン" calcext:value-type="string">
            <text:p>ヒッセン</text:p>
          </table:table-cell>
          <table:table-cell table:formula="of:=[.A189]" office:value-type="string" office:string-value="ポイズンミスト" calcext:value-type="string">
            <text:p>ポイズンミスト</text:p>
          </table:table-cell>
          <table:table-cell table:formula="of:=[.A190]" office:value-type="string" office:string-value="ジェットパック" calcext:value-type="string">
            <text:p>ジェットパック</text:p>
          </table:table-cell>
          <table:table-cell table:style-name="ce4" table:formula="of:=COM.MICROSOFT.CONCAT(&quot;&quot;&quot;&quot;;[.E64];&quot;&quot;&quot;&quot;)" office:value-type="string" office:string-value="&quot;ヒッセン&quot;" calcext:value-type="string">
            <text:p>"ヒッセン"</text:p>
          </table:table-cell>
          <table:table-cell table:style-name="ce4" table:formula="of:=COM.MICROSOFT.CONCAT(&quot;&quot;&quot;&quot;;[.F64];&quot;&quot;&quot;&quot;)" office:value-type="string" office:string-value="&quot;ポイズンミスト&quot;" calcext:value-type="string">
            <text:p>"ポイズンミスト"</text:p>
          </table:table-cell>
          <table:table-cell table:style-name="ce4" table:formula="of:=COM.MICROSOFT.CONCAT(&quot;&quot;&quot;&quot;;[.G64];&quot;&quot;&quot;&quot;)" office:value-type="string" office:string-value="&quot;ジェットパック&quot;" calcext:value-type="string">
            <text:p>"ジェットパック"</text:p>
          </table:table-cell>
          <table:table-cell table:formula="of:=COM.MICROSOFT.CONCAT(&quot;{&quot;;[.$H$1]; &quot;: &quot;; [.H64]; &quot;,&quot;; [.$I$1]; &quot;: &quot;; [.I64]; &quot;,&quot;; [.$J$1]; &quot;: &quot;; [.J64]; &quot;}&quot;)" office:value-type="string" office:string-value="{&quot;main&quot;: &quot;ヒッセン&quot;,&quot;sub&quot;: &quot;ポイズンミスト&quot;,&quot;sp&quot;: &quot;ジェットパック&quot;}" calcext:value-type="string">
            <text:p>{"main": "ヒッセン","sub": "ポイズンミスト","sp": "ジェットパック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スペースシューターコラボ</text:p>
          </table:table-cell>
          <table:table-cell office:value-type="string" calcext:value-type="string">
            <text:p>`=A190</text:p>
          </table:table-cell>
          <table:table-cell office:value-type="string" calcext:value-type="string">
            <text:p>`=A191</text:p>
          </table:table-cell>
          <table:table-cell office:value-type="string" calcext:value-type="string">
            <text:p>`=A192</text:p>
          </table:table-cell>
          <table:table-cell table:formula="of:=[.A191]" office:value-type="string" office:string-value="ヒッセン・ヒュー" calcext:value-type="string">
            <text:p>ヒッセン・ヒュー</text:p>
          </table:table-cell>
          <table:table-cell table:formula="of:=[.A192]" office:value-type="string" office:string-value="タンサンボム" calcext:value-type="string">
            <text:p>タンサンボム</text:p>
          </table:table-cell>
          <table:table-cell table:formula="of:=[.A193]" office:value-type="string" office:string-value="エナジースタンド" calcext:value-type="string">
            <text:p>エナジースタンド</text:p>
          </table:table-cell>
          <table:table-cell table:style-name="ce4" table:formula="of:=COM.MICROSOFT.CONCAT(&quot;&quot;&quot;&quot;;[.E65];&quot;&quot;&quot;&quot;)" office:value-type="string" office:string-value="&quot;ヒッセン・ヒュー&quot;" calcext:value-type="string">
            <text:p>"ヒッセン・ヒュー"</text:p>
          </table:table-cell>
          <table:table-cell table:style-name="ce4" table:formula="of:=COM.MICROSOFT.CONCAT(&quot;&quot;&quot;&quot;;[.F65];&quot;&quot;&quot;&quot;)" office:value-type="string" office:string-value="&quot;タンサンボム&quot;" calcext:value-type="string">
            <text:p>"タンサンボム"</text:p>
          </table:table-cell>
          <table:table-cell table:style-name="ce4" table:formula="of:=COM.MICROSOFT.CONCAT(&quot;&quot;&quot;&quot;;[.G65];&quot;&quot;&quot;&quot;)" office:value-type="string" office:string-value="&quot;エナジースタンド&quot;" calcext:value-type="string">
            <text:p>"エナジースタンド"</text:p>
          </table:table-cell>
          <table:table-cell table:formula="of:=COM.MICROSOFT.CONCAT(&quot;{&quot;;[.$H$1]; &quot;: &quot;; [.H65]; &quot;,&quot;; [.$I$1]; &quot;: &quot;; [.I65]; &quot;,&quot;; [.$J$1]; &quot;: &quot;; [.J65]; &quot;}&quot;)" office:value-type="string" office:string-value="{&quot;main&quot;: &quot;ヒッセン・ヒュー&quot;,&quot;sub&quot;: &quot;タンサンボム&quot;,&quot;sp&quot;: &quot;エナジースタンド&quot;}" calcext:value-type="string">
            <text:p>{"main": "ヒッセン・ヒュー","sub": "タンサンボム","sp": "エナジースタンド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トラップ</text:p>
          </table:table-cell>
          <table:table-cell office:value-type="string" calcext:value-type="string">
            <text:p>`=A193</text:p>
          </table:table-cell>
          <table:table-cell office:value-type="string" calcext:value-type="string">
            <text:p>`=A194</text:p>
          </table:table-cell>
          <table:table-cell office:value-type="string" calcext:value-type="string">
            <text:p>`=A195</text:p>
          </table:table-cell>
          <table:table-cell table:formula="of:=[.A194]" office:value-type="string" office:string-value="スクリュースロッシャー" calcext:value-type="string">
            <text:p>スクリュースロッシャー</text:p>
          </table:table-cell>
          <table:table-cell table:formula="of:=[.A195]" office:value-type="string" office:string-value="タンサンボム" calcext:value-type="string">
            <text:p>タンサンボム</text:p>
          </table:table-cell>
          <table:table-cell table:formula="of:=[.A196]" office:value-type="string" office:string-value="ナイスダマ" calcext:value-type="string">
            <text:p>ナイスダマ</text:p>
          </table:table-cell>
          <table:table-cell table:style-name="ce4" table:formula="of:=COM.MICROSOFT.CONCAT(&quot;&quot;&quot;&quot;;[.E66];&quot;&quot;&quot;&quot;)" office:value-type="string" office:string-value="&quot;スクリュースロッシャー&quot;" calcext:value-type="string">
            <text:p>"スクリュースロッシャー"</text:p>
          </table:table-cell>
          <table:table-cell table:style-name="ce4" table:formula="of:=COM.MICROSOFT.CONCAT(&quot;&quot;&quot;&quot;;[.F66];&quot;&quot;&quot;&quot;)" office:value-type="string" office:string-value="&quot;タンサンボム&quot;" calcext:value-type="string">
            <text:p>"タンサンボム"</text:p>
          </table:table-cell>
          <table:table-cell table:style-name="ce4" table:formula="of:=COM.MICROSOFT.CONCAT(&quot;&quot;&quot;&quot;;[.G66];&quot;&quot;&quot;&quot;)" office:value-type="string" office:string-value="&quot;ナイスダマ&quot;" calcext:value-type="string">
            <text:p>"ナイスダマ"</text:p>
          </table:table-cell>
          <table:table-cell table:formula="of:=COM.MICROSOFT.CONCAT(&quot;{&quot;;[.$H$1]; &quot;: &quot;; [.H66]; &quot;,&quot;; [.$I$1]; &quot;: &quot;; [.I66]; &quot;,&quot;; [.$J$1]; &quot;: &quot;; [.J66]; &quot;}&quot;)" office:value-type="string" office:string-value="{&quot;main&quot;: &quot;スクリュースロッシャー&quot;,&quot;sub&quot;: &quot;タンサンボム&quot;,&quot;sp&quot;: &quot;ナイスダマ&quot;}" calcext:value-type="string">
            <text:p>{"main": "スクリュースロッシャー","sub": "タンサンボム","sp": "ナイスダマ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ジェットパック</text:p>
          </table:table-cell>
          <table:table-cell office:value-type="string" calcext:value-type="string">
            <text:p>`=A196</text:p>
          </table:table-cell>
          <table:table-cell office:value-type="string" calcext:value-type="string">
            <text:p>`=A197</text:p>
          </table:table-cell>
          <table:table-cell office:value-type="string" calcext:value-type="string">
            <text:p>`=A198</text:p>
          </table:table-cell>
          <table:table-cell table:formula="of:=[.A197]" office:value-type="string" office:string-value="オーバーフロッシャー" calcext:value-type="string">
            <text:p>オーバーフロッシャー</text:p>
          </table:table-cell>
          <table:table-cell table:formula="of:=[.A198]" office:value-type="string" office:string-value="スプリンクラー" calcext:value-type="string">
            <text:p>スプリンクラー</text:p>
          </table:table-cell>
          <table:table-cell table:formula="of:=[.A199]" office:value-type="string" office:string-value="アメフラシ" calcext:value-type="string">
            <text:p>アメフラシ</text:p>
          </table:table-cell>
          <table:table-cell table:style-name="ce4" table:formula="of:=COM.MICROSOFT.CONCAT(&quot;&quot;&quot;&quot;;[.E67];&quot;&quot;&quot;&quot;)" office:value-type="string" office:string-value="&quot;オーバーフロッシャー&quot;" calcext:value-type="string">
            <text:p>"オーバーフロッシャー"</text:p>
          </table:table-cell>
          <table:table-cell table:style-name="ce4" table:formula="of:=COM.MICROSOFT.CONCAT(&quot;&quot;&quot;&quot;;[.F67];&quot;&quot;&quot;&quot;)" office:value-type="string" office:string-value="&quot;スプリンクラー&quot;" calcext:value-type="string">
            <text:p>"スプリンクラー"</text:p>
          </table:table-cell>
          <table:table-cell table:style-name="ce4" table:formula="of:=COM.MICROSOFT.CONCAT(&quot;&quot;&quot;&quot;;[.G67];&quot;&quot;&quot;&quot;)" office:value-type="string" office:string-value="&quot;アメフラシ&quot;" calcext:value-type="string">
            <text:p>"アメフラシ"</text:p>
          </table:table-cell>
          <table:table-cell table:formula="of:=COM.MICROSOFT.CONCAT(&quot;{&quot;;[.$H$1]; &quot;: &quot;; [.H67]; &quot;,&quot;; [.$I$1]; &quot;: &quot;; [.I67]; &quot;,&quot;; [.$J$1]; &quot;: &quot;; [.J67]; &quot;}&quot;)" office:value-type="string" office:string-value="{&quot;main&quot;: &quot;オーバーフロッシャー&quot;,&quot;sub&quot;: &quot;スプリンクラー&quot;,&quot;sp&quot;: &quot;アメフラシ&quot;}" calcext:value-type="string">
            <text:p>{"main": "オーバーフロッシャー","sub": "スプリンクラー","sp": "アメフラシ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ノヴァブラスター</text:p>
          </table:table-cell>
          <table:table-cell office:value-type="string" calcext:value-type="string">
            <text:p>`=A199</text:p>
          </table:table-cell>
          <table:table-cell office:value-type="string" calcext:value-type="string">
            <text:p>`=A200</text:p>
          </table:table-cell>
          <table:table-cell office:value-type="string" calcext:value-type="string">
            <text:p>`=A201</text:p>
          </table:table-cell>
          <table:table-cell table:formula="of:=[.A200]" office:value-type="string" office:string-value="エクスプロッシャー" calcext:value-type="string">
            <text:p>エクスプロッシャー</text:p>
          </table:table-cell>
          <table:table-cell table:formula="of:=[.A201]" office:value-type="string" office:string-value="ポイントセンサー" calcext:value-type="string">
            <text:p>ポイントセンサー</text:p>
          </table:table-cell>
          <table:table-cell table:formula="of:=[.A202]" office:value-type="string" office:string-value="アメフラシ" calcext:value-type="string">
            <text:p>アメフラシ</text:p>
          </table:table-cell>
          <table:table-cell table:style-name="ce4" table:formula="of:=COM.MICROSOFT.CONCAT(&quot;&quot;&quot;&quot;;[.E68];&quot;&quot;&quot;&quot;)" office:value-type="string" office:string-value="&quot;エクスプロッシャー&quot;" calcext:value-type="string">
            <text:p>"エクスプロッシャー"</text:p>
          </table:table-cell>
          <table:table-cell table:style-name="ce4" table:formula="of:=COM.MICROSOFT.CONCAT(&quot;&quot;&quot;&quot;;[.F68];&quot;&quot;&quot;&quot;)" office:value-type="string" office:string-value="&quot;ポイントセンサー&quot;" calcext:value-type="string">
            <text:p>"ポイントセンサー"</text:p>
          </table:table-cell>
          <table:table-cell table:style-name="ce4" table:formula="of:=COM.MICROSOFT.CONCAT(&quot;&quot;&quot;&quot;;[.G68];&quot;&quot;&quot;&quot;)" office:value-type="string" office:string-value="&quot;アメフラシ&quot;" calcext:value-type="string">
            <text:p>"アメフラシ"</text:p>
          </table:table-cell>
          <table:table-cell table:formula="of:=COM.MICROSOFT.CONCAT(&quot;{&quot;;[.$H$1]; &quot;: &quot;; [.H68]; &quot;,&quot;; [.$I$1]; &quot;: &quot;; [.I68]; &quot;,&quot;; [.$J$1]; &quot;: &quot;; [.J68]; &quot;}&quot;)" office:value-type="string" office:string-value="{&quot;main&quot;: &quot;エクスプロッシャー&quot;,&quot;sub&quot;: &quot;ポイントセンサー&quot;,&quot;sp&quot;: &quot;アメフラシ&quot;}" calcext:value-type="string">
            <text:p>{"main": "エクスプロッシャー","sub": "ポイントセンサー","sp": "アメフラシ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スプラッシュボム</text:p>
          </table:table-cell>
          <table:table-cell office:value-type="string" calcext:value-type="string">
            <text:p>`=A202</text:p>
          </table:table-cell>
          <table:table-cell office:value-type="string" calcext:value-type="string">
            <text:p>`=A203</text:p>
          </table:table-cell>
          <table:table-cell office:value-type="string" calcext:value-type="string">
            <text:p>`=A204</text:p>
          </table:table-cell>
          <table:table-cell table:formula="of:=[.A203]" office:value-type="string" office:string-value="スプラスピナー" calcext:value-type="string">
            <text:p>スプラスピナー</text:p>
          </table:table-cell>
          <table:table-cell table:formula="of:=[.A204]" office:value-type="string" office:string-value="クイックボム" calcext:value-type="string">
            <text:p>クイックボム</text:p>
          </table:table-cell>
          <table:table-cell table:formula="of:=[.A205]" office:value-type="string" office:string-value="ウルトラハンコ" calcext:value-type="string">
            <text:p>ウルトラハンコ</text:p>
          </table:table-cell>
          <table:table-cell table:style-name="ce4" table:formula="of:=COM.MICROSOFT.CONCAT(&quot;&quot;&quot;&quot;;[.E69];&quot;&quot;&quot;&quot;)" office:value-type="string" office:string-value="&quot;スプラスピナー&quot;" calcext:value-type="string">
            <text:p>"スプラスピナー"</text:p>
          </table:table-cell>
          <table:table-cell table:style-name="ce4" table:formula="of:=COM.MICROSOFT.CONCAT(&quot;&quot;&quot;&quot;;[.F69];&quot;&quot;&quot;&quot;)" office:value-type="string" office:string-value="&quot;クイックボム&quot;" calcext:value-type="string">
            <text:p>"クイックボム"</text:p>
          </table:table-cell>
          <table:table-cell table:style-name="ce4" table:formula="of:=COM.MICROSOFT.CONCAT(&quot;&quot;&quot;&quot;;[.G69];&quot;&quot;&quot;&quot;)" office:value-type="string" office:string-value="&quot;ウルトラハンコ&quot;" calcext:value-type="string">
            <text:p>"ウルトラハンコ"</text:p>
          </table:table-cell>
          <table:table-cell table:formula="of:=COM.MICROSOFT.CONCAT(&quot;{&quot;;[.$H$1]; &quot;: &quot;; [.H69]; &quot;,&quot;; [.$I$1]; &quot;: &quot;; [.I69]; &quot;,&quot;; [.$J$1]; &quot;: &quot;; [.J69]; &quot;}&quot;)" office:value-type="string" office:string-value="{&quot;main&quot;: &quot;スプラスピナー&quot;,&quot;sub&quot;: &quot;クイックボム&quot;,&quot;sp&quot;: &quot;ウルトラハンコ&quot;}" calcext:value-type="string">
            <text:p>{"main": "スプラスピナー","sub": "クイックボム","sp": "ウルトラハンコ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ショクワンダー</text:p>
          </table:table-cell>
          <table:table-cell office:value-type="string" calcext:value-type="string">
            <text:p>`=A205</text:p>
          </table:table-cell>
          <table:table-cell office:value-type="string" calcext:value-type="string">
            <text:p>`=A206</text:p>
          </table:table-cell>
          <table:table-cell office:value-type="string" calcext:value-type="string">
            <text:p>`=A207</text:p>
          </table:table-cell>
          <table:table-cell table:formula="of:=[.A206]" office:value-type="string" office:string-value="スプラスピナーコラボ" calcext:value-type="string">
            <text:p>スプラスピナーコラボ</text:p>
          </table:table-cell>
          <table:table-cell table:formula="of:=[.A207]" office:value-type="string" office:string-value="ポイズンミスト" calcext:value-type="string">
            <text:p>ポイズンミスト</text:p>
          </table:table-cell>
          <table:table-cell table:formula="of:=[.A208]" office:value-type="string" office:string-value="グレートバリア" calcext:value-type="string">
            <text:p>グレートバリア</text:p>
          </table:table-cell>
          <table:table-cell table:style-name="ce4" table:formula="of:=COM.MICROSOFT.CONCAT(&quot;&quot;&quot;&quot;;[.E70];&quot;&quot;&quot;&quot;)" office:value-type="string" office:string-value="&quot;スプラスピナーコラボ&quot;" calcext:value-type="string">
            <text:p>"スプラスピナーコラボ"</text:p>
          </table:table-cell>
          <table:table-cell table:style-name="ce4" table:formula="of:=COM.MICROSOFT.CONCAT(&quot;&quot;&quot;&quot;;[.F70];&quot;&quot;&quot;&quot;)" office:value-type="string" office:string-value="&quot;ポイズンミスト&quot;" calcext:value-type="string">
            <text:p>"ポイズンミスト"</text:p>
          </table:table-cell>
          <table:table-cell table:style-name="ce4" table:formula="of:=COM.MICROSOFT.CONCAT(&quot;&quot;&quot;&quot;;[.G70];&quot;&quot;&quot;&quot;)" office:value-type="string" office:string-value="&quot;グレートバリア&quot;" calcext:value-type="string">
            <text:p>"グレートバリア"</text:p>
          </table:table-cell>
          <table:table-cell table:formula="of:=COM.MICROSOFT.CONCAT(&quot;{&quot;;[.$H$1]; &quot;: &quot;; [.H70]; &quot;,&quot;; [.$I$1]; &quot;: &quot;; [.I70]; &quot;,&quot;; [.$J$1]; &quot;: &quot;; [.J70]; &quot;}&quot;)" office:value-type="string" office:string-value="{&quot;main&quot;: &quot;スプラスピナーコラボ&quot;,&quot;sub&quot;: &quot;ポイズンミスト&quot;,&quot;sp&quot;: &quot;グレートバリア&quot;}" calcext:value-type="string">
            <text:p>{"main": "スプラスピナーコラボ","sub": "ポイズンミスト","sp": "グレートバリア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ノヴァブラスターネオ</text:p>
          </table:table-cell>
          <table:table-cell office:value-type="string" calcext:value-type="string">
            <text:p>`=A208</text:p>
          </table:table-cell>
          <table:table-cell office:value-type="string" calcext:value-type="string">
            <text:p>`=A209</text:p>
          </table:table-cell>
          <table:table-cell office:value-type="string" calcext:value-type="string">
            <text:p>`=A210</text:p>
          </table:table-cell>
          <table:table-cell table:formula="of:=[.A209]" office:value-type="string" office:string-value="バレルスピナー" calcext:value-type="string">
            <text:p>バレルスピナー</text:p>
          </table:table-cell>
          <table:table-cell table:formula="of:=[.A210]" office:value-type="string" office:string-value="スプリンクラー" calcext:value-type="string">
            <text:p>スプリンクラー</text:p>
          </table:table-cell>
          <table:table-cell table:formula="of:=[.A211]" office:value-type="string" office:string-value="ホップソナー" calcext:value-type="string">
            <text:p>ホップソナー</text:p>
          </table:table-cell>
          <table:table-cell table:style-name="ce4" table:formula="of:=COM.MICROSOFT.CONCAT(&quot;&quot;&quot;&quot;;[.E71];&quot;&quot;&quot;&quot;)" office:value-type="string" office:string-value="&quot;バレルスピナー&quot;" calcext:value-type="string">
            <text:p>"バレルスピナー"</text:p>
          </table:table-cell>
          <table:table-cell table:style-name="ce4" table:formula="of:=COM.MICROSOFT.CONCAT(&quot;&quot;&quot;&quot;;[.F71];&quot;&quot;&quot;&quot;)" office:value-type="string" office:string-value="&quot;スプリンクラー&quot;" calcext:value-type="string">
            <text:p>"スプリンクラー"</text:p>
          </table:table-cell>
          <table:table-cell table:style-name="ce4" table:formula="of:=COM.MICROSOFT.CONCAT(&quot;&quot;&quot;&quot;;[.G71];&quot;&quot;&quot;&quot;)" office:value-type="string" office:string-value="&quot;ホップソナー&quot;" calcext:value-type="string">
            <text:p>"ホップソナー"</text:p>
          </table:table-cell>
          <table:table-cell table:formula="of:=COM.MICROSOFT.CONCAT(&quot;{&quot;;[.$H$1]; &quot;: &quot;; [.H71]; &quot;,&quot;; [.$I$1]; &quot;: &quot;; [.I71]; &quot;,&quot;; [.$J$1]; &quot;: &quot;; [.J71]; &quot;}&quot;)" office:value-type="string" office:string-value="{&quot;main&quot;: &quot;バレルスピナー&quot;,&quot;sub&quot;: &quot;スプリンクラー&quot;,&quot;sp&quot;: &quot;ホップソナー&quot;}" calcext:value-type="string">
            <text:p>{"main": "バレルスピナー","sub": "スプリンクラー","sp": "ホップソナー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タンサンボム</text:p>
          </table:table-cell>
          <table:table-cell office:value-type="string" calcext:value-type="string">
            <text:p>`=A211</text:p>
          </table:table-cell>
          <table:table-cell office:value-type="string" calcext:value-type="string">
            <text:p>`=A212</text:p>
          </table:table-cell>
          <table:table-cell office:value-type="string" calcext:value-type="string">
            <text:p>`=A213</text:p>
          </table:table-cell>
          <table:table-cell table:formula="of:=[.A212]" office:value-type="string" office:string-value="バレルスピナーデコ" calcext:value-type="string">
            <text:p>バレルスピナーデコ</text:p>
          </table:table-cell>
          <table:table-cell table:formula="of:=[.A213]" office:value-type="string" office:string-value="ポイントセンサー" calcext:value-type="string">
            <text:p>ポイントセンサー</text:p>
          </table:table-cell>
          <table:table-cell table:formula="of:=[.A214]" office:value-type="string" office:string-value="テイオウイカ" calcext:value-type="string">
            <text:p>テイオウイカ</text:p>
          </table:table-cell>
          <table:table-cell table:style-name="ce4" table:formula="of:=COM.MICROSOFT.CONCAT(&quot;&quot;&quot;&quot;;[.E72];&quot;&quot;&quot;&quot;)" office:value-type="string" office:string-value="&quot;バレルスピナーデコ&quot;" calcext:value-type="string">
            <text:p>"バレルスピナーデコ"</text:p>
          </table:table-cell>
          <table:table-cell table:style-name="ce4" table:formula="of:=COM.MICROSOFT.CONCAT(&quot;&quot;&quot;&quot;;[.F72];&quot;&quot;&quot;&quot;)" office:value-type="string" office:string-value="&quot;ポイントセンサー&quot;" calcext:value-type="string">
            <text:p>"ポイントセンサー"</text:p>
          </table:table-cell>
          <table:table-cell table:style-name="ce4" table:formula="of:=COM.MICROSOFT.CONCAT(&quot;&quot;&quot;&quot;;[.G72];&quot;&quot;&quot;&quot;)" office:value-type="string" office:string-value="&quot;テイオウイカ&quot;" calcext:value-type="string">
            <text:p>"テイオウイカ"</text:p>
          </table:table-cell>
          <table:table-cell table:formula="of:=COM.MICROSOFT.CONCAT(&quot;{&quot;;[.$H$1]; &quot;: &quot;; [.H72]; &quot;,&quot;; [.$I$1]; &quot;: &quot;; [.I72]; &quot;,&quot;; [.$J$1]; &quot;: &quot;; [.J72]; &quot;}&quot;)" office:value-type="string" office:string-value="{&quot;main&quot;: &quot;バレルスピナーデコ&quot;,&quot;sub&quot;: &quot;ポイントセンサー&quot;,&quot;sp&quot;: &quot;テイオウイカ&quot;}" calcext:value-type="string">
            <text:p>{"main": "バレルスピナーデコ","sub": "ポイントセンサー","sp": "テイオウイカ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ウルトラハンコ</text:p>
          </table:table-cell>
          <table:table-cell office:value-type="string" calcext:value-type="string">
            <text:p>`=A214</text:p>
          </table:table-cell>
          <table:table-cell office:value-type="string" calcext:value-type="string">
            <text:p>`=A215</text:p>
          </table:table-cell>
          <table:table-cell office:value-type="string" calcext:value-type="string">
            <text:p>`=A216</text:p>
          </table:table-cell>
          <table:table-cell table:formula="of:=[.A215]" office:value-type="string" office:string-value="ハイドラント" calcext:value-type="string">
            <text:p>ハイドラント</text:p>
          </table:table-cell>
          <table:table-cell table:formula="of:=[.A216]" office:value-type="string" office:string-value="ロボットボム" calcext:value-type="string">
            <text:p>ロボットボム</text:p>
          </table:table-cell>
          <table:table-cell table:formula="of:=[.A217]" office:value-type="string" office:string-value="ナイスダマ" calcext:value-type="string">
            <text:p>ナイスダマ</text:p>
          </table:table-cell>
          <table:table-cell table:style-name="ce4" table:formula="of:=COM.MICROSOFT.CONCAT(&quot;&quot;&quot;&quot;;[.E73];&quot;&quot;&quot;&quot;)" office:value-type="string" office:string-value="&quot;ハイドラント&quot;" calcext:value-type="string">
            <text:p>"ハイドラント"</text:p>
          </table:table-cell>
          <table:table-cell table:style-name="ce4" table:formula="of:=COM.MICROSOFT.CONCAT(&quot;&quot;&quot;&quot;;[.F73];&quot;&quot;&quot;&quot;)" office:value-type="string" office:string-value="&quot;ロボットボム&quot;" calcext:value-type="string">
            <text:p>"ロボットボム"</text:p>
          </table:table-cell>
          <table:table-cell table:style-name="ce4" table:formula="of:=COM.MICROSOFT.CONCAT(&quot;&quot;&quot;&quot;;[.G73];&quot;&quot;&quot;&quot;)" office:value-type="string" office:string-value="&quot;ナイスダマ&quot;" calcext:value-type="string">
            <text:p>"ナイスダマ"</text:p>
          </table:table-cell>
          <table:table-cell table:formula="of:=COM.MICROSOFT.CONCAT(&quot;{&quot;;[.$H$1]; &quot;: &quot;; [.H73]; &quot;,&quot;; [.$I$1]; &quot;: &quot;; [.I73]; &quot;,&quot;; [.$J$1]; &quot;: &quot;; [.J73]; &quot;}&quot;)" office:value-type="string" office:string-value="{&quot;main&quot;: &quot;ハイドラント&quot;,&quot;sub&quot;: &quot;ロボットボム&quot;,&quot;sp&quot;: &quot;ナイスダマ&quot;}" calcext:value-type="string">
            <text:p>{"main": "ハイドラント","sub": "ロボットボム","sp": "ナイスダマ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ホットブラスター</text:p>
          </table:table-cell>
          <table:table-cell office:value-type="string" calcext:value-type="string">
            <text:p>`=A217</text:p>
          </table:table-cell>
          <table:table-cell office:value-type="string" calcext:value-type="string">
            <text:p>`=A218</text:p>
          </table:table-cell>
          <table:table-cell office:value-type="string" calcext:value-type="string">
            <text:p>`=A219</text:p>
          </table:table-cell>
          <table:table-cell table:formula="of:=[.A218]" office:value-type="string" office:string-value="クーゲルシュライバー" calcext:value-type="string">
            <text:p>クーゲルシュライバー</text:p>
          </table:table-cell>
          <table:table-cell table:formula="of:=[.A219]" office:value-type="string" office:string-value="タンサンボム" calcext:value-type="string">
            <text:p>タンサンボム</text:p>
          </table:table-cell>
          <table:table-cell table:formula="of:=[.A220]" office:value-type="string" office:string-value="ジェットパック" calcext:value-type="string">
            <text:p>ジェットパック</text:p>
          </table:table-cell>
          <table:table-cell table:style-name="ce4" table:formula="of:=COM.MICROSOFT.CONCAT(&quot;&quot;&quot;&quot;;[.E74];&quot;&quot;&quot;&quot;)" office:value-type="string" office:string-value="&quot;クーゲルシュライバー&quot;" calcext:value-type="string">
            <text:p>"クーゲルシュライバー"</text:p>
          </table:table-cell>
          <table:table-cell table:style-name="ce4" table:formula="of:=COM.MICROSOFT.CONCAT(&quot;&quot;&quot;&quot;;[.F74];&quot;&quot;&quot;&quot;)" office:value-type="string" office:string-value="&quot;タンサンボム&quot;" calcext:value-type="string">
            <text:p>"タンサンボム"</text:p>
          </table:table-cell>
          <table:table-cell table:style-name="ce4" table:formula="of:=COM.MICROSOFT.CONCAT(&quot;&quot;&quot;&quot;;[.G74];&quot;&quot;&quot;&quot;)" office:value-type="string" office:string-value="&quot;ジェットパック&quot;" calcext:value-type="string">
            <text:p>"ジェットパック"</text:p>
          </table:table-cell>
          <table:table-cell table:formula="of:=COM.MICROSOFT.CONCAT(&quot;{&quot;;[.$H$1]; &quot;: &quot;; [.H74]; &quot;,&quot;; [.$I$1]; &quot;: &quot;; [.I74]; &quot;,&quot;; [.$J$1]; &quot;: &quot;; [.J74]; &quot;}&quot;)" office:value-type="string" office:string-value="{&quot;main&quot;: &quot;クーゲルシュライバー&quot;,&quot;sub&quot;: &quot;タンサンボム&quot;,&quot;sp&quot;: &quot;ジェットパック&quot;}" calcext:value-type="string">
            <text:p>{"main": "クーゲルシュライバー","sub": "タンサンボム","sp": "ジェットパック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ロボットボム</text:p>
          </table:table-cell>
          <table:table-cell office:value-type="string" calcext:value-type="string">
            <text:p>`=A220</text:p>
          </table:table-cell>
          <table:table-cell office:value-type="string" calcext:value-type="string">
            <text:p>`=A221</text:p>
          </table:table-cell>
          <table:table-cell office:value-type="string" calcext:value-type="string">
            <text:p>`=A222</text:p>
          </table:table-cell>
          <table:table-cell table:formula="of:=[.A221]" office:value-type="string" office:string-value="ノーチラス47" calcext:value-type="string">
            <text:p>ノーチラス47</text:p>
          </table:table-cell>
          <table:table-cell table:formula="of:=[.A222]" office:value-type="string" office:string-value="ポイントセンサー" calcext:value-type="string">
            <text:p>ポイントセンサー</text:p>
          </table:table-cell>
          <table:table-cell table:formula="of:=[.A223]" office:value-type="string" office:string-value="アメフラシ" calcext:value-type="string">
            <text:p>アメフラシ</text:p>
          </table:table-cell>
          <table:table-cell table:style-name="ce4" table:formula="of:=COM.MICROSOFT.CONCAT(&quot;&quot;&quot;&quot;;[.E75];&quot;&quot;&quot;&quot;)" office:value-type="string" office:string-value="&quot;ノーチラス47&quot;" calcext:value-type="string">
            <text:p>"ノーチラス47"</text:p>
          </table:table-cell>
          <table:table-cell table:style-name="ce4" table:formula="of:=COM.MICROSOFT.CONCAT(&quot;&quot;&quot;&quot;;[.F75];&quot;&quot;&quot;&quot;)" office:value-type="string" office:string-value="&quot;ポイントセンサー&quot;" calcext:value-type="string">
            <text:p>"ポイントセンサー"</text:p>
          </table:table-cell>
          <table:table-cell table:style-name="ce4" table:formula="of:=COM.MICROSOFT.CONCAT(&quot;&quot;&quot;&quot;;[.G75];&quot;&quot;&quot;&quot;)" office:value-type="string" office:string-value="&quot;アメフラシ&quot;" calcext:value-type="string">
            <text:p>"アメフラシ"</text:p>
          </table:table-cell>
          <table:table-cell table:formula="of:=COM.MICROSOFT.CONCAT(&quot;{&quot;;[.$H$1]; &quot;: &quot;; [.H75]; &quot;,&quot;; [.$I$1]; &quot;: &quot;; [.I75]; &quot;,&quot;; [.$J$1]; &quot;: &quot;; [.J75]; &quot;}&quot;)" office:value-type="string" office:string-value="{&quot;main&quot;: &quot;ノーチラス47&quot;,&quot;sub&quot;: &quot;ポイントセンサー&quot;,&quot;sp&quot;: &quot;アメフラシ&quot;}" calcext:value-type="string">
            <text:p>{"main": "ノーチラス47","sub": "ポイントセンサー","sp": "アメフラシ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グレートバリア</text:p>
          </table:table-cell>
          <table:table-cell office:value-type="string" calcext:value-type="string">
            <text:p>`=A223</text:p>
          </table:table-cell>
          <table:table-cell office:value-type="string" calcext:value-type="string">
            <text:p>`=A224</text:p>
          </table:table-cell>
          <table:table-cell office:value-type="string" calcext:value-type="string">
            <text:p>`=A225</text:p>
          </table:table-cell>
          <table:table-cell table:formula="of:=[.A224]" office:value-type="string" office:string-value="スパッタリー" calcext:value-type="string">
            <text:p>スパッタリー</text:p>
          </table:table-cell>
          <table:table-cell table:formula="of:=[.A225]" office:value-type="string" office:string-value="ジャンプビーコン" calcext:value-type="string">
            <text:p>ジャンプビーコン</text:p>
          </table:table-cell>
          <table:table-cell table:formula="of:=[.A226]" office:value-type="string" office:string-value="エナジースタンド" calcext:value-type="string">
            <text:p>エナジースタンド</text:p>
          </table:table-cell>
          <table:table-cell table:style-name="ce4" table:formula="of:=COM.MICROSOFT.CONCAT(&quot;&quot;&quot;&quot;;[.E76];&quot;&quot;&quot;&quot;)" office:value-type="string" office:string-value="&quot;スパッタリー&quot;" calcext:value-type="string">
            <text:p>"スパッタリー"</text:p>
          </table:table-cell>
          <table:table-cell table:style-name="ce4" table:formula="of:=COM.MICROSOFT.CONCAT(&quot;&quot;&quot;&quot;;[.F76];&quot;&quot;&quot;&quot;)" office:value-type="string" office:string-value="&quot;ジャンプビーコン&quot;" calcext:value-type="string">
            <text:p>"ジャンプビーコン"</text:p>
          </table:table-cell>
          <table:table-cell table:style-name="ce4" table:formula="of:=COM.MICROSOFT.CONCAT(&quot;&quot;&quot;&quot;;[.G76];&quot;&quot;&quot;&quot;)" office:value-type="string" office:string-value="&quot;エナジースタンド&quot;" calcext:value-type="string">
            <text:p>"エナジースタンド"</text:p>
          </table:table-cell>
          <table:table-cell table:formula="of:=COM.MICROSOFT.CONCAT(&quot;{&quot;;[.$H$1]; &quot;: &quot;; [.H76]; &quot;,&quot;; [.$I$1]; &quot;: &quot;; [.I76]; &quot;,&quot;; [.$J$1]; &quot;: &quot;; [.J76]; &quot;}&quot;)" office:value-type="string" office:string-value="{&quot;main&quot;: &quot;スパッタリー&quot;,&quot;sub&quot;: &quot;ジャンプビーコン&quot;,&quot;sp&quot;: &quot;エナジースタンド&quot;}" calcext:value-type="string">
            <text:p>{"main": "スパッタリー","sub": "ジャンプビーコン","sp": "エナジースタンド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ロングブラスター</text:p>
          </table:table-cell>
          <table:table-cell office:value-type="string" calcext:value-type="string">
            <text:p>`=A226</text:p>
          </table:table-cell>
          <table:table-cell office:value-type="string" calcext:value-type="string">
            <text:p>`=A227</text:p>
          </table:table-cell>
          <table:table-cell office:value-type="string" calcext:value-type="string">
            <text:p>`=A228</text:p>
          </table:table-cell>
          <table:table-cell table:formula="of:=[.A227]" office:value-type="string" office:string-value="スパッタリー・ヒュー" calcext:value-type="string">
            <text:p>スパッタリー・ヒュー</text:p>
          </table:table-cell>
          <table:table-cell table:formula="of:=[.A228]" office:value-type="string" office:string-value="トーピード" calcext:value-type="string">
            <text:p>トーピード</text:p>
          </table:table-cell>
          <table:table-cell table:formula="of:=[.A229]" office:value-type="string" office:string-value="サメライド" calcext:value-type="string">
            <text:p>サメライド</text:p>
          </table:table-cell>
          <table:table-cell table:style-name="ce4" table:formula="of:=COM.MICROSOFT.CONCAT(&quot;&quot;&quot;&quot;;[.E77];&quot;&quot;&quot;&quot;)" office:value-type="string" office:string-value="&quot;スパッタリー・ヒュー&quot;" calcext:value-type="string">
            <text:p>"スパッタリー・ヒュー"</text:p>
          </table:table-cell>
          <table:table-cell table:style-name="ce4" table:formula="of:=COM.MICROSOFT.CONCAT(&quot;&quot;&quot;&quot;;[.F77];&quot;&quot;&quot;&quot;)" office:value-type="string" office:string-value="&quot;トーピード&quot;" calcext:value-type="string">
            <text:p>"トーピード"</text:p>
          </table:table-cell>
          <table:table-cell table:style-name="ce4" table:formula="of:=COM.MICROSOFT.CONCAT(&quot;&quot;&quot;&quot;;[.G77];&quot;&quot;&quot;&quot;)" office:value-type="string" office:string-value="&quot;サメライド&quot;" calcext:value-type="string">
            <text:p>"サメライド"</text:p>
          </table:table-cell>
          <table:table-cell table:formula="of:=COM.MICROSOFT.CONCAT(&quot;{&quot;;[.$H$1]; &quot;: &quot;; [.H77]; &quot;,&quot;; [.$I$1]; &quot;: &quot;; [.I77]; &quot;,&quot;; [.$J$1]; &quot;: &quot;; [.J77]; &quot;}&quot;)" office:value-type="string" office:string-value="{&quot;main&quot;: &quot;スパッタリー・ヒュー&quot;,&quot;sub&quot;: &quot;トーピード&quot;,&quot;sp&quot;: &quot;サメライド&quot;}" calcext:value-type="string">
            <text:p>{"main": "スパッタリー・ヒュー","sub": "トーピード","sp": "サメライド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キューバンボム</text:p>
          </table:table-cell>
          <table:table-cell office:value-type="string" calcext:value-type="string">
            <text:p>`=A229</text:p>
          </table:table-cell>
          <table:table-cell office:value-type="string" calcext:value-type="string">
            <text:p>`=A230</text:p>
          </table:table-cell>
          <table:table-cell office:value-type="string" calcext:value-type="string">
            <text:p>`=A231</text:p>
          </table:table-cell>
          <table:table-cell table:formula="of:=[.A230]" office:value-type="string" office:string-value="スプラマニューバー" calcext:value-type="string">
            <text:p>スプラマニューバー</text:p>
          </table:table-cell>
          <table:table-cell table:formula="of:=[.A231]" office:value-type="string" office:string-value="キューバンボム" calcext:value-type="string">
            <text:p>キューバンボム</text:p>
          </table:table-cell>
          <table:table-cell table:formula="of:=[.A232]" office:value-type="string" office:string-value="カニタンク" calcext:value-type="string">
            <text:p>カニタンク</text:p>
          </table:table-cell>
          <table:table-cell table:style-name="ce4" table:formula="of:=COM.MICROSOFT.CONCAT(&quot;&quot;&quot;&quot;;[.E78];&quot;&quot;&quot;&quot;)" office:value-type="string" office:string-value="&quot;スプラマニューバー&quot;" calcext:value-type="string">
            <text:p>"スプラマニューバー"</text:p>
          </table:table-cell>
          <table:table-cell table:style-name="ce4" table:formula="of:=COM.MICROSOFT.CONCAT(&quot;&quot;&quot;&quot;;[.F78];&quot;&quot;&quot;&quot;)" office:value-type="string" office:string-value="&quot;キューバンボム&quot;" calcext:value-type="string">
            <text:p>"キューバンボム"</text:p>
          </table:table-cell>
          <table:table-cell table:style-name="ce4" table:formula="of:=COM.MICROSOFT.CONCAT(&quot;&quot;&quot;&quot;;[.G78];&quot;&quot;&quot;&quot;)" office:value-type="string" office:string-value="&quot;カニタンク&quot;" calcext:value-type="string">
            <text:p>"カニタンク"</text:p>
          </table:table-cell>
          <table:table-cell table:formula="of:=COM.MICROSOFT.CONCAT(&quot;{&quot;;[.$H$1]; &quot;: &quot;; [.H78]; &quot;,&quot;; [.$I$1]; &quot;: &quot;; [.I78]; &quot;,&quot;; [.$J$1]; &quot;: &quot;; [.J78]; &quot;}&quot;)" office:value-type="string" office:string-value="{&quot;main&quot;: &quot;スプラマニューバー&quot;,&quot;sub&quot;: &quot;キューバンボム&quot;,&quot;sp&quot;: &quot;カニタンク&quot;}" calcext:value-type="string">
            <text:p>{"main": "スプラマニューバー","sub": "キューバンボム","sp": "カニタンク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ホップソナー</text:p>
          </table:table-cell>
          <table:table-cell office:value-type="string" calcext:value-type="string">
            <text:p>`=A232</text:p>
          </table:table-cell>
          <table:table-cell office:value-type="string" calcext:value-type="string">
            <text:p>`=A233</text:p>
          </table:table-cell>
          <table:table-cell office:value-type="string" calcext:value-type="string">
            <text:p>`=A234</text:p>
          </table:table-cell>
          <table:table-cell table:formula="of:=[.A233]" office:value-type="string" office:string-value="ケルビン525" calcext:value-type="string">
            <text:p>ケルビン525</text:p>
          </table:table-cell>
          <table:table-cell table:formula="of:=[.A234]" office:value-type="string" office:string-value="スプラッシュシールド" calcext:value-type="string">
            <text:p>スプラッシュシールド</text:p>
          </table:table-cell>
          <table:table-cell table:formula="of:=[.A235]" office:value-type="string" office:string-value="ナイスダマ" calcext:value-type="string">
            <text:p>ナイスダマ</text:p>
          </table:table-cell>
          <table:table-cell table:style-name="ce4" table:formula="of:=COM.MICROSOFT.CONCAT(&quot;&quot;&quot;&quot;;[.E79];&quot;&quot;&quot;&quot;)" office:value-type="string" office:string-value="&quot;ケルビン525&quot;" calcext:value-type="string">
            <text:p>"ケルビン525"</text:p>
          </table:table-cell>
          <table:table-cell table:style-name="ce4" table:formula="of:=COM.MICROSOFT.CONCAT(&quot;&quot;&quot;&quot;;[.F79];&quot;&quot;&quot;&quot;)" office:value-type="string" office:string-value="&quot;スプラッシュシールド&quot;" calcext:value-type="string">
            <text:p>"スプラッシュシールド"</text:p>
          </table:table-cell>
          <table:table-cell table:style-name="ce4" table:formula="of:=COM.MICROSOFT.CONCAT(&quot;&quot;&quot;&quot;;[.G79];&quot;&quot;&quot;&quot;)" office:value-type="string" office:string-value="&quot;ナイスダマ&quot;" calcext:value-type="string">
            <text:p>"ナイスダマ"</text:p>
          </table:table-cell>
          <table:table-cell table:formula="of:=COM.MICROSOFT.CONCAT(&quot;{&quot;;[.$H$1]; &quot;: &quot;; [.H79]; &quot;,&quot;; [.$I$1]; &quot;: &quot;; [.I79]; &quot;,&quot;; [.$J$1]; &quot;: &quot;; [.J79]; &quot;}&quot;)" office:value-type="string" office:string-value="{&quot;main&quot;: &quot;ケルビン525&quot;,&quot;sub&quot;: &quot;スプラッシュシールド&quot;,&quot;sp&quot;: &quot;ナイスダマ&quot;}" calcext:value-type="string">
            <text:p>{"main": "ケルビン525","sub": "スプラッシュシールド","sp": "ナイスダマ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クラッシュブラスター</text:p>
          </table:table-cell>
          <table:table-cell office:value-type="string" calcext:value-type="string">
            <text:p>`=A235</text:p>
          </table:table-cell>
          <table:table-cell office:value-type="string" calcext:value-type="string">
            <text:p>`=A236</text:p>
          </table:table-cell>
          <table:table-cell office:value-type="string" calcext:value-type="string">
            <text:p>`=A237</text:p>
          </table:table-cell>
          <table:table-cell table:formula="of:=[.A236]" office:value-type="string" office:string-value="デュアルスイーパー" calcext:value-type="string">
            <text:p>デュアルスイーパー</text:p>
          </table:table-cell>
          <table:table-cell table:formula="of:=[.A237]" office:value-type="string" office:string-value="スプラッシュボム" calcext:value-type="string">
            <text:p>スプラッシュボム</text:p>
          </table:table-cell>
          <table:table-cell table:formula="of:=[.A238]" office:value-type="string" office:string-value="ホップソナー" calcext:value-type="string">
            <text:p>ホップソナー</text:p>
          </table:table-cell>
          <table:table-cell table:style-name="ce4" table:formula="of:=COM.MICROSOFT.CONCAT(&quot;&quot;&quot;&quot;;[.E80];&quot;&quot;&quot;&quot;)" office:value-type="string" office:string-value="&quot;デュアルスイーパー&quot;" calcext:value-type="string">
            <text:p>"デュアルスイーパー"</text:p>
          </table:table-cell>
          <table:table-cell table:style-name="ce4" table:formula="of:=COM.MICROSOFT.CONCAT(&quot;&quot;&quot;&quot;;[.F80];&quot;&quot;&quot;&quot;)" office:value-type="string" office:string-value="&quot;スプラッシュボム&quot;" calcext:value-type="string">
            <text:p>"スプラッシュボム"</text:p>
          </table:table-cell>
          <table:table-cell table:style-name="ce4" table:formula="of:=COM.MICROSOFT.CONCAT(&quot;&quot;&quot;&quot;;[.G80];&quot;&quot;&quot;&quot;)" office:value-type="string" office:string-value="&quot;ホップソナー&quot;" calcext:value-type="string">
            <text:p>"ホップソナー"</text:p>
          </table:table-cell>
          <table:table-cell table:formula="of:=COM.MICROSOFT.CONCAT(&quot;{&quot;;[.$H$1]; &quot;: &quot;; [.H80]; &quot;,&quot;; [.$I$1]; &quot;: &quot;; [.I80]; &quot;,&quot;; [.$J$1]; &quot;: &quot;; [.J80]; &quot;}&quot;)" office:value-type="string" office:string-value="{&quot;main&quot;: &quot;デュアルスイーパー&quot;,&quot;sub&quot;: &quot;スプラッシュボム&quot;,&quot;sp&quot;: &quot;ホップソナー&quot;}" calcext:value-type="string">
            <text:p>{"main": "デュアルスイーパー","sub": "スプラッシュボム","sp": "ホップソナー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スプラッシュボム</text:p>
          </table:table-cell>
          <table:table-cell office:value-type="string" calcext:value-type="string">
            <text:p>`=A238</text:p>
          </table:table-cell>
          <table:table-cell office:value-type="string" calcext:value-type="string">
            <text:p>`=A239</text:p>
          </table:table-cell>
          <table:table-cell office:value-type="string" calcext:value-type="string">
            <text:p>`=A240</text:p>
          </table:table-cell>
          <table:table-cell table:formula="of:=[.A239]" office:value-type="string" office:string-value="デュアルスイーパーカスタム" calcext:value-type="string">
            <text:p>デュアルスイーパーカスタム</text:p>
          </table:table-cell>
          <table:table-cell table:formula="of:=[.A240]" office:value-type="string" office:string-value="ジャンプビーコン" calcext:value-type="string">
            <text:p>ジャンプビーコン</text:p>
          </table:table-cell>
          <table:table-cell table:formula="of:=[.A241]" office:value-type="string" office:string-value="デコイチラシ" calcext:value-type="string">
            <text:p>デコイチラシ</text:p>
          </table:table-cell>
          <table:table-cell table:style-name="ce4" table:formula="of:=COM.MICROSOFT.CONCAT(&quot;&quot;&quot;&quot;;[.E81];&quot;&quot;&quot;&quot;)" office:value-type="string" office:string-value="&quot;デュアルスイーパーカスタム&quot;" calcext:value-type="string">
            <text:p>"デュアルスイーパーカスタム"</text:p>
          </table:table-cell>
          <table:table-cell table:style-name="ce4" table:formula="of:=COM.MICROSOFT.CONCAT(&quot;&quot;&quot;&quot;;[.F81];&quot;&quot;&quot;&quot;)" office:value-type="string" office:string-value="&quot;ジャンプビーコン&quot;" calcext:value-type="string">
            <text:p>"ジャンプビーコン"</text:p>
          </table:table-cell>
          <table:table-cell table:style-name="ce4" table:formula="of:=COM.MICROSOFT.CONCAT(&quot;&quot;&quot;&quot;;[.G81];&quot;&quot;&quot;&quot;)" office:value-type="string" office:string-value="&quot;デコイチラシ&quot;" calcext:value-type="string">
            <text:p>"デコイチラシ"</text:p>
          </table:table-cell>
          <table:table-cell table:formula="of:=COM.MICROSOFT.CONCAT(&quot;{&quot;;[.$H$1]; &quot;: &quot;; [.H81]; &quot;,&quot;; [.$I$1]; &quot;: &quot;; [.I81]; &quot;,&quot;; [.$J$1]; &quot;: &quot;; [.J81]; &quot;}&quot;)" office:value-type="string" office:string-value="{&quot;main&quot;: &quot;デュアルスイーパーカスタム&quot;,&quot;sub&quot;: &quot;ジャンプビーコン&quot;,&quot;sp&quot;: &quot;デコイチラシ&quot;}" calcext:value-type="string">
            <text:p>{"main": "デュアルスイーパーカスタム","sub": "ジャンプビーコン","sp": "デコイチラシ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ウルトラショット</text:p>
          </table:table-cell>
          <table:table-cell office:value-type="string" calcext:value-type="string">
            <text:p>`=A241</text:p>
          </table:table-cell>
          <table:table-cell office:value-type="string" calcext:value-type="string">
            <text:p>`=A242</text:p>
          </table:table-cell>
          <table:table-cell office:value-type="string" calcext:value-type="string">
            <text:p>`=A243</text:p>
          </table:table-cell>
          <table:table-cell table:formula="of:=[.A242]" office:value-type="string" office:string-value="クアッドホッパーブラック" calcext:value-type="string">
            <text:p>クアッドホッパーブラック</text:p>
          </table:table-cell>
          <table:table-cell table:formula="of:=[.A243]" office:value-type="string" office:string-value="ロボットボム" calcext:value-type="string">
            <text:p>ロボットボム</text:p>
          </table:table-cell>
          <table:table-cell table:formula="of:=[.A244]" office:value-type="string" office:string-value="サメライド" calcext:value-type="string">
            <text:p>サメライド</text:p>
          </table:table-cell>
          <table:table-cell table:style-name="ce4" table:formula="of:=COM.MICROSOFT.CONCAT(&quot;&quot;&quot;&quot;;[.E82];&quot;&quot;&quot;&quot;)" office:value-type="string" office:string-value="&quot;クアッドホッパーブラック&quot;" calcext:value-type="string">
            <text:p>"クアッドホッパーブラック"</text:p>
          </table:table-cell>
          <table:table-cell table:style-name="ce4" table:formula="of:=COM.MICROSOFT.CONCAT(&quot;&quot;&quot;&quot;;[.F82];&quot;&quot;&quot;&quot;)" office:value-type="string" office:string-value="&quot;ロボットボム&quot;" calcext:value-type="string">
            <text:p>"ロボットボム"</text:p>
          </table:table-cell>
          <table:table-cell table:style-name="ce4" table:formula="of:=COM.MICROSOFT.CONCAT(&quot;&quot;&quot;&quot;;[.G82];&quot;&quot;&quot;&quot;)" office:value-type="string" office:string-value="&quot;サメライド&quot;" calcext:value-type="string">
            <text:p>"サメライド"</text:p>
          </table:table-cell>
          <table:table-cell table:formula="of:=COM.MICROSOFT.CONCAT(&quot;{&quot;;[.$H$1]; &quot;: &quot;; [.H82]; &quot;,&quot;; [.$I$1]; &quot;: &quot;; [.I82]; &quot;,&quot;; [.$J$1]; &quot;: &quot;; [.J82]; &quot;}&quot;)" office:value-type="string" office:string-value="{&quot;main&quot;: &quot;クアッドホッパーブラック&quot;,&quot;sub&quot;: &quot;ロボットボム&quot;,&quot;sp&quot;: &quot;サメライド&quot;}" calcext:value-type="string">
            <text:p>{"main": "クアッドホッパーブラック","sub": "ロボットボム","sp": "サメライド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クラッシュブラスターネオ</text:p>
          </table:table-cell>
          <table:table-cell office:value-type="string" calcext:value-type="string">
            <text:p>`=A244</text:p>
          </table:table-cell>
          <table:table-cell office:value-type="string" calcext:value-type="string">
            <text:p>`=A245</text:p>
          </table:table-cell>
          <table:table-cell office:value-type="string" calcext:value-type="string">
            <text:p>`=A246</text:p>
          </table:table-cell>
          <table:table-cell table:formula="of:=[.A245]" office:value-type="string" office:string-value="クアッドホッパーホワイト" calcext:value-type="string">
            <text:p>クアッドホッパーホワイト</text:p>
          </table:table-cell>
          <table:table-cell table:formula="of:=[.A246]" office:value-type="string" office:string-value="スプリンクラー" calcext:value-type="string">
            <text:p>スプリンクラー</text:p>
          </table:table-cell>
          <table:table-cell table:formula="of:=[.A247]" office:value-type="string" office:string-value="ショクワンダー" calcext:value-type="string">
            <text:p>ショクワンダー</text:p>
          </table:table-cell>
          <table:table-cell table:style-name="ce4" table:formula="of:=COM.MICROSOFT.CONCAT(&quot;&quot;&quot;&quot;;[.E83];&quot;&quot;&quot;&quot;)" office:value-type="string" office:string-value="&quot;クアッドホッパーホワイト&quot;" calcext:value-type="string">
            <text:p>"クアッドホッパーホワイト"</text:p>
          </table:table-cell>
          <table:table-cell table:style-name="ce4" table:formula="of:=COM.MICROSOFT.CONCAT(&quot;&quot;&quot;&quot;;[.F83];&quot;&quot;&quot;&quot;)" office:value-type="string" office:string-value="&quot;スプリンクラー&quot;" calcext:value-type="string">
            <text:p>"スプリンクラー"</text:p>
          </table:table-cell>
          <table:table-cell table:style-name="ce4" table:formula="of:=COM.MICROSOFT.CONCAT(&quot;&quot;&quot;&quot;;[.G83];&quot;&quot;&quot;&quot;)" office:value-type="string" office:string-value="&quot;ショクワンダー&quot;" calcext:value-type="string">
            <text:p>"ショクワンダー"</text:p>
          </table:table-cell>
          <table:table-cell table:formula="of:=COM.MICROSOFT.CONCAT(&quot;{&quot;;[.$H$1]; &quot;: &quot;; [.H83]; &quot;,&quot;; [.$I$1]; &quot;: &quot;; [.I83]; &quot;,&quot;; [.$J$1]; &quot;: &quot;; [.J83]; &quot;}&quot;)" office:value-type="string" office:string-value="{&quot;main&quot;: &quot;クアッドホッパーホワイト&quot;,&quot;sub&quot;: &quot;スプリンクラー&quot;,&quot;sp&quot;: &quot;ショクワンダー&quot;}" calcext:value-type="string">
            <text:p>{"main": "クアッドホッパーホワイト","sub": "スプリンクラー","sp": "ショクワンダー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カーリングボム</text:p>
          </table:table-cell>
          <table:table-cell office:value-type="string" calcext:value-type="string">
            <text:p>`=A247</text:p>
          </table:table-cell>
          <table:table-cell office:value-type="string" calcext:value-type="string">
            <text:p>`=A248</text:p>
          </table:table-cell>
          <table:table-cell office:value-type="string" calcext:value-type="string">
            <text:p>`=A249</text:p>
          </table:table-cell>
          <table:table-cell table:formula="of:=[.A248]" office:value-type="string" office:string-value="パラシェルター" calcext:value-type="string">
            <text:p>パラシェルター</text:p>
          </table:table-cell>
          <table:table-cell table:formula="of:=[.A249]" office:value-type="string" office:string-value="スプリンクラー" calcext:value-type="string">
            <text:p>スプリンクラー</text:p>
          </table:table-cell>
          <table:table-cell table:formula="of:=[.A250]" office:value-type="string" office:string-value="トリプルトルネード" calcext:value-type="string">
            <text:p>トリプルトルネード</text:p>
          </table:table-cell>
          <table:table-cell table:style-name="ce4" table:formula="of:=COM.MICROSOFT.CONCAT(&quot;&quot;&quot;&quot;;[.E84];&quot;&quot;&quot;&quot;)" office:value-type="string" office:string-value="&quot;パラシェルター&quot;" calcext:value-type="string">
            <text:p>"パラシェルター"</text:p>
          </table:table-cell>
          <table:table-cell table:style-name="ce4" table:formula="of:=COM.MICROSOFT.CONCAT(&quot;&quot;&quot;&quot;;[.F84];&quot;&quot;&quot;&quot;)" office:value-type="string" office:string-value="&quot;スプリンクラー&quot;" calcext:value-type="string">
            <text:p>"スプリンクラー"</text:p>
          </table:table-cell>
          <table:table-cell table:style-name="ce4" table:formula="of:=COM.MICROSOFT.CONCAT(&quot;&quot;&quot;&quot;;[.G84];&quot;&quot;&quot;&quot;)" office:value-type="string" office:string-value="&quot;トリプルトルネード&quot;" calcext:value-type="string">
            <text:p>"トリプルトルネード"</text:p>
          </table:table-cell>
          <table:table-cell table:formula="of:=COM.MICROSOFT.CONCAT(&quot;{&quot;;[.$H$1]; &quot;: &quot;; [.H84]; &quot;,&quot;; [.$I$1]; &quot;: &quot;; [.I84]; &quot;,&quot;; [.$J$1]; &quot;: &quot;; [.J84]; &quot;}&quot;)" office:value-type="string" office:string-value="{&quot;main&quot;: &quot;パラシェルター&quot;,&quot;sub&quot;: &quot;スプリンクラー&quot;,&quot;sp&quot;: &quot;トリプルトルネード&quot;}" calcext:value-type="string">
            <text:p>{"main": "パラシェルター","sub": "スプリンクラー","sp": "トリプルトルネード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デコイチラシ</text:p>
          </table:table-cell>
          <table:table-cell office:value-type="string" calcext:value-type="string">
            <text:p>`=A250</text:p>
          </table:table-cell>
          <table:table-cell office:value-type="string" calcext:value-type="string">
            <text:p>`=A251</text:p>
          </table:table-cell>
          <table:table-cell office:value-type="string" calcext:value-type="string">
            <text:p>`=A252</text:p>
          </table:table-cell>
          <table:table-cell table:formula="of:=[.A251]" office:value-type="string" office:string-value="キャンピングシェルター" calcext:value-type="string">
            <text:p>キャンピングシェルター</text:p>
          </table:table-cell>
          <table:table-cell table:formula="of:=[.A252]" office:value-type="string" office:string-value="ジャンプビーコン" calcext:value-type="string">
            <text:p>ジャンプビーコン</text:p>
          </table:table-cell>
          <table:table-cell table:formula="of:=[.A253]" office:value-type="string" office:string-value="キューインキ" calcext:value-type="string">
            <text:p>キューインキ</text:p>
          </table:table-cell>
          <table:table-cell table:style-name="ce4" table:formula="of:=COM.MICROSOFT.CONCAT(&quot;&quot;&quot;&quot;;[.E85];&quot;&quot;&quot;&quot;)" office:value-type="string" office:string-value="&quot;キャンピングシェルター&quot;" calcext:value-type="string">
            <text:p>"キャンピングシェルター"</text:p>
          </table:table-cell>
          <table:table-cell table:style-name="ce4" table:formula="of:=COM.MICROSOFT.CONCAT(&quot;&quot;&quot;&quot;;[.F85];&quot;&quot;&quot;&quot;)" office:value-type="string" office:string-value="&quot;ジャンプビーコン&quot;" calcext:value-type="string">
            <text:p>"ジャンプビーコン"</text:p>
          </table:table-cell>
          <table:table-cell table:style-name="ce4" table:formula="of:=COM.MICROSOFT.CONCAT(&quot;&quot;&quot;&quot;;[.G85];&quot;&quot;&quot;&quot;)" office:value-type="string" office:string-value="&quot;キューインキ&quot;" calcext:value-type="string">
            <text:p>"キューインキ"</text:p>
          </table:table-cell>
          <table:table-cell table:formula="of:=COM.MICROSOFT.CONCAT(&quot;{&quot;;[.$H$1]; &quot;: &quot;; [.H85]; &quot;,&quot;; [.$I$1]; &quot;: &quot;; [.I85]; &quot;,&quot;; [.$J$1]; &quot;: &quot;; [.J85]; &quot;}&quot;)" office:value-type="string" office:string-value="{&quot;main&quot;: &quot;キャンピングシェルター&quot;,&quot;sub&quot;: &quot;ジャンプビーコン&quot;,&quot;sp&quot;: &quot;キューインキ&quot;}" calcext:value-type="string">
            <text:p>{"main": "キャンピングシェルター","sub": "ジャンプビーコン","sp": "キューインキ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ラピッドブラスター</text:p>
          </table:table-cell>
          <table:table-cell office:value-type="string" calcext:value-type="string">
            <text:p>`=A253</text:p>
          </table:table-cell>
          <table:table-cell office:value-type="string" calcext:value-type="string">
            <text:p>`=A254</text:p>
          </table:table-cell>
          <table:table-cell office:value-type="string" calcext:value-type="string">
            <text:p>`=A255</text:p>
          </table:table-cell>
          <table:table-cell table:formula="of:=[.A254]" office:value-type="string" office:string-value="キャンピングシェルターソレーラ" calcext:value-type="string">
            <text:p>キャンピングシェルターソレーラ</text:p>
          </table:table-cell>
          <table:table-cell table:formula="of:=[.A255]" office:value-type="string" office:string-value="トラップ" calcext:value-type="string">
            <text:p>トラップ</text:p>
          </table:table-cell>
          <table:table-cell table:formula="of:=[.A256]" office:value-type="string" office:string-value="ウルトラショット" calcext:value-type="string">
            <text:p>ウルトラショット</text:p>
          </table:table-cell>
          <table:table-cell table:style-name="ce4" table:formula="of:=COM.MICROSOFT.CONCAT(&quot;&quot;&quot;&quot;;[.E86];&quot;&quot;&quot;&quot;)" office:value-type="string" office:string-value="&quot;キャンピングシェルターソレーラ&quot;" calcext:value-type="string">
            <text:p>"キャンピングシェルターソレーラ"</text:p>
          </table:table-cell>
          <table:table-cell table:style-name="ce4" table:formula="of:=COM.MICROSOFT.CONCAT(&quot;&quot;&quot;&quot;;[.F86];&quot;&quot;&quot;&quot;)" office:value-type="string" office:string-value="&quot;トラップ&quot;" calcext:value-type="string">
            <text:p>"トラップ"</text:p>
          </table:table-cell>
          <table:table-cell table:style-name="ce4" table:formula="of:=COM.MICROSOFT.CONCAT(&quot;&quot;&quot;&quot;;[.G86];&quot;&quot;&quot;&quot;)" office:value-type="string" office:string-value="&quot;ウルトラショット&quot;" calcext:value-type="string">
            <text:p>"ウルトラショット"</text:p>
          </table:table-cell>
          <table:table-cell table:formula="of:=COM.MICROSOFT.CONCAT(&quot;{&quot;;[.$H$1]; &quot;: &quot;; [.H86]; &quot;,&quot;; [.$I$1]; &quot;: &quot;; [.I86]; &quot;,&quot;; [.$J$1]; &quot;: &quot;; [.J86]; &quot;}&quot;)" office:value-type="string" office:string-value="{&quot;main&quot;: &quot;キャンピングシェルターソレーラ&quot;,&quot;sub&quot;: &quot;トラップ&quot;,&quot;sp&quot;: &quot;ウルトラショット&quot;}" calcext:value-type="string">
            <text:p>{"main": "キャンピングシェルターソレーラ","sub": "トラップ","sp": "ウルトラショット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トラップ</text:p>
          </table:table-cell>
          <table:table-cell office:value-type="string" calcext:value-type="string">
            <text:p>`=A256</text:p>
          </table:table-cell>
          <table:table-cell office:value-type="string" calcext:value-type="string">
            <text:p>`=A257</text:p>
          </table:table-cell>
          <table:table-cell office:value-type="string" calcext:value-type="string">
            <text:p>`=A258</text:p>
          </table:table-cell>
          <table:table-cell table:formula="of:=[.A257]" office:value-type="string" office:string-value="スパイガジェット" calcext:value-type="string">
            <text:p>スパイガジェット</text:p>
          </table:table-cell>
          <table:table-cell table:formula="of:=[.A258]" office:value-type="string" office:string-value="トラップ" calcext:value-type="string">
            <text:p>トラップ</text:p>
          </table:table-cell>
          <table:table-cell table:formula="of:=[.A259]" office:value-type="string" office:string-value="サメライド" calcext:value-type="string">
            <text:p>サメライド</text:p>
          </table:table-cell>
          <table:table-cell table:style-name="ce4" table:formula="of:=COM.MICROSOFT.CONCAT(&quot;&quot;&quot;&quot;;[.E87];&quot;&quot;&quot;&quot;)" office:value-type="string" office:string-value="&quot;スパイガジェット&quot;" calcext:value-type="string">
            <text:p>"スパイガジェット"</text:p>
          </table:table-cell>
          <table:table-cell table:style-name="ce4" table:formula="of:=COM.MICROSOFT.CONCAT(&quot;&quot;&quot;&quot;;[.F87];&quot;&quot;&quot;&quot;)" office:value-type="string" office:string-value="&quot;トラップ&quot;" calcext:value-type="string">
            <text:p>"トラップ"</text:p>
          </table:table-cell>
          <table:table-cell table:style-name="ce4" table:formula="of:=COM.MICROSOFT.CONCAT(&quot;&quot;&quot;&quot;;[.G87];&quot;&quot;&quot;&quot;)" office:value-type="string" office:string-value="&quot;サメライド&quot;" calcext:value-type="string">
            <text:p>"サメライド"</text:p>
          </table:table-cell>
          <table:table-cell table:formula="of:=COM.MICROSOFT.CONCAT(&quot;{&quot;;[.$H$1]; &quot;: &quot;; [.H87]; &quot;,&quot;; [.$I$1]; &quot;: &quot;; [.I87]; &quot;,&quot;; [.$J$1]; &quot;: &quot;; [.J87]; &quot;}&quot;)" office:value-type="string" office:string-value="{&quot;main&quot;: &quot;スパイガジェット&quot;,&quot;sub&quot;: &quot;トラップ&quot;,&quot;sp&quot;: &quot;サメライド&quot;}" calcext:value-type="string">
            <text:p>{"main": "スパイガジェット","sub": "トラップ","sp": "サメライド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トリプルトルネード</text:p>
          </table:table-cell>
          <table:table-cell office:value-type="string" calcext:value-type="string">
            <text:p>`=A259</text:p>
          </table:table-cell>
          <table:table-cell office:value-type="string" calcext:value-type="string">
            <text:p>`=A260</text:p>
          </table:table-cell>
          <table:table-cell office:value-type="string" calcext:value-type="string">
            <text:p>`=A261</text:p>
          </table:table-cell>
          <table:table-cell table:formula="of:=[.A260]" office:value-type="string" office:string-value="トライストリンガー" calcext:value-type="string">
            <text:p>トライストリンガー</text:p>
          </table:table-cell>
          <table:table-cell table:formula="of:=[.A261]" office:value-type="string" office:string-value="ポイズンミスト" calcext:value-type="string">
            <text:p>ポイズンミスト</text:p>
          </table:table-cell>
          <table:table-cell table:formula="of:=[.A262]" office:value-type="string" office:string-value="メガホンレーザー5.1ch" calcext:value-type="string">
            <text:p>メガホンレーザー5.1ch</text:p>
          </table:table-cell>
          <table:table-cell table:style-name="ce4" table:formula="of:=COM.MICROSOFT.CONCAT(&quot;&quot;&quot;&quot;;[.E88];&quot;&quot;&quot;&quot;)" office:value-type="string" office:string-value="&quot;トライストリンガー&quot;" calcext:value-type="string">
            <text:p>"トライストリンガー"</text:p>
          </table:table-cell>
          <table:table-cell table:style-name="ce4" table:formula="of:=COM.MICROSOFT.CONCAT(&quot;&quot;&quot;&quot;;[.F88];&quot;&quot;&quot;&quot;)" office:value-type="string" office:string-value="&quot;ポイズンミスト&quot;" calcext:value-type="string">
            <text:p>"ポイズンミスト"</text:p>
          </table:table-cell>
          <table:table-cell table:style-name="ce4" table:formula="of:=COM.MICROSOFT.CONCAT(&quot;&quot;&quot;&quot;;[.G88];&quot;&quot;&quot;&quot;)" office:value-type="string" office:string-value="&quot;メガホンレーザー5.1ch&quot;" calcext:value-type="string">
            <text:p>"メガホンレーザー5.1ch"</text:p>
          </table:table-cell>
          <table:table-cell table:formula="of:=COM.MICROSOFT.CONCAT(&quot;{&quot;;[.$H$1]; &quot;: &quot;; [.H88]; &quot;,&quot;; [.$I$1]; &quot;: &quot;; [.I88]; &quot;,&quot;; [.$J$1]; &quot;: &quot;; [.J88]; &quot;}&quot;)" office:value-type="string" office:string-value="{&quot;main&quot;: &quot;トライストリンガー&quot;,&quot;sub&quot;: &quot;ポイズンミスト&quot;,&quot;sp&quot;: &quot;メガホンレーザー5.1ch&quot;}" calcext:value-type="string">
            <text:p>{"main": "トライストリンガー","sub": "ポイズンミスト","sp": "メガホンレーザー5.1ch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ラピッドブラスターデコ</text:p>
          </table:table-cell>
          <table:table-cell office:value-type="string" calcext:value-type="string">
            <text:p>`=A262</text:p>
          </table:table-cell>
          <table:table-cell office:value-type="string" calcext:value-type="string">
            <text:p>`=A263</text:p>
          </table:table-cell>
          <table:table-cell office:value-type="string" calcext:value-type="string">
            <text:p>`=A264</text:p>
          </table:table-cell>
          <table:table-cell table:formula="of:=[.A263]" office:value-type="string" office:string-value="LACT-450" calcext:value-type="string">
            <text:p>LACT-450</text:p>
          </table:table-cell>
          <table:table-cell table:formula="of:=[.A264]" office:value-type="string" office:string-value="カーリングボム" calcext:value-type="string">
            <text:p>カーリングボム</text:p>
          </table:table-cell>
          <table:table-cell table:formula="of:=[.A265]" office:value-type="string" office:string-value="マルチミサイル" calcext:value-type="string">
            <text:p>マルチミサイル</text:p>
          </table:table-cell>
          <table:table-cell table:style-name="ce4" table:formula="of:=COM.MICROSOFT.CONCAT(&quot;&quot;&quot;&quot;;[.E89];&quot;&quot;&quot;&quot;)" office:value-type="string" office:string-value="&quot;LACT-450&quot;" calcext:value-type="string">
            <text:p>"LACT-450"</text:p>
          </table:table-cell>
          <table:table-cell table:style-name="ce4" table:formula="of:=COM.MICROSOFT.CONCAT(&quot;&quot;&quot;&quot;;[.F89];&quot;&quot;&quot;&quot;)" office:value-type="string" office:string-value="&quot;カーリングボム&quot;" calcext:value-type="string">
            <text:p>"カーリングボム"</text:p>
          </table:table-cell>
          <table:table-cell table:style-name="ce4" table:formula="of:=COM.MICROSOFT.CONCAT(&quot;&quot;&quot;&quot;;[.G89];&quot;&quot;&quot;&quot;)" office:value-type="string" office:string-value="&quot;マルチミサイル&quot;" calcext:value-type="string">
            <text:p>"マルチミサイル"</text:p>
          </table:table-cell>
          <table:table-cell table:formula="of:=COM.MICROSOFT.CONCAT(&quot;{&quot;;[.$H$1]; &quot;: &quot;; [.H89]; &quot;,&quot;; [.$I$1]; &quot;: &quot;; [.I89]; &quot;,&quot;; [.$J$1]; &quot;: &quot;; [.J89]; &quot;}&quot;)" office:value-type="string" office:string-value="{&quot;main&quot;: &quot;LACT-450&quot;,&quot;sub&quot;: &quot;カーリングボム&quot;,&quot;sp&quot;: &quot;マルチミサイル&quot;}" calcext:value-type="string">
            <text:p>{"main": "LACT-450","sub": "カーリングボム","sp": "マルチミサイル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トーピード</text:p>
          </table:table-cell>
          <table:table-cell office:value-type="string" calcext:value-type="string">
            <text:p>`=A265</text:p>
          </table:table-cell>
          <table:table-cell office:value-type="string" calcext:value-type="string">
            <text:p>`=A266</text:p>
          </table:table-cell>
          <table:table-cell office:value-type="string" calcext:value-type="string">
            <text:p>`=A267</text:p>
          </table:table-cell>
          <table:table-cell table:formula="of:=[.A266]" office:value-type="string" office:string-value="ジムワイパー" calcext:value-type="string">
            <text:p>ジムワイパー</text:p>
          </table:table-cell>
          <table:table-cell table:formula="of:=[.A267]" office:value-type="string" office:string-value="クイックボム" calcext:value-type="string">
            <text:p>クイックボム</text:p>
          </table:table-cell>
          <table:table-cell table:formula="of:=[.A268]" office:value-type="string" office:string-value="ショクワンダー" calcext:value-type="string">
            <text:p>ショクワンダー</text:p>
          </table:table-cell>
          <table:table-cell table:style-name="ce4" table:formula="of:=COM.MICROSOFT.CONCAT(&quot;&quot;&quot;&quot;;[.E90];&quot;&quot;&quot;&quot;)" office:value-type="string" office:string-value="&quot;ジムワイパー&quot;" calcext:value-type="string">
            <text:p>"ジムワイパー"</text:p>
          </table:table-cell>
          <table:table-cell table:style-name="ce4" table:formula="of:=COM.MICROSOFT.CONCAT(&quot;&quot;&quot;&quot;;[.F90];&quot;&quot;&quot;&quot;)" office:value-type="string" office:string-value="&quot;クイックボム&quot;" calcext:value-type="string">
            <text:p>"クイックボム"</text:p>
          </table:table-cell>
          <table:table-cell table:style-name="ce4" table:formula="of:=COM.MICROSOFT.CONCAT(&quot;&quot;&quot;&quot;;[.G90];&quot;&quot;&quot;&quot;)" office:value-type="string" office:string-value="&quot;ショクワンダー&quot;" calcext:value-type="string">
            <text:p>"ショクワンダー"</text:p>
          </table:table-cell>
          <table:table-cell table:formula="of:=COM.MICROSOFT.CONCAT(&quot;{&quot;;[.$H$1]; &quot;: &quot;; [.H90]; &quot;,&quot;; [.$I$1]; &quot;: &quot;; [.I90]; &quot;,&quot;; [.$J$1]; &quot;: &quot;; [.J90]; &quot;}&quot;)" office:value-type="string" office:string-value="{&quot;main&quot;: &quot;ジムワイパー&quot;,&quot;sub&quot;: &quot;クイックボム&quot;,&quot;sp&quot;: &quot;ショクワンダー&quot;}" calcext:value-type="string">
            <text:p>{"main": "ジムワイパー","sub": "クイックボム","sp": "ショクワンダー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ジェットパック</text:p>
          </table:table-cell>
          <table:table-cell office:value-type="string" calcext:value-type="string">
            <text:p>`=A268</text:p>
          </table:table-cell>
          <table:table-cell office:value-type="string" calcext:value-type="string">
            <text:p>`=A269</text:p>
          </table:table-cell>
          <table:table-cell office:value-type="string" calcext:value-type="string">
            <text:p>`=A270</text:p>
          </table:table-cell>
          <table:table-cell table:formula="of:=[.A269]" office:value-type="string" office:string-value="ドライブワイパー" calcext:value-type="string">
            <text:p>ドライブワイパー</text:p>
          </table:table-cell>
          <table:table-cell table:formula="of:=[.A270]" office:value-type="string" office:string-value="トーピード" calcext:value-type="string">
            <text:p>トーピード</text:p>
          </table:table-cell>
          <table:table-cell table:formula="of:=[.A271]" office:value-type="string" office:string-value="ウルトラハンコ" calcext:value-type="string">
            <text:p>ウルトラハンコ</text:p>
          </table:table-cell>
          <table:table-cell table:style-name="ce4" table:formula="of:=COM.MICROSOFT.CONCAT(&quot;&quot;&quot;&quot;;[.E91];&quot;&quot;&quot;&quot;)" office:value-type="string" office:string-value="&quot;ドライブワイパー&quot;" calcext:value-type="string">
            <text:p>"ドライブワイパー"</text:p>
          </table:table-cell>
          <table:table-cell table:style-name="ce4" table:formula="of:=COM.MICROSOFT.CONCAT(&quot;&quot;&quot;&quot;;[.F91];&quot;&quot;&quot;&quot;)" office:value-type="string" office:string-value="&quot;トーピード&quot;" calcext:value-type="string">
            <text:p>"トーピード"</text:p>
          </table:table-cell>
          <table:table-cell table:style-name="ce4" table:formula="of:=COM.MICROSOFT.CONCAT(&quot;&quot;&quot;&quot;;[.G91];&quot;&quot;&quot;&quot;)" office:value-type="string" office:string-value="&quot;ウルトラハンコ&quot;" calcext:value-type="string">
            <text:p>"ウルトラハンコ"</text:p>
          </table:table-cell>
          <table:table-cell table:formula="of:=COM.MICROSOFT.CONCAT(&quot;{&quot;;[.$H$1]; &quot;: &quot;; [.H91]; &quot;,&quot;; [.$I$1]; &quot;: &quot;; [.I91]; &quot;,&quot;; [.$J$1]; &quot;: &quot;; [.J91]; &quot;}&quot;)" office:value-type="string" office:string-value="{&quot;main&quot;: &quot;ドライブワイパー&quot;,&quot;sub&quot;: &quot;トーピード&quot;,&quot;sp&quot;: &quot;ウルトラハンコ&quot;}" calcext:value-type="string">
            <text:p>{"main": "ドライブワイパー","sub": "トーピード","sp": "ウルトラハンコ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Rブラスターエリート</text:p>
          </table:table-cell>
          <table:table-cell office:value-type="string" calcext:value-type="string">
            <text:p>`=A271</text:p>
          </table:table-cell>
          <table:table-cell office:value-type="string" calcext:value-type="string">
            <text:p>`=A272</text:p>
          </table:table-cell>
          <table:table-cell office:value-type="string" calcext:value-type="string">
            <text:p>`=A273</text:p>
          </table:table-cell>
          <table:table-cell table:formula="of:=[.A272]" office:value-type="string" office:string-value="ドライブワイパーデコ" calcext:value-type="string">
            <text:p>ドライブワイパーデコ</text:p>
          </table:table-cell>
          <table:table-cell table:formula="of:=[.A273]" office:value-type="string" office:string-value="ジャンプビーコン" calcext:value-type="string">
            <text:p>ジャンプビーコン</text:p>
          </table:table-cell>
          <table:table-cell table:formula="of:=[.A274]" office:value-type="string" office:string-value="マルチミサイル" calcext:value-type="string">
            <text:p>マルチミサイル</text:p>
          </table:table-cell>
          <table:table-cell table:style-name="ce4" table:formula="of:=COM.MICROSOFT.CONCAT(&quot;&quot;&quot;&quot;;[.E92];&quot;&quot;&quot;&quot;)" office:value-type="string" office:string-value="&quot;ドライブワイパーデコ&quot;" calcext:value-type="string">
            <text:p>"ドライブワイパーデコ"</text:p>
          </table:table-cell>
          <table:table-cell table:style-name="ce4" table:formula="of:=COM.MICROSOFT.CONCAT(&quot;&quot;&quot;&quot;;[.F92];&quot;&quot;&quot;&quot;)" office:value-type="string" office:string-value="&quot;ジャンプビーコン&quot;" calcext:value-type="string">
            <text:p>"ジャンプビーコン"</text:p>
          </table:table-cell>
          <table:table-cell table:style-name="ce4" table:formula="of:=COM.MICROSOFT.CONCAT(&quot;&quot;&quot;&quot;;[.G92];&quot;&quot;&quot;&quot;)" office:value-type="string" office:string-value="&quot;マルチミサイル&quot;" calcext:value-type="string">
            <text:p>"マルチミサイル"</text:p>
          </table:table-cell>
          <table:table-cell table:formula="of:=COM.MICROSOFT.CONCAT(&quot;{&quot;;[.$H$1]; &quot;: &quot;; [.H92]; &quot;,&quot;; [.$I$1]; &quot;: &quot;; [.I92]; &quot;,&quot;; [.$J$1]; &quot;: &quot;; [.J92]; &quot;}&quot;)" office:value-type="string" office:string-value="{&quot;main&quot;: &quot;ドライブワイパーデコ&quot;,&quot;sub&quot;: &quot;ジャンプビーコン&quot;,&quot;sp&quot;: &quot;マルチミサイル&quot;}" calcext:value-type="string">
            <text:p>{"main": "ドライブワイパーデコ","sub": "ジャンプビーコン","sp": "マルチミサイル"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ポイズンミスト</text:p>
          </table:table-cell>
          <table:table-cell office:value-type="string" calcext:value-type="string">
            <text:p>`=A274</text:p>
          </table:table-cell>
          <table:table-cell office:value-type="string" calcext:value-type="string">
            <text:p>`=A275</text:p>
          </table:table-cell>
          <table:table-cell office:value-type="string" calcext:value-type="string">
            <text:p>`=A276</text:p>
          </table:table-cell>
          <table:table-cell table:formula="of:=[.A275]" office:value-type="float" office:value="0" calcext:value-type="float">
            <text:p>0</text:p>
          </table:table-cell>
          <table:table-cell table:formula="of:=[.A276]" office:value-type="float" office:value="0" calcext:value-type="float">
            <text:p>0</text:p>
          </table:table-cell>
          <table:table-cell table:formula="of:=[.A277]" office:value-type="float" office:value="0" calcext:value-type="float">
            <text:p>0</text:p>
          </table:table-cell>
          <table:table-cell table:style-name="ce4" table:formula="of:=COM.MICROSOFT.CONCAT(&quot;&quot;&quot;&quot;;[.E93];&quot;&quot;&quot;&quot;)" office:value-type="string" office:string-value="&quot;&quot;" calcext:value-type="string">
            <text:p>""</text:p>
          </table:table-cell>
          <table:table-cell table:style-name="ce4" table:formula="of:=COM.MICROSOFT.CONCAT(&quot;&quot;&quot;&quot;;[.F93];&quot;&quot;&quot;&quot;)" office:value-type="string" office:string-value="&quot;&quot;" calcext:value-type="string">
            <text:p>""</text:p>
          </table:table-cell>
          <table:table-cell table:style-name="ce4" table:formula="of:=COM.MICROSOFT.CONCAT(&quot;&quot;&quot;&quot;;[.G93];&quot;&quot;&quot;&quot;)" office:value-type="string" office:string-value="&quot;&quot;" calcext:value-type="string">
            <text:p>""</text:p>
          </table:table-cell>
          <table:table-cell table:formula="of:=COM.MICROSOFT.CONCAT(&quot;{&quot;;[.$H$1]; &quot;: &quot;; [.H93]; &quot;,&quot;; [.$I$1]; &quot;: &quot;; [.I93]; &quot;,&quot;; [.$J$1]; &quot;: &quot;; [.J93]; &quot;}&quot;)" office:value-type="string" office:string-value="{&quot;main&quot;: &quot;&quot;,&quot;sub&quot;: &quot;&quot;,&quot;sp&quot;: &quot;&quot;}" calcext:value-type="string">
            <text:p>{"main": "","sub": "","sp": ""}</text:p>
          </table:table-cell>
          <table:table-cell/>
        </table:table-row>
        <table:table-row table:style-name="ro2">
          <table:table-cell office:value-type="string" calcext:value-type="string">
            <text:p>キューインキ</text:p>
          </table:table-cell>
          <table:table-cell office:value-type="string" calcext:value-type="string">
            <text:p>`=A277</text:p>
          </table:table-cell>
          <table:table-cell office:value-type="string" calcext:value-type="string">
            <text:p>`=A278</text:p>
          </table:table-cell>
          <table:table-cell office:value-type="string" calcext:value-type="string">
            <text:p>`=A279</text:p>
          </table:table-cell>
          <table:table-cell table:formula="of:=[.A278]" office:value-type="float" office:value="0" calcext:value-type="float">
            <text:p>0</text:p>
          </table:table-cell>
          <table:table-cell table:formula="of:=[.A279]" office:value-type="float" office:value="0" calcext:value-type="float">
            <text:p>0</text:p>
          </table:table-cell>
          <table:table-cell table:formula="of:=[.A280]" office:value-type="float" office:value="0" calcext:value-type="float">
            <text:p>0</text:p>
          </table:table-cell>
          <table:table-cell table:style-name="ce4" table:formula="of:=COM.MICROSOFT.CONCAT(&quot;&quot;&quot;&quot;;[.E94];&quot;&quot;&quot;&quot;)" office:value-type="string" office:string-value="&quot;&quot;" calcext:value-type="string">
            <text:p>""</text:p>
          </table:table-cell>
          <table:table-cell table:style-name="ce4" table:formula="of:=COM.MICROSOFT.CONCAT(&quot;&quot;&quot;&quot;;[.F94];&quot;&quot;&quot;&quot;)" office:value-type="string" office:string-value="&quot;&quot;" calcext:value-type="string">
            <text:p>""</text:p>
          </table:table-cell>
          <table:table-cell table:style-name="ce4" table:formula="of:=COM.MICROSOFT.CONCAT(&quot;&quot;&quot;&quot;;[.G94];&quot;&quot;&quot;&quot;)" office:value-type="string" office:string-value="&quot;&quot;" calcext:value-type="string">
            <text:p>""</text:p>
          </table:table-cell>
          <table:table-cell table:formula="of:=COM.MICROSOFT.CONCAT(&quot;{&quot;;[.$H$1]; &quot;: &quot;; [.H94]; &quot;,&quot;; [.$I$1]; &quot;: &quot;; [.I94]; &quot;,&quot;; [.$J$1]; &quot;: &quot;; [.J94]; &quot;}&quot;)" office:value-type="string" office:string-value="{&quot;main&quot;: &quot;&quot;,&quot;sub&quot;: &quot;&quot;,&quot;sp&quot;: &quot;&quot;}" calcext:value-type="string">
            <text:p>{"main": "","sub": "","sp": ""}</text:p>
          </table:table-cell>
          <table:table-cell/>
        </table:table-row>
        <table:table-row table:style-name="ro2">
          <table:table-cell office:value-type="string" calcext:value-type="string">
            <text:p>Rブラスターエリートデコ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ラインマーカ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メガホンレーザー5.1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-BLAST9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リンクラ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サメライ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3リールガン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カーリング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カニタンク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3リールガン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クイック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ウルトラハンコ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3リールガン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ポイントセンサ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エナジースタン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3リールガン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ラッシュシール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グレートバリア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ボトルガイザ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ラッシュシール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ウルトラショット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カーボンローラ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ロボット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ショクワンダ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カーボンローラーデコ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クイック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ウルトラショット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ラローラ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カーリング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グレートバリア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ラローラーコラボ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ジャンプビーコン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テイオウイカ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ダイナモローラ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リンクラ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エナジースタン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ヴァリアブルローラ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トラップ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マルチミサイル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ワイドローラ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ラッシュシール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キューインキ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ワイドローラーコラボ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ラインマーカ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アメフラシ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パブロ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ラッシュ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メガホンレーザー5.1ch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パブロ・ヒュ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トラップ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ウルトラハンコ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ホクサイ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キューバン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ショクワンダ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フィンセント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カーリング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ホップソナ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クイックリンα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ポイントセンサ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グレートバリア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ラチャージャ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ラッシュ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キューインキ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ラチャージャーコラボ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ラッシュシール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トリプルトルネー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ラスコープ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ラッシュ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キューインキ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ラスコープコラボ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ラッシュシール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トリプルトルネー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リッター4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トラップ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ホップソナ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Kスコープ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トラップ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ホップソナ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式竹筒銃・甲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ロボット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メガホンレーザー5.1ch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ソイチューバ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トーピー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マルチミサイル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-PEN/5H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リンクラ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エナジースタン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バケットスロッシャ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ラッシュ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トリプルトルネー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バケットスロッシャーデコ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ラインマーカ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ショクワンダ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ヒッセン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ポイズンミスト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ジェットパック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ヒッセン・ヒュ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タンサン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エナジースタン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クリュースロッシャ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タンサン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ナイスダマ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オーバーフロッシャ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リンクラ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アメフラシ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エクスプロッシャ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ポイントセンサ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アメフラシ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ラスピナ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クイック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ウルトラハンコ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ラスピナーコラボ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ポイズンミスト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グレートバリア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バレルスピナ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リンクラ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ホップソナ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バレルスピナーデコ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ポイントセンサ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テイオウイカ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ハイドラント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ロボット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ナイスダマ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クーゲルシュライバ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タンサン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ジェットパック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ノーチラス4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ポイントセンサ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アメフラシ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パッタリ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ジャンプビーコン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エナジースタン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パッタリー・ヒュ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トーピー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サメライ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ラマニューバ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キューバン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カニタンク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ケルビン52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ラッシュシール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ナイスダマ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デュアルスイーパ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ラッシュ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ホップソナ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デュアルスイーパーカスタ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ジャンプビーコン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デコイチラシ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クアッドホッパーブラック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ロボット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サメライ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クアッドホッパーホワイト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リンクラ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ショクワンダ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パラシェルタ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プリンクラ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トリプルトルネー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キャンピングシェルタ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ジャンプビーコン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キューインキ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キャンピングシェルターソレーラ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トラップ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ウルトラショット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スパイガジェット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トラップ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サメライ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トライストリンガ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ポイズンミスト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メガホンレーザー5.1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CT-45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カーリング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マルチミサイル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ジムワイパ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クイックボム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ショクワンダ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ドライブワイパー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トーピード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ウルトラハンコ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ドライブワイパーデコ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ジャンプビーコン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マルチミサイル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2:Sheet1.A27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00/00/00</text:date>, <text:time style:data-style-name="N2" text:time-value="22:57:33.1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5.2$Windows_X86_64 LibreOffice_project/64390860c6cd0aca4beafafcfd84613dd9dfb63a</meta:generator>
    <dc:date>2023-07-25T23:15:50.974000000</dc:date>
    <meta:editing-duration>PT18M59S</meta:editing-duration>
    <meta:editing-cycles>15</meta:editing-cycles>
    <meta:document-statistic meta:table-count="1" meta:cell-count="1300" meta:object-count="0"/>
  </office:meta>
</office:document-meta>
</file>